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7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8.86pt"/>
    </style:style>
    <style:style style:name="co5" style:family="table-column">
      <style:table-column-properties fo:break-before="auto" style:column-width="64.2pt"/>
    </style:style>
    <style:style style:name="co6" style:family="table-column">
      <style:table-column-properties fo:break-before="auto" style:column-width="118.35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124.8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66ffff"/>
    </style:style>
    <style:style style:name="ce2" style:family="table-cell" style:parent-style-name="Default" style:data-style-name="N10"/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0"/>
        <table:table-column table:style-name="co3" table:number-columns-repeated="2" table:default-cell-style-name="ce10"/>
        <table:table-column table:style-name="co3" table:number-columns-repeated="999" table:default-cell-style-name="ce1"/>
        <table:table-row table:style-name="ro1">
          <table:table-cell office:value-type="string" calcext:value-type="string">
            <text:p>approximate doubling time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rate</text:p>
          </table:table-cell>
          <table:table-cell table:style-name="ce9" office:value-type="string" calcext:value-type="string">
            <text:p>rule of 72</text:p>
          </table:table-cell>
          <table:table-cell table:style-name="ce9" office:value-type="string" calcext:value-type="string">
            <text:p>exact doubling time</text:p>
          </table:table-cell>
          <table:table-cell table:style-name="ce9" office:value-type="string" calcext:value-type="string">
            <text:p>rule of 115</text:p>
          </table:table-cell>
          <table:table-cell table:style-name="ce9" office:value-type="string" calcext:value-type="string">
            <text:p>exact tripling time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r</text:p>
          </table:table-cell>
          <table:table-cell table:style-name="ce10" office:value-type="float" office:value="72" calcext:value-type="float">
            <text:p>72.0</text:p>
          </table:table-cell>
          <table:table-cell table:style-name="ce10" office:value-type="string" calcext:value-type="string">
            <text:p>ln(2)/(1+r/100)</text:p>
          </table:table-cell>
          <table:table-cell office:value-type="float" office:value="115" calcext:value-type="float">
            <text:p>115.0</text:p>
          </table:table-cell>
          <table:table-cell office:value-type="string" calcext:value-type="string">
            <text:p>ln(3)/(1+r/100)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approximate tripling time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table:formula="of:=[.S$2]/[.$R3]" office:value-type="float" office:value="72" calcext:value-type="float">
            <text:p>72.0</text:p>
          </table:table-cell>
          <table:table-cell table:style-name="ce10" table:formula="of:=LOG(2)/LOG(1+[.$R3]/100)" office:value-type="float" office:value="69.6607168935748" calcext:value-type="float">
            <text:p>69.7</text:p>
          </table:table-cell>
          <table:table-cell table:formula="of:=[.U$2]/[.$R3]" office:value-type="float" office:value="115" calcext:value-type="float">
            <text:p>115.0</text:p>
          </table:table-cell>
          <table:table-cell table:formula="of:=LOG(3)/LOG(1+[.$R3]/100)" office:value-type="float" office:value="110.409624049669" calcext:value-type="float">
            <text:p>110.4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table:style-name="ce10" table:formula="of:=[.S$2]/[.$R4]" office:value-type="float" office:value="36" calcext:value-type="float">
            <text:p>36.0</text:p>
          </table:table-cell>
          <table:table-cell table:style-name="ce10" table:formula="of:=LOG(2)/LOG(1+[.$R4]/100)" office:value-type="float" office:value="35.0027887811465" calcext:value-type="float">
            <text:p>35.0</text:p>
          </table:table-cell>
          <table:table-cell table:formula="of:=[.U$2]/[.$R4]" office:value-type="float" office:value="57.5" calcext:value-type="float">
            <text:p>57.5</text:p>
          </table:table-cell>
          <table:table-cell table:formula="of:=LOG(3)/LOG(1+[.$R4]/100)" office:value-type="float" office:value="55.4781076387804" calcext:value-type="float">
            <text:p>55.5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Down: Year n, Across: Rate r%</text:p>
          </table:table-cell>
          <table:table-cell table:style-name="ce2" office:value-type="percentage" office:value="0.01" calcext:value-type="percentage">
            <text:p>1%</text:p>
          </table:table-cell>
          <table:table-cell table:style-name="ce2" office:value-type="percentage" office:value="0.02" calcext:value-type="percentage">
            <text:p>2%</text:p>
          </table:table-cell>
          <table:table-cell table:style-name="ce2" office:value-type="percentage" office:value="0.03" calcext:value-type="percentage">
            <text:p>3%</text:p>
          </table:table-cell>
          <table:table-cell table:style-name="ce2" office:value-type="percentage" office:value="0.04" calcext:value-type="percentage">
            <text:p>4%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06" calcext:value-type="percentage">
            <text:p>6%</text:p>
          </table:table-cell>
          <table:table-cell table:style-name="ce2" office:value-type="percentage" office:value="0.07" calcext:value-type="percentage">
            <text:p>7%</text:p>
          </table:table-cell>
          <table:table-cell table:style-name="ce2" office:value-type="percentage" office:value="0.08" calcext:value-type="percentage">
            <text:p>8%</text:p>
          </table:table-cell>
          <table:table-cell table:style-name="ce2" office:value-type="percentage" office:value="0.09" calcext:value-type="percentage">
            <text:p>9%</text:p>
          </table:table-cell>
          <table:table-cell table:style-name="ce2" office:value-type="percentage" office:value="0.1" calcext:value-type="percentage">
            <text:p>10%</text:p>
          </table:table-cell>
          <table:table-cell table:style-name="ce2" office:value-type="percentage" office:value="0.11" calcext:value-type="percentage">
            <text:p>11%</text:p>
          </table:table-cell>
          <table:table-cell table:style-name="ce2" office:value-type="percentage" office:value="0.12" calcext:value-type="percentage">
            <text:p>12%</text:p>
          </table:table-cell>
          <table:table-cell table:style-name="ce2" office:value-type="percentage" office:value="0.13" calcext:value-type="percentage">
            <text:p>13%</text:p>
          </table:table-cell>
          <table:table-cell table:style-name="ce2" office:value-type="percentage" office:value="0.14" calcext:value-type="percentage">
            <text:p>14%</text:p>
          </table:table-cell>
          <table:table-cell table:style-name="ce2" office:value-type="percentage" office:value="0.15" calcext:value-type="percentage">
            <text:p>15%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table:formula="of:=[.S$2]/[.$R5]" office:value-type="float" office:value="24" calcext:value-type="float">
            <text:p>24.0</text:p>
          </table:table-cell>
          <table:table-cell table:style-name="ce10" table:formula="of:=LOG(2)/LOG(1+[.$R5]/100)" office:value-type="float" office:value="23.4497722504377" calcext:value-type="float">
            <text:p>23.4</text:p>
          </table:table-cell>
          <table:table-cell table:formula="of:=[.U$2]/[.$R5]" office:value-type="float" office:value="38.3333333333333" calcext:value-type="float">
            <text:p>38.3</text:p>
          </table:table-cell>
          <table:table-cell table:formula="of:=LOG(3)/LOG(1+[.$R5]/100)" office:value-type="float" office:value="37.1670096673954" calcext:value-type="float">
            <text:p>37.2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table:formula="of:=[.S$2]/[.$R6]" office:value-type="float" office:value="18" calcext:value-type="float">
            <text:p>18.0</text:p>
          </table:table-cell>
          <table:table-cell table:style-name="ce10" table:formula="of:=LOG(2)/LOG(1+[.$R6]/100)" office:value-type="float" office:value="17.6729876851297" calcext:value-type="float">
            <text:p>17.7</text:p>
          </table:table-cell>
          <table:table-cell table:formula="of:=[.U$2]/[.$R6]" office:value-type="float" office:value="28.75" calcext:value-type="float">
            <text:p>28.8</text:p>
          </table:table-cell>
          <table:table-cell table:formula="of:=LOG(3)/LOG(1+[.$R6]/100)" office:value-type="float" office:value="28.0110227566374" calcext:value-type="float">
            <text:p>28.0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*(1+[.B$5])" office:value-type="float" office:value="1.01" calcext:value-type="float">
            <text:p>1.01</text:p>
          </table:table-cell>
          <table:table-cell table:formula="of:=[.C6]*(1+[.C$5])" office:value-type="float" office:value="1.02" calcext:value-type="float">
            <text:p>1.02</text:p>
          </table:table-cell>
          <table:table-cell table:formula="of:=[.D6]*(1+[.D$5])" office:value-type="float" office:value="1.03" calcext:value-type="float">
            <text:p>1.03</text:p>
          </table:table-cell>
          <table:table-cell table:formula="of:=[.E6]*(1+[.E$5])" office:value-type="float" office:value="1.04" calcext:value-type="float">
            <text:p>1.04</text:p>
          </table:table-cell>
          <table:table-cell table:formula="of:=[.F6]*(1+[.F$5])" office:value-type="float" office:value="1.05" calcext:value-type="float">
            <text:p>1.05</text:p>
          </table:table-cell>
          <table:table-cell table:formula="of:=[.G6]*(1+[.G$5])" office:value-type="float" office:value="1.06" calcext:value-type="float">
            <text:p>1.06</text:p>
          </table:table-cell>
          <table:table-cell table:formula="of:=[.H6]*(1+[.H$5])" office:value-type="float" office:value="1.07" calcext:value-type="float">
            <text:p>1.07</text:p>
          </table:table-cell>
          <table:table-cell table:formula="of:=[.I6]*(1+[.I$5])" office:value-type="float" office:value="1.08" calcext:value-type="float">
            <text:p>1.08</text:p>
          </table:table-cell>
          <table:table-cell table:formula="of:=[.J6]*(1+[.J$5])" office:value-type="float" office:value="1.09" calcext:value-type="float">
            <text:p>1.09</text:p>
          </table:table-cell>
          <table:table-cell table:formula="of:=[.K6]*(1+[.K$5])" office:value-type="float" office:value="1.1" calcext:value-type="float">
            <text:p>1.1</text:p>
          </table:table-cell>
          <table:table-cell table:formula="of:=[.L6]*(1+[.L$5])" office:value-type="float" office:value="1.11" calcext:value-type="float">
            <text:p>1.11</text:p>
          </table:table-cell>
          <table:table-cell table:formula="of:=[.M6]*(1+[.M$5])" office:value-type="float" office:value="1.12" calcext:value-type="float">
            <text:p>1.12</text:p>
          </table:table-cell>
          <table:table-cell table:formula="of:=[.N6]*(1+[.N$5])" office:value-type="float" office:value="1.13" calcext:value-type="float">
            <text:p>1.13</text:p>
          </table:table-cell>
          <table:table-cell table:formula="of:=[.O6]*(1+[.O$5])" office:value-type="float" office:value="1.14" calcext:value-type="float">
            <text:p>1.14</text:p>
          </table:table-cell>
          <table:table-cell table:formula="of:=[.P6]*(1+[.P$5])" office:value-type="float" office:value="1.15" calcext:value-type="float">
            <text:p>1.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table:formula="of:=[.S$2]/[.$R7]" office:value-type="float" office:value="14.4" calcext:value-type="float">
            <text:p>14.4</text:p>
          </table:table-cell>
          <table:table-cell table:style-name="ce10" table:formula="of:=LOG(2)/LOG(1+[.$R7]/100)" office:value-type="float" office:value="14.2066990828905" calcext:value-type="float">
            <text:p>14.2</text:p>
          </table:table-cell>
          <table:table-cell table:formula="of:=[.U$2]/[.$R7]" office:value-type="float" office:value="23" calcext:value-type="float">
            <text:p>23.0</text:p>
          </table:table-cell>
          <table:table-cell table:formula="of:=LOG(3)/LOG(1+[.$R7]/100)" office:value-type="float" office:value="22.517085305411" calcext:value-type="float">
            <text:p>22.5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]*(1+[.B$5])" office:value-type="float" office:value="1.0201" calcext:value-type="float">
            <text:p>1.0201</text:p>
          </table:table-cell>
          <table:table-cell table:formula="of:=[.C7]*(1+[.C$5])" office:value-type="float" office:value="1.0404" calcext:value-type="float">
            <text:p>1.0404</text:p>
          </table:table-cell>
          <table:table-cell table:formula="of:=[.D7]*(1+[.D$5])" office:value-type="float" office:value="1.0609" calcext:value-type="float">
            <text:p>1.0609</text:p>
          </table:table-cell>
          <table:table-cell table:formula="of:=[.E7]*(1+[.E$5])" office:value-type="float" office:value="1.0816" calcext:value-type="float">
            <text:p>1.0816</text:p>
          </table:table-cell>
          <table:table-cell table:formula="of:=[.F7]*(1+[.F$5])" office:value-type="float" office:value="1.1025" calcext:value-type="float">
            <text:p>1.1025</text:p>
          </table:table-cell>
          <table:table-cell table:formula="of:=[.G7]*(1+[.G$5])" office:value-type="float" office:value="1.1236" calcext:value-type="float">
            <text:p>1.1236</text:p>
          </table:table-cell>
          <table:table-cell table:formula="of:=[.H7]*(1+[.H$5])" office:value-type="float" office:value="1.1449" calcext:value-type="float">
            <text:p>1.1449</text:p>
          </table:table-cell>
          <table:table-cell table:formula="of:=[.I7]*(1+[.I$5])" office:value-type="float" office:value="1.1664" calcext:value-type="float">
            <text:p>1.1664</text:p>
          </table:table-cell>
          <table:table-cell table:formula="of:=[.J7]*(1+[.J$5])" office:value-type="float" office:value="1.1881" calcext:value-type="float">
            <text:p>1.1881</text:p>
          </table:table-cell>
          <table:table-cell table:formula="of:=[.K7]*(1+[.K$5])" office:value-type="float" office:value="1.21" calcext:value-type="float">
            <text:p>1.21</text:p>
          </table:table-cell>
          <table:table-cell table:formula="of:=[.L7]*(1+[.L$5])" office:value-type="float" office:value="1.2321" calcext:value-type="float">
            <text:p>1.2321</text:p>
          </table:table-cell>
          <table:table-cell table:formula="of:=[.M7]*(1+[.M$5])" office:value-type="float" office:value="1.2544" calcext:value-type="float">
            <text:p>1.2544</text:p>
          </table:table-cell>
          <table:table-cell table:formula="of:=[.N7]*(1+[.N$5])" office:value-type="float" office:value="1.2769" calcext:value-type="float">
            <text:p>1.2769</text:p>
          </table:table-cell>
          <table:table-cell table:formula="of:=[.O7]*(1+[.O$5])" office:value-type="float" office:value="1.2996" calcext:value-type="float">
            <text:p>1.2996</text:p>
          </table:table-cell>
          <table:table-cell table:formula="of:=[.P7]*(1+[.P$5])" office:value-type="float" office:value="1.3225" calcext:value-type="float">
            <text:p>1.322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table:formula="of:=[.S$2]/[.$R8]" office:value-type="float" office:value="12" calcext:value-type="float">
            <text:p>12.0</text:p>
          </table:table-cell>
          <table:table-cell table:style-name="ce10" table:formula="of:=LOG(2)/LOG(1+[.$R8]/100)" office:value-type="float" office:value="11.8956610459419" calcext:value-type="float">
            <text:p>11.9</text:p>
          </table:table-cell>
          <table:table-cell table:formula="of:=[.U$2]/[.$R8]" office:value-type="float" office:value="19.1666666666667" calcext:value-type="float">
            <text:p>19.2</text:p>
          </table:table-cell>
          <table:table-cell table:formula="of:=LOG(3)/LOG(1+[.$R8]/100)" office:value-type="float" office:value="18.8541766791073" calcext:value-type="float">
            <text:p>18.9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]*(1+[.B$5])" office:value-type="float" office:value="1.030301" calcext:value-type="float">
            <text:p>1.030301</text:p>
          </table:table-cell>
          <table:table-cell table:formula="of:=[.C8]*(1+[.C$5])" office:value-type="float" office:value="1.061208" calcext:value-type="float">
            <text:p>1.061208</text:p>
          </table:table-cell>
          <table:table-cell table:formula="of:=[.D8]*(1+[.D$5])" office:value-type="float" office:value="1.092727" calcext:value-type="float">
            <text:p>1.092727</text:p>
          </table:table-cell>
          <table:table-cell table:formula="of:=[.E8]*(1+[.E$5])" office:value-type="float" office:value="1.124864" calcext:value-type="float">
            <text:p>1.124864</text:p>
          </table:table-cell>
          <table:table-cell table:formula="of:=[.F8]*(1+[.F$5])" office:value-type="float" office:value="1.157625" calcext:value-type="float">
            <text:p>1.157625</text:p>
          </table:table-cell>
          <table:table-cell table:formula="of:=[.G8]*(1+[.G$5])" office:value-type="float" office:value="1.191016" calcext:value-type="float">
            <text:p>1.191016</text:p>
          </table:table-cell>
          <table:table-cell table:formula="of:=[.H8]*(1+[.H$5])" office:value-type="float" office:value="1.225043" calcext:value-type="float">
            <text:p>1.225043</text:p>
          </table:table-cell>
          <table:table-cell table:formula="of:=[.I8]*(1+[.I$5])" office:value-type="float" office:value="1.259712" calcext:value-type="float">
            <text:p>1.259712</text:p>
          </table:table-cell>
          <table:table-cell table:formula="of:=[.J8]*(1+[.J$5])" office:value-type="float" office:value="1.295029" calcext:value-type="float">
            <text:p>1.295029</text:p>
          </table:table-cell>
          <table:table-cell table:formula="of:=[.K8]*(1+[.K$5])" office:value-type="float" office:value="1.331" calcext:value-type="float">
            <text:p>1.331</text:p>
          </table:table-cell>
          <table:table-cell table:formula="of:=[.L8]*(1+[.L$5])" office:value-type="float" office:value="1.367631" calcext:value-type="float">
            <text:p>1.367631</text:p>
          </table:table-cell>
          <table:table-cell table:formula="of:=[.M8]*(1+[.M$5])" office:value-type="float" office:value="1.404928" calcext:value-type="float">
            <text:p>1.404928</text:p>
          </table:table-cell>
          <table:table-cell table:formula="of:=[.N8]*(1+[.N$5])" office:value-type="float" office:value="1.442897" calcext:value-type="float">
            <text:p>1.442897</text:p>
          </table:table-cell>
          <table:table-cell table:formula="of:=[.O8]*(1+[.O$5])" office:value-type="float" office:value="1.481544" calcext:value-type="float">
            <text:p>1.481544</text:p>
          </table:table-cell>
          <table:table-cell table:formula="of:=[.P8]*(1+[.P$5])" office:value-type="float" office:value="1.520875" calcext:value-type="float">
            <text:p>1.52087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table:formula="of:=[.S$2]/[.$R9]" office:value-type="float" office:value="10.2857142857143" calcext:value-type="float">
            <text:p>10.3</text:p>
          </table:table-cell>
          <table:table-cell table:style-name="ce10" table:formula="of:=LOG(2)/LOG(1+[.$R9]/100)" office:value-type="float" office:value="10.2447683510587" calcext:value-type="float">
            <text:p>10.2</text:p>
          </table:table-cell>
          <table:table-cell table:formula="of:=[.U$2]/[.$R9]" office:value-type="float" office:value="16.4285714285714" calcext:value-type="float">
            <text:p>16.4</text:p>
          </table:table-cell>
          <table:table-cell table:formula="of:=LOG(3)/LOG(1+[.$R9]/100)" office:value-type="float" office:value="16.237573665003" calcext:value-type="float">
            <text:p>16.2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9]*(1+[.B$5])" office:value-type="float" office:value="1.04060401" calcext:value-type="float">
            <text:p>1.04060401</text:p>
          </table:table-cell>
          <table:table-cell table:formula="of:=[.C9]*(1+[.C$5])" office:value-type="float" office:value="1.08243216" calcext:value-type="float">
            <text:p>1.08243216</text:p>
          </table:table-cell>
          <table:table-cell table:formula="of:=[.D9]*(1+[.D$5])" office:value-type="float" office:value="1.12550881" calcext:value-type="float">
            <text:p>1.12550881</text:p>
          </table:table-cell>
          <table:table-cell table:formula="of:=[.E9]*(1+[.E$5])" office:value-type="float" office:value="1.16985856" calcext:value-type="float">
            <text:p>1.16985856</text:p>
          </table:table-cell>
          <table:table-cell table:formula="of:=[.F9]*(1+[.F$5])" office:value-type="float" office:value="1.21550625" calcext:value-type="float">
            <text:p>1.21550625</text:p>
          </table:table-cell>
          <table:table-cell table:formula="of:=[.G9]*(1+[.G$5])" office:value-type="float" office:value="1.26247696" calcext:value-type="float">
            <text:p>1.26247696</text:p>
          </table:table-cell>
          <table:table-cell table:formula="of:=[.H9]*(1+[.H$5])" office:value-type="float" office:value="1.31079601" calcext:value-type="float">
            <text:p>1.31079601</text:p>
          </table:table-cell>
          <table:table-cell table:formula="of:=[.I9]*(1+[.I$5])" office:value-type="float" office:value="1.36048896" calcext:value-type="float">
            <text:p>1.36048896</text:p>
          </table:table-cell>
          <table:table-cell table:formula="of:=[.J9]*(1+[.J$5])" office:value-type="float" office:value="1.41158161" calcext:value-type="float">
            <text:p>1.41158161</text:p>
          </table:table-cell>
          <table:table-cell table:formula="of:=[.K9]*(1+[.K$5])" office:value-type="float" office:value="1.4641" calcext:value-type="float">
            <text:p>1.4641</text:p>
          </table:table-cell>
          <table:table-cell table:formula="of:=[.L9]*(1+[.L$5])" office:value-type="float" office:value="1.51807041" calcext:value-type="float">
            <text:p>1.51807041</text:p>
          </table:table-cell>
          <table:table-cell table:formula="of:=[.M9]*(1+[.M$5])" office:value-type="float" office:value="1.57351936" calcext:value-type="float">
            <text:p>1.57351936</text:p>
          </table:table-cell>
          <table:table-cell table:formula="of:=[.N9]*(1+[.N$5])" office:value-type="float" office:value="1.63047361" calcext:value-type="float">
            <text:p>1.63047361</text:p>
          </table:table-cell>
          <table:table-cell table:formula="of:=[.O9]*(1+[.O$5])" office:value-type="float" office:value="1.68896016" calcext:value-type="float">
            <text:p>1.68896016</text:p>
          </table:table-cell>
          <table:table-cell table:style-name="ce6" table:formula="of:=[.P9]*(1+[.P$5])" office:value-type="float" office:value="1.74900625" calcext:value-type="float">
            <text:p>1.749006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table:formula="of:=[.S$2]/[.$R10]" office:value-type="float" office:value="9" calcext:value-type="float">
            <text:p>9.0</text:p>
          </table:table-cell>
          <table:table-cell table:style-name="ce10" table:formula="of:=LOG(2)/LOG(1+[.$R10]/100)" office:value-type="float" office:value="9.00646834200059" calcext:value-type="float">
            <text:p>9.0</text:p>
          </table:table-cell>
          <table:table-cell table:formula="of:=[.U$2]/[.$R10]" office:value-type="float" office:value="14.375" calcext:value-type="float">
            <text:p>14.4</text:p>
          </table:table-cell>
          <table:table-cell table:formula="of:=LOG(3)/LOG(1+[.$R10]/100)" office:value-type="float" office:value="14.2749145860032" calcext:value-type="float">
            <text:p>14.3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]*(1+[.B$5])" office:value-type="float" office:value="1.0510100501" calcext:value-type="float">
            <text:p>1.0510100501</text:p>
          </table:table-cell>
          <table:table-cell table:formula="of:=[.C10]*(1+[.C$5])" office:value-type="float" office:value="1.1040808032" calcext:value-type="float">
            <text:p>1.1040808032</text:p>
          </table:table-cell>
          <table:table-cell table:formula="of:=[.D10]*(1+[.D$5])" office:value-type="float" office:value="1.1592740743" calcext:value-type="float">
            <text:p>1.1592740743</text:p>
          </table:table-cell>
          <table:table-cell table:formula="of:=[.E10]*(1+[.E$5])" office:value-type="float" office:value="1.2166529024" calcext:value-type="float">
            <text:p>1.2166529024</text:p>
          </table:table-cell>
          <table:table-cell table:formula="of:=[.F10]*(1+[.F$5])" office:value-type="float" office:value="1.2762815625" calcext:value-type="float">
            <text:p>1.2762815625</text:p>
          </table:table-cell>
          <table:table-cell table:formula="of:=[.G10]*(1+[.G$5])" office:value-type="float" office:value="1.3382255776" calcext:value-type="float">
            <text:p>1.3382255776</text:p>
          </table:table-cell>
          <table:table-cell table:formula="of:=[.H10]*(1+[.H$5])" office:value-type="float" office:value="1.4025517307" calcext:value-type="float">
            <text:p>1.4025517307</text:p>
          </table:table-cell>
          <table:table-cell table:formula="of:=[.I10]*(1+[.I$5])" office:value-type="float" office:value="1.4693280768" calcext:value-type="float">
            <text:p>1.4693280768</text:p>
          </table:table-cell>
          <table:table-cell table:formula="of:=[.J10]*(1+[.J$5])" office:value-type="float" office:value="1.5386239549" calcext:value-type="float">
            <text:p>1.5386239549</text:p>
          </table:table-cell>
          <table:table-cell table:formula="of:=[.K10]*(1+[.K$5])" office:value-type="float" office:value="1.61051" calcext:value-type="float">
            <text:p>1.61051</text:p>
          </table:table-cell>
          <table:table-cell table:formula="of:=[.L10]*(1+[.L$5])" office:value-type="float" office:value="1.6850581551" calcext:value-type="float">
            <text:p>1.6850581551</text:p>
          </table:table-cell>
          <table:table-cell table:formula="of:=[.M10]*(1+[.M$5])" office:value-type="float" office:value="1.7623416832" calcext:value-type="float">
            <text:p>1.7623416832</text:p>
          </table:table-cell>
          <table:table-cell table:style-name="ce6" table:formula="of:=[.N10]*(1+[.N$5])" office:value-type="float" office:value="1.8424351793" calcext:value-type="float">
            <text:p>1.8424351793</text:p>
          </table:table-cell>
          <table:table-cell table:style-name="ce6" table:formula="of:=[.O10]*(1+[.O$5])" office:value-type="float" office:value="1.9254145824" calcext:value-type="float">
            <text:p>1.9254145824</text:p>
          </table:table-cell>
          <table:table-cell table:style-name="ce6" table:formula="of:=[.P10]*(1+[.P$5])" office:value-type="float" office:value="2.0113571875" calcext:value-type="float">
            <text:p>2.01135718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[.S$2]/[.$R11]" office:value-type="float" office:value="8" calcext:value-type="float">
            <text:p>8.0</text:p>
          </table:table-cell>
          <table:table-cell table:style-name="ce10" table:formula="of:=LOG(2)/LOG(1+[.$R11]/100)" office:value-type="float" office:value="8.04323172693205" calcext:value-type="float">
            <text:p>8.0</text:p>
          </table:table-cell>
          <table:table-cell table:formula="of:=[.U$2]/[.$R11]" office:value-type="float" office:value="12.7777777777778" calcext:value-type="float">
            <text:p>12.8</text:p>
          </table:table-cell>
          <table:table-cell table:formula="of:=LOG(3)/LOG(1+[.$R11]/100)" office:value-type="float" office:value="12.748220671798" calcext:value-type="float">
            <text:p>12.7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]*(1+[.B$5])" office:value-type="float" office:value="1.061520150601" calcext:value-type="float">
            <text:p>1.061520150601</text:p>
          </table:table-cell>
          <table:table-cell table:formula="of:=[.C11]*(1+[.C$5])" office:value-type="float" office:value="1.126162419264" calcext:value-type="float">
            <text:p>1.126162419264</text:p>
          </table:table-cell>
          <table:table-cell table:formula="of:=[.D11]*(1+[.D$5])" office:value-type="float" office:value="1.194052296529" calcext:value-type="float">
            <text:p>1.194052296529</text:p>
          </table:table-cell>
          <table:table-cell table:formula="of:=[.E11]*(1+[.E$5])" office:value-type="float" office:value="1.265319018496" calcext:value-type="float">
            <text:p>1.265319018496</text:p>
          </table:table-cell>
          <table:table-cell table:formula="of:=[.F11]*(1+[.F$5])" office:value-type="float" office:value="1.340095640625" calcext:value-type="float">
            <text:p>1.340095640625</text:p>
          </table:table-cell>
          <table:table-cell table:formula="of:=[.G11]*(1+[.G$5])" office:value-type="float" office:value="1.418519112256" calcext:value-type="float">
            <text:p>1.418519112256</text:p>
          </table:table-cell>
          <table:table-cell table:formula="of:=[.H11]*(1+[.H$5])" office:value-type="float" office:value="1.500730351849" calcext:value-type="float">
            <text:p>1.500730351849</text:p>
          </table:table-cell>
          <table:table-cell table:formula="of:=[.I11]*(1+[.I$5])" office:value-type="float" office:value="1.586874322944" calcext:value-type="float">
            <text:p>1.586874322944</text:p>
          </table:table-cell>
          <table:table-cell table:formula="of:=[.J11]*(1+[.J$5])" office:value-type="float" office:value="1.677100110841" calcext:value-type="float">
            <text:p>1.677100110841</text:p>
          </table:table-cell>
          <table:table-cell table:formula="of:=[.K11]*(1+[.K$5])" office:value-type="float" office:value="1.771561" calcext:value-type="float">
            <text:p>1.771561</text:p>
          </table:table-cell>
          <table:table-cell table:style-name="ce6" table:formula="of:=[.L11]*(1+[.L$5])" office:value-type="float" office:value="1.870414552161" calcext:value-type="float">
            <text:p>1.870414552161</text:p>
          </table:table-cell>
          <table:table-cell table:style-name="ce6" table:formula="of:=[.M11]*(1+[.M$5])" office:value-type="float" office:value="1.973822685184" calcext:value-type="float">
            <text:p>1.973822685184</text:p>
          </table:table-cell>
          <table:table-cell table:style-name="ce6" table:formula="of:=[.N11]*(1+[.N$5])" office:value-type="float" office:value="2.081951752609" calcext:value-type="float">
            <text:p>2.081951752609</text:p>
          </table:table-cell>
          <table:table-cell table:style-name="ce6" table:formula="of:=[.O11]*(1+[.O$5])" office:value-type="float" office:value="2.194972623936" calcext:value-type="float">
            <text:p>2.194972623936</text:p>
          </table:table-cell>
          <table:table-cell table:formula="of:=[.P11]*(1+[.P$5])" office:value-type="float" office:value="2.313060765625" calcext:value-type="float">
            <text:p>2.31306076562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table:formula="of:=[.S$2]/[.$R12]" office:value-type="float" office:value="7.2" calcext:value-type="float">
            <text:p>7.2</text:p>
          </table:table-cell>
          <table:table-cell table:style-name="ce10" table:formula="of:=LOG(2)/LOG(1+[.$R12]/100)" office:value-type="float" office:value="7.27254089734171" calcext:value-type="float">
            <text:p>7.3</text:p>
          </table:table-cell>
          <table:table-cell table:formula="of:=[.U$2]/[.$R12]" office:value-type="float" office:value="11.5" calcext:value-type="float">
            <text:p>11.5</text:p>
          </table:table-cell>
          <table:table-cell table:formula="of:=LOG(3)/LOG(1+[.$R12]/100)" office:value-type="float" office:value="11.5267046072476" calcext:value-type="float">
            <text:p>11.5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2]*(1+[.B$5])" office:value-type="float" office:value="1.07213535210701" calcext:value-type="float">
            <text:p>1.07213535210701</text:p>
          </table:table-cell>
          <table:table-cell table:formula="of:=[.C12]*(1+[.C$5])" office:value-type="float" office:value="1.14868566764928" calcext:value-type="float">
            <text:p>1.14868566764928</text:p>
          </table:table-cell>
          <table:table-cell table:formula="of:=[.D12]*(1+[.D$5])" office:value-type="float" office:value="1.22987386542487" calcext:value-type="float">
            <text:p>1.22987386542487</text:p>
          </table:table-cell>
          <table:table-cell table:formula="of:=[.E12]*(1+[.E$5])" office:value-type="float" office:value="1.31593177923584" calcext:value-type="float">
            <text:p>1.31593177923584</text:p>
          </table:table-cell>
          <table:table-cell table:formula="of:=[.F12]*(1+[.F$5])" office:value-type="float" office:value="1.40710042265625" calcext:value-type="float">
            <text:p>1.40710042265625</text:p>
          </table:table-cell>
          <table:table-cell table:formula="of:=[.G12]*(1+[.G$5])" office:value-type="float" office:value="1.50363025899136" calcext:value-type="float">
            <text:p>1.50363025899136</text:p>
          </table:table-cell>
          <table:table-cell table:formula="of:=[.H12]*(1+[.H$5])" office:value-type="float" office:value="1.60578147647843" calcext:value-type="float">
            <text:p>1.60578147647843</text:p>
          </table:table-cell>
          <table:table-cell table:formula="of:=[.I12]*(1+[.I$5])" office:value-type="float" office:value="1.71382426877952" calcext:value-type="float">
            <text:p>1.71382426877952</text:p>
          </table:table-cell>
          <table:table-cell table:formula="of:=[.J12]*(1+[.J$5])" office:value-type="float" office:value="1.82803912081669" calcext:value-type="float">
            <text:p>1.82803912081669</text:p>
          </table:table-cell>
          <table:table-cell table:style-name="ce6" table:formula="of:=[.K12]*(1+[.K$5])" office:value-type="float" office:value="1.9487171" calcext:value-type="float">
            <text:p>1.9487171</text:p>
          </table:table-cell>
          <table:table-cell table:style-name="ce6" table:formula="of:=[.L12]*(1+[.L$5])" office:value-type="float" office:value="2.07616015289871" calcext:value-type="float">
            <text:p>2.07616015289871</text:p>
          </table:table-cell>
          <table:table-cell table:style-name="ce6" table:formula="of:=[.M12]*(1+[.M$5])" office:value-type="float" office:value="2.21068140740608" calcext:value-type="float">
            <text:p>2.21068140740608</text:p>
          </table:table-cell>
          <table:table-cell table:formula="of:=[.N12]*(1+[.N$5])" office:value-type="float" office:value="2.35260548044817" calcext:value-type="float">
            <text:p>2.35260548044817</text:p>
          </table:table-cell>
          <table:table-cell table:formula="of:=[.O12]*(1+[.O$5])" office:value-type="float" office:value="2.50226879128704" calcext:value-type="float">
            <text:p>2.50226879128704</text:p>
          </table:table-cell>
          <table:table-cell table:style-name="ce7" table:formula="of:=[.P12]*(1+[.P$5])" office:value-type="float" office:value="2.66001988046875" calcext:value-type="float">
            <text:p>2.6600198804687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0" table:formula="of:=[.S$2]/[.$R13]" office:value-type="float" office:value="6.54545454545455" calcext:value-type="float">
            <text:p>6.5</text:p>
          </table:table-cell>
          <table:table-cell table:style-name="ce10" table:formula="of:=LOG(2)/LOG(1+[.$R13]/100)" office:value-type="float" office:value="6.6418846184179" calcext:value-type="float">
            <text:p>6.6</text:p>
          </table:table-cell>
          <table:table-cell table:formula="of:=[.U$2]/[.$R13]" office:value-type="float" office:value="10.4545454545455" calcext:value-type="float">
            <text:p>10.5</text:p>
          </table:table-cell>
          <table:table-cell table:formula="of:=LOG(3)/LOG(1+[.$R13]/100)" office:value-type="float" office:value="10.527138054309" calcext:value-type="float">
            <text:p>10.5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3]*(1+[.B$5])" office:value-type="float" office:value="1.08285670562808" calcext:value-type="float">
            <text:p>1.08285670562808</text:p>
          </table:table-cell>
          <table:table-cell table:formula="of:=[.C13]*(1+[.C$5])" office:value-type="float" office:value="1.17165938100227" calcext:value-type="float">
            <text:p>1.17165938100227</text:p>
          </table:table-cell>
          <table:table-cell table:formula="of:=[.D13]*(1+[.D$5])" office:value-type="float" office:value="1.26677008138762" calcext:value-type="float">
            <text:p>1.26677008138762</text:p>
          </table:table-cell>
          <table:table-cell table:formula="of:=[.E13]*(1+[.E$5])" office:value-type="float" office:value="1.36856905040527" calcext:value-type="float">
            <text:p>1.36856905040527</text:p>
          </table:table-cell>
          <table:table-cell table:formula="of:=[.F13]*(1+[.F$5])" office:value-type="float" office:value="1.47745544378906" calcext:value-type="float">
            <text:p>1.47745544378906</text:p>
          </table:table-cell>
          <table:table-cell table:formula="of:=[.G13]*(1+[.G$5])" office:value-type="float" office:value="1.59384807453084" calcext:value-type="float">
            <text:p>1.59384807453084</text:p>
          </table:table-cell>
          <table:table-cell table:formula="of:=[.H13]*(1+[.H$5])" office:value-type="float" office:value="1.71818617983192" calcext:value-type="float">
            <text:p>1.71818617983192</text:p>
          </table:table-cell>
          <table:table-cell table:formula="of:=[.I13]*(1+[.I$5])" office:value-type="float" office:value="1.85093021028188" calcext:value-type="float">
            <text:p>1.85093021028188</text:p>
          </table:table-cell>
          <table:table-cell table:style-name="ce6" table:formula="of:=[.J13]*(1+[.J$5])" office:value-type="float" office:value="1.99256264169019" calcext:value-type="float">
            <text:p>1.99256264169019</text:p>
          </table:table-cell>
          <table:table-cell table:style-name="ce6" table:formula="of:=[.K13]*(1+[.K$5])" office:value-type="float" office:value="2.14358881" calcext:value-type="float">
            <text:p>2.14358881</text:p>
          </table:table-cell>
          <table:table-cell table:formula="of:=[.L13]*(1+[.L$5])" office:value-type="float" office:value="2.30453776971757" calcext:value-type="float">
            <text:p>2.30453776971757</text:p>
          </table:table-cell>
          <table:table-cell table:formula="of:=[.M13]*(1+[.M$5])" office:value-type="float" office:value="2.47596317629481" calcext:value-type="float">
            <text:p>2.47596317629481</text:p>
          </table:table-cell>
          <table:table-cell table:style-name="ce7" table:formula="of:=[.N13]*(1+[.N$5])" office:value-type="float" office:value="2.65844419290643" calcext:value-type="float">
            <text:p>2.65844419290643</text:p>
          </table:table-cell>
          <table:table-cell table:style-name="ce7" table:formula="of:=[.O13]*(1+[.O$5])" office:value-type="float" office:value="2.85258642206723" calcext:value-type="float">
            <text:p>2.85258642206723</text:p>
          </table:table-cell>
          <table:table-cell table:style-name="ce7" table:formula="of:=[.P13]*(1+[.P$5])" office:value-type="float" office:value="3.05902286253906" calcext:value-type="float">
            <text:p>3.05902286253906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table:formula="of:=[.S$2]/[.$R14]" office:value-type="float" office:value="6" calcext:value-type="float">
            <text:p>6.0</text:p>
          </table:table-cell>
          <table:table-cell table:style-name="ce10" table:formula="of:=LOG(2)/LOG(1+[.$R14]/100)" office:value-type="float" office:value="6.1162553741997" calcext:value-type="float">
            <text:p>6.1</text:p>
          </table:table-cell>
          <table:table-cell table:formula="of:=[.U$2]/[.$R14]" office:value-type="float" office:value="9.58333333333333" calcext:value-type="float">
            <text:p>9.6</text:p>
          </table:table-cell>
          <table:table-cell table:formula="of:=LOG(3)/LOG(1+[.$R14]/100)" office:value-type="float" office:value="9.69403541294077" calcext:value-type="float">
            <text:p>9.7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4]*(1+[.B$5])" office:value-type="float" office:value="1.09368527268436" calcext:value-type="float">
            <text:p>1.09368527268436</text:p>
          </table:table-cell>
          <table:table-cell table:formula="of:=[.C14]*(1+[.C$5])" office:value-type="float" office:value="1.19509256862231" calcext:value-type="float">
            <text:p>1.19509256862231</text:p>
          </table:table-cell>
          <table:table-cell table:formula="of:=[.D14]*(1+[.D$5])" office:value-type="float" office:value="1.30477318382925" calcext:value-type="float">
            <text:p>1.30477318382925</text:p>
          </table:table-cell>
          <table:table-cell table:formula="of:=[.E14]*(1+[.E$5])" office:value-type="float" office:value="1.42331181242149" calcext:value-type="float">
            <text:p>1.42331181242149</text:p>
          </table:table-cell>
          <table:table-cell table:formula="of:=[.F14]*(1+[.F$5])" office:value-type="float" office:value="1.55132821597852" calcext:value-type="float">
            <text:p>1.55132821597852</text:p>
          </table:table-cell>
          <table:table-cell table:formula="of:=[.G14]*(1+[.G$5])" office:value-type="float" office:value="1.68947895900269" calcext:value-type="float">
            <text:p>1.68947895900269</text:p>
          </table:table-cell>
          <table:table-cell table:formula="of:=[.H14]*(1+[.H$5])" office:value-type="float" office:value="1.83845921242016" calcext:value-type="float">
            <text:p>1.83845921242016</text:p>
          </table:table-cell>
          <table:table-cell table:style-name="ce6" table:formula="of:=[.I14]*(1+[.I$5])" office:value-type="float" office:value="1.99900462710443" calcext:value-type="float">
            <text:p>1.99900462710443</text:p>
          </table:table-cell>
          <table:table-cell table:style-name="ce6" table:formula="of:=[.J14]*(1+[.J$5])" office:value-type="float" office:value="2.17189327944231" calcext:value-type="float">
            <text:p>2.17189327944231</text:p>
          </table:table-cell>
          <table:table-cell table:formula="of:=[.K14]*(1+[.K$5])" office:value-type="float" office:value="2.357947691" calcext:value-type="float">
            <text:p>2.357947691</text:p>
          </table:table-cell>
          <table:table-cell table:formula="of:=[.L14]*(1+[.L$5])" office:value-type="float" office:value="2.5580369243865" calcext:value-type="float">
            <text:p>2.5580369243865</text:p>
          </table:table-cell>
          <table:table-cell table:style-name="ce7" table:formula="of:=[.M14]*(1+[.M$5])" office:value-type="float" office:value="2.77307875745019" calcext:value-type="float">
            <text:p>2.77307875745019</text:p>
          </table:table-cell>
          <table:table-cell table:style-name="ce7" table:formula="of:=[.N14]*(1+[.N$5])" office:value-type="float" office:value="3.00404193798427" calcext:value-type="float">
            <text:p>3.00404193798427</text:p>
          </table:table-cell>
          <table:table-cell table:style-name="ce7" table:formula="of:=[.O14]*(1+[.O$5])" office:value-type="float" office:value="3.25194852115664" calcext:value-type="float">
            <text:p>3.25194852115664</text:p>
          </table:table-cell>
          <table:table-cell table:formula="of:=[.P14]*(1+[.P$5])" office:value-type="float" office:value="3.51787629191992" calcext:value-type="float">
            <text:p>3.51787629191992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" table:formula="of:=[.S$2]/[.$R15]" office:value-type="float" office:value="5.53846153846154" calcext:value-type="float">
            <text:p>5.5</text:p>
          </table:table-cell>
          <table:table-cell table:style-name="ce10" table:formula="of:=LOG(2)/LOG(1+[.$R15]/100)" office:value-type="float" office:value="5.67141716877992" calcext:value-type="float">
            <text:p>5.7</text:p>
          </table:table-cell>
          <table:table-cell table:formula="of:=[.U$2]/[.$R15]" office:value-type="float" office:value="8.84615384615385" calcext:value-type="float">
            <text:p>8.8</text:p>
          </table:table-cell>
          <table:table-cell table:formula="of:=LOG(3)/LOG(1+[.$R15]/100)" office:value-type="float" office:value="8.98898353846233" calcext:value-type="float">
            <text:p>9.0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5]*(1+[.B$5])" office:value-type="float" office:value="1.1046221254112" calcext:value-type="float">
            <text:p>1.1046221254112</text:p>
          </table:table-cell>
          <table:table-cell table:formula="of:=[.C15]*(1+[.C$5])" office:value-type="float" office:value="1.21899441999476" calcext:value-type="float">
            <text:p>1.21899441999476</text:p>
          </table:table-cell>
          <table:table-cell table:formula="of:=[.D15]*(1+[.D$5])" office:value-type="float" office:value="1.34391637934412" calcext:value-type="float">
            <text:p>1.34391637934412</text:p>
          </table:table-cell>
          <table:table-cell table:formula="of:=[.E15]*(1+[.E$5])" office:value-type="float" office:value="1.48024428491834" calcext:value-type="float">
            <text:p>1.48024428491834</text:p>
          </table:table-cell>
          <table:table-cell table:formula="of:=[.F15]*(1+[.F$5])" office:value-type="float" office:value="1.62889462677744" calcext:value-type="float">
            <text:p>1.62889462677744</text:p>
          </table:table-cell>
          <table:table-cell table:formula="of:=[.G15]*(1+[.G$5])" office:value-type="float" office:value="1.79084769654285" calcext:value-type="float">
            <text:p>1.79084769654285</text:p>
          </table:table-cell>
          <table:table-cell table:style-name="ce6" table:formula="of:=[.H15]*(1+[.H$5])" office:value-type="float" office:value="1.96715135728957" calcext:value-type="float">
            <text:p>1.96715135728957</text:p>
          </table:table-cell>
          <table:table-cell table:formula="of:=[.I15]*(1+[.I$5])" office:value-type="float" office:value="2.15892499727278" calcext:value-type="float">
            <text:p>2.15892499727278</text:p>
          </table:table-cell>
          <table:table-cell table:formula="of:=[.J15]*(1+[.J$5])" office:value-type="float" office:value="2.36736367459212" calcext:value-type="float">
            <text:p>2.36736367459212</text:p>
          </table:table-cell>
          <table:table-cell table:formula="of:=[.K15]*(1+[.K$5])" office:value-type="float" office:value="2.5937424601" calcext:value-type="float">
            <text:p>2.5937424601</text:p>
          </table:table-cell>
          <table:table-cell table:style-name="ce7" table:formula="of:=[.L15]*(1+[.L$5])" office:value-type="float" office:value="2.83942098606902" calcext:value-type="float">
            <text:p>2.83942098606902</text:p>
          </table:table-cell>
          <table:table-cell table:style-name="ce7" table:formula="of:=[.M15]*(1+[.M$5])" office:value-type="float" office:value="3.10584820834421" calcext:value-type="float">
            <text:p>3.10584820834421</text:p>
          </table:table-cell>
          <table:table-cell table:formula="of:=[.N15]*(1+[.N$5])" office:value-type="float" office:value="3.39456738992222" calcext:value-type="float">
            <text:p>3.39456738992222</text:p>
          </table:table-cell>
          <table:table-cell table:formula="of:=[.O15]*(1+[.O$5])" office:value-type="float" office:value="3.70722131411857" calcext:value-type="float">
            <text:p>3.70722131411857</text:p>
          </table:table-cell>
          <table:table-cell table:formula="of:=[.P15]*(1+[.P$5])" office:value-type="float" office:value="4.04555773570791" calcext:value-type="float">
            <text:p>4.0455577357079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" table:formula="of:=[.S$2]/[.$R16]" office:value-type="float" office:value="5.14285714285714" calcext:value-type="float">
            <text:p>5.1</text:p>
          </table:table-cell>
          <table:table-cell table:style-name="ce10" table:formula="of:=LOG(2)/LOG(1+[.$R16]/100)" office:value-type="float" office:value="5.29005855553547" calcext:value-type="float">
            <text:p>5.3</text:p>
          </table:table-cell>
          <table:table-cell table:formula="of:=[.U$2]/[.$R16]" office:value-type="float" office:value="8.21428571428571" calcext:value-type="float">
            <text:p>8.2</text:p>
          </table:table-cell>
          <table:table-cell table:formula="of:=LOG(3)/LOG(1+[.$R16]/100)" office:value-type="float" office:value="8.38454443714285" calcext:value-type="float">
            <text:p>8.4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6]*(1+[.B$5])" office:value-type="float" office:value="1.11566834666532" calcext:value-type="float">
            <text:p>1.11566834666532</text:p>
          </table:table-cell>
          <table:table-cell table:formula="of:=[.C16]*(1+[.C$5])" office:value-type="float" office:value="1.24337430839465" calcext:value-type="float">
            <text:p>1.24337430839465</text:p>
          </table:table-cell>
          <table:table-cell table:formula="of:=[.D16]*(1+[.D$5])" office:value-type="float" office:value="1.38423387072445" calcext:value-type="float">
            <text:p>1.38423387072445</text:p>
          </table:table-cell>
          <table:table-cell table:formula="of:=[.E16]*(1+[.E$5])" office:value-type="float" office:value="1.53945405631508" calcext:value-type="float">
            <text:p>1.53945405631508</text:p>
          </table:table-cell>
          <table:table-cell table:formula="of:=[.F16]*(1+[.F$5])" office:value-type="float" office:value="1.71033935811631" calcext:value-type="float">
            <text:p>1.71033935811631</text:p>
          </table:table-cell>
          <table:table-cell table:style-name="ce6" table:formula="of:=[.G16]*(1+[.G$5])" office:value-type="float" office:value="1.89829855833543" calcext:value-type="float">
            <text:p>1.89829855833543</text:p>
          </table:table-cell>
          <table:table-cell table:style-name="ce6" table:formula="of:=[.H16]*(1+[.H$5])" office:value-type="float" office:value="2.10485195229984" calcext:value-type="float">
            <text:p>2.10485195229984</text:p>
          </table:table-cell>
          <table:table-cell table:formula="of:=[.I16]*(1+[.I$5])" office:value-type="float" office:value="2.33163899705461" calcext:value-type="float">
            <text:p>2.33163899705461</text:p>
          </table:table-cell>
          <table:table-cell table:formula="of:=[.J16]*(1+[.J$5])" office:value-type="float" office:value="2.58042640530541" calcext:value-type="float">
            <text:p>2.58042640530541</text:p>
          </table:table-cell>
          <table:table-cell table:style-name="ce7" table:formula="of:=[.K16]*(1+[.K$5])" office:value-type="float" office:value="2.85311670611" calcext:value-type="float">
            <text:p>2.85311670611</text:p>
          </table:table-cell>
          <table:table-cell table:style-name="ce7" table:formula="of:=[.L16]*(1+[.L$5])" office:value-type="float" office:value="3.15175729453661" calcext:value-type="float">
            <text:p>3.15175729453661</text:p>
          </table:table-cell>
          <table:table-cell table:formula="of:=[.M16]*(1+[.M$5])" office:value-type="float" office:value="3.47854999334552" calcext:value-type="float">
            <text:p>3.47854999334552</text:p>
          </table:table-cell>
          <table:table-cell table:formula="of:=[.N16]*(1+[.N$5])" office:value-type="float" office:value="3.83586115061211" calcext:value-type="float">
            <text:p>3.83586115061211</text:p>
          </table:table-cell>
          <table:table-cell table:formula="of:=[.O16]*(1+[.O$5])" office:value-type="float" office:value="4.22623229809517" calcext:value-type="float">
            <text:p>4.22623229809517</text:p>
          </table:table-cell>
          <table:table-cell table:formula="of:=[.P16]*(1+[.P$5])" office:value-type="float" office:value="4.65239139606409" calcext:value-type="float">
            <text:p>4.6523913960640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" table:formula="of:=[.S$2]/[.$R17]" office:value-type="float" office:value="4.8" calcext:value-type="float">
            <text:p>4.8</text:p>
          </table:table-cell>
          <table:table-cell table:style-name="ce10" table:formula="of:=LOG(2)/LOG(1+[.$R17]/100)" office:value-type="float" office:value="4.95948445464039" calcext:value-type="float">
            <text:p>5.0</text:p>
          </table:table-cell>
          <table:table-cell table:formula="of:=[.U$2]/[.$R17]" office:value-type="float" office:value="7.66666666666667" calcext:value-type="float">
            <text:p>7.7</text:p>
          </table:table-cell>
          <table:table-cell table:formula="of:=LOG(3)/LOG(1+[.$R17]/100)" office:value-type="float" office:value="7.86059688351453" calcext:value-type="float">
            <text:p>7.9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7]*(1+[.B$5])" office:value-type="float" office:value="1.12682503013197" calcext:value-type="float">
            <text:p>1.12682503013197</text:p>
          </table:table-cell>
          <table:table-cell table:formula="of:=[.C17]*(1+[.C$5])" office:value-type="float" office:value="1.26824179456255" calcext:value-type="float">
            <text:p>1.26824179456255</text:p>
          </table:table-cell>
          <table:table-cell table:formula="of:=[.D17]*(1+[.D$5])" office:value-type="float" office:value="1.42576088684618" calcext:value-type="float">
            <text:p>1.42576088684618</text:p>
          </table:table-cell>
          <table:table-cell table:formula="of:=[.E17]*(1+[.E$5])" office:value-type="float" office:value="1.60103221856768" calcext:value-type="float">
            <text:p>1.60103221856768</text:p>
          </table:table-cell>
          <table:table-cell table:formula="of:=[.F17]*(1+[.F$5])" office:value-type="float" office:value="1.79585632602213" calcext:value-type="float">
            <text:p>1.79585632602213</text:p>
          </table:table-cell>
          <table:table-cell table:style-name="ce6" table:formula="of:=[.G17]*(1+[.G$5])" office:value-type="float" office:value="2.01219647183555" calcext:value-type="float">
            <text:p>2.01219647183555</text:p>
          </table:table-cell>
          <table:table-cell table:formula="of:=[.H17]*(1+[.H$5])" office:value-type="float" office:value="2.25219158896083" calcext:value-type="float">
            <text:p>2.25219158896083</text:p>
          </table:table-cell>
          <table:table-cell table:formula="of:=[.I17]*(1+[.I$5])" office:value-type="float" office:value="2.51817011681898" calcext:value-type="float">
            <text:p>2.51817011681898</text:p>
          </table:table-cell>
          <table:table-cell table:style-name="ce7" table:formula="of:=[.J17]*(1+[.J$5])" office:value-type="float" office:value="2.8126647817829" calcext:value-type="float">
            <text:p>2.8126647817829</text:p>
          </table:table-cell>
          <table:table-cell table:style-name="ce7" table:formula="of:=[.K17]*(1+[.K$5])" office:value-type="float" office:value="3.138428376721" calcext:value-type="float">
            <text:p>3.138428376721</text:p>
          </table:table-cell>
          <table:table-cell table:formula="of:=[.L17]*(1+[.L$5])" office:value-type="float" office:value="3.49845059693564" calcext:value-type="float">
            <text:p>3.49845059693564</text:p>
          </table:table-cell>
          <table:table-cell table:formula="of:=[.M17]*(1+[.M$5])" office:value-type="float" office:value="3.89597599254698" calcext:value-type="float">
            <text:p>3.89597599254698</text:p>
          </table:table-cell>
          <table:table-cell table:formula="of:=[.N17]*(1+[.N$5])" office:value-type="float" office:value="4.33452310019169" calcext:value-type="float">
            <text:p>4.33452310019169</text:p>
          </table:table-cell>
          <table:table-cell table:formula="of:=[.O17]*(1+[.O$5])" office:value-type="float" office:value="4.81790481982849" calcext:value-type="float">
            <text:p>4.81790481982849</text:p>
          </table:table-cell>
          <table:table-cell table:formula="of:=[.P17]*(1+[.P$5])" office:value-type="float" office:value="5.3502501054737" calcext:value-type="float">
            <text:p>5.350250105473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table:formula="of:=[.S$2]/[.$R18]" office:value-type="float" office:value="4.5" calcext:value-type="float">
            <text:p>4.5</text:p>
          </table:table-cell>
          <table:table-cell table:style-name="ce10" table:formula="of:=LOG(2)/LOG(1+[.$R18]/100)" office:value-type="float" office:value="4.67017353898882" calcext:value-type="float">
            <text:p>4.7</text:p>
          </table:table-cell>
          <table:table-cell table:formula="of:=[.U$2]/[.$R18]" office:value-type="float" office:value="7.1875" calcext:value-type="float">
            <text:p>7.2</text:p>
          </table:table-cell>
          <table:table-cell table:formula="of:=LOG(3)/LOG(1+[.$R18]/100)" office:value-type="float" office:value="7.4020499311575" calcext:value-type="float">
            <text:p>7.4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8]*(1+[.B$5])" office:value-type="float" office:value="1.13809328043329" calcext:value-type="float">
            <text:p>1.13809328043329</text:p>
          </table:table-cell>
          <table:table-cell table:formula="of:=[.C18]*(1+[.C$5])" office:value-type="float" office:value="1.2936066304538" calcext:value-type="float">
            <text:p>1.2936066304538</text:p>
          </table:table-cell>
          <table:table-cell table:formula="of:=[.D18]*(1+[.D$5])" office:value-type="float" office:value="1.46853371345156" calcext:value-type="float">
            <text:p>1.46853371345156</text:p>
          </table:table-cell>
          <table:table-cell table:formula="of:=[.E18]*(1+[.E$5])" office:value-type="float" office:value="1.66507350731039" calcext:value-type="float">
            <text:p>1.66507350731039</text:p>
          </table:table-cell>
          <table:table-cell table:formula="of:=[.F18]*(1+[.F$5])" office:value-type="float" office:value="1.88564914232324" calcext:value-type="float">
            <text:p>1.88564914232324</text:p>
          </table:table-cell>
          <table:table-cell table:formula="of:=[.G18]*(1+[.G$5])" office:value-type="float" office:value="2.13292826014568" calcext:value-type="float">
            <text:p>2.13292826014568</text:p>
          </table:table-cell>
          <table:table-cell table:formula="of:=[.H18]*(1+[.H$5])" office:value-type="float" office:value="2.40984500018809" calcext:value-type="float">
            <text:p>2.40984500018809</text:p>
          </table:table-cell>
          <table:table-cell table:formula="of:=[.I18]*(1+[.I$5])" office:value-type="float" office:value="2.71962372616449" calcext:value-type="float">
            <text:p>2.71962372616449</text:p>
          </table:table-cell>
          <table:table-cell table:style-name="ce7" table:formula="of:=[.J18]*(1+[.J$5])" office:value-type="float" office:value="3.06580461214336" calcext:value-type="float">
            <text:p>3.06580461214336</text:p>
          </table:table-cell>
          <table:table-cell table:formula="of:=[.K18]*(1+[.K$5])" office:value-type="float" office:value="3.4522712143931" calcext:value-type="float">
            <text:p>3.4522712143931</text:p>
          </table:table-cell>
          <table:table-cell table:formula="of:=[.L18]*(1+[.L$5])" office:value-type="float" office:value="3.88328016259856" calcext:value-type="float">
            <text:p>3.88328016259856</text:p>
          </table:table-cell>
          <table:table-cell table:formula="of:=[.M18]*(1+[.M$5])" office:value-type="float" office:value="4.36349311165262" calcext:value-type="float">
            <text:p>4.36349311165262</text:p>
          </table:table-cell>
          <table:table-cell table:formula="of:=[.N18]*(1+[.N$5])" office:value-type="float" office:value="4.89801110321661" calcext:value-type="float">
            <text:p>4.89801110321661</text:p>
          </table:table-cell>
          <table:table-cell table:formula="of:=[.O18]*(1+[.O$5])" office:value-type="float" office:value="5.49241149460448" calcext:value-type="float">
            <text:p>5.49241149460448</text:p>
          </table:table-cell>
          <table:table-cell table:formula="of:=[.P18]*(1+[.P$5])" office:value-type="float" office:value="6.15278762129476" calcext:value-type="float">
            <text:p>6.1527876212947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" table:formula="of:=[.S$2]/[.$R19]" office:value-type="float" office:value="4.23529411764706" calcext:value-type="float">
            <text:p>4.2</text:p>
          </table:table-cell>
          <table:table-cell table:style-name="ce10" table:formula="of:=LOG(2)/LOG(1+[.$R19]/100)" office:value-type="float" office:value="4.41484477800747" calcext:value-type="float">
            <text:p>4.4</text:p>
          </table:table-cell>
          <table:table-cell table:formula="of:=[.U$2]/[.$R19]" office:value-type="float" office:value="6.76470588235294" calcext:value-type="float">
            <text:p>6.8</text:p>
          </table:table-cell>
          <table:table-cell table:formula="of:=LOG(3)/LOG(1+[.$R19]/100)" office:value-type="float" office:value="6.99736341964646" calcext:value-type="float">
            <text:p>7.0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9]*(1+[.B$5])" office:value-type="float" office:value="1.14947421323762" calcext:value-type="float">
            <text:p>1.14947421323762</text:p>
          </table:table-cell>
          <table:table-cell table:formula="of:=[.C19]*(1+[.C$5])" office:value-type="float" office:value="1.31947876306287" calcext:value-type="float">
            <text:p>1.31947876306287</text:p>
          </table:table-cell>
          <table:table-cell table:formula="of:=[.D19]*(1+[.D$5])" office:value-type="float" office:value="1.51258972485511" calcext:value-type="float">
            <text:p>1.51258972485511</text:p>
          </table:table-cell>
          <table:table-cell table:formula="of:=[.E19]*(1+[.E$5])" office:value-type="float" office:value="1.7316764476028" calcext:value-type="float">
            <text:p>1.7316764476028</text:p>
          </table:table-cell>
          <table:table-cell table:style-name="ce6" table:formula="of:=[.F19]*(1+[.F$5])" office:value-type="float" office:value="1.9799315994394" calcext:value-type="float">
            <text:p>1.9799315994394</text:p>
          </table:table-cell>
          <table:table-cell table:formula="of:=[.G19]*(1+[.G$5])" office:value-type="float" office:value="2.26090395575442" calcext:value-type="float">
            <text:p>2.26090395575442</text:p>
          </table:table-cell>
          <table:table-cell table:formula="of:=[.H19]*(1+[.H$5])" office:value-type="float" office:value="2.57853415020125" calcext:value-type="float">
            <text:p>2.57853415020125</text:p>
          </table:table-cell>
          <table:table-cell table:style-name="ce7" table:formula="of:=[.I19]*(1+[.I$5])" office:value-type="float" office:value="2.93719362425766" calcext:value-type="float">
            <text:p>2.93719362425766</text:p>
          </table:table-cell>
          <table:table-cell table:formula="of:=[.J19]*(1+[.J$5])" office:value-type="float" office:value="3.34172702723626" calcext:value-type="float">
            <text:p>3.34172702723626</text:p>
          </table:table-cell>
          <table:table-cell table:formula="of:=[.K19]*(1+[.K$5])" office:value-type="float" office:value="3.79749833583241" calcext:value-type="float">
            <text:p>3.79749833583241</text:p>
          </table:table-cell>
          <table:table-cell table:formula="of:=[.L19]*(1+[.L$5])" office:value-type="float" office:value="4.3104409804844" calcext:value-type="float">
            <text:p>4.3104409804844</text:p>
          </table:table-cell>
          <table:table-cell table:formula="of:=[.M19]*(1+[.M$5])" office:value-type="float" office:value="4.88711228505093" calcext:value-type="float">
            <text:p>4.88711228505093</text:p>
          </table:table-cell>
          <table:table-cell table:formula="of:=[.N19]*(1+[.N$5])" office:value-type="float" office:value="5.53475254663477" calcext:value-type="float">
            <text:p>5.53475254663477</text:p>
          </table:table-cell>
          <table:table-cell table:formula="of:=[.O19]*(1+[.O$5])" office:value-type="float" office:value="6.26134910384911" calcext:value-type="float">
            <text:p>6.26134910384911</text:p>
          </table:table-cell>
          <table:table-cell table:formula="of:=[.P19]*(1+[.P$5])" office:value-type="float" office:value="7.07570576448897" calcext:value-type="float">
            <text:p>7.0757057644889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table:formula="of:=[.S$2]/[.$R20]" office:value-type="float" office:value="4" calcext:value-type="float">
            <text:p>4.0</text:p>
          </table:table-cell>
          <table:table-cell table:style-name="ce10" table:formula="of:=LOG(2)/LOG(1+[.$R20]/100)" office:value-type="float" office:value="4.18783513351232" calcext:value-type="float">
            <text:p>4.2</text:p>
          </table:table-cell>
          <table:table-cell table:formula="of:=[.U$2]/[.$R20]" office:value-type="float" office:value="6.38888888888889" calcext:value-type="float">
            <text:p>6.4</text:p>
          </table:table-cell>
          <table:table-cell table:formula="of:=LOG(3)/LOG(1+[.$R20]/100)" office:value-type="float" office:value="6.63756164581961" calcext:value-type="float">
            <text:p>6.6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0]*(1+[.B$5])" office:value-type="float" office:value="1.16096895537" calcext:value-type="float">
            <text:p>1.16096895537</text:p>
          </table:table-cell>
          <table:table-cell table:formula="of:=[.C20]*(1+[.C$5])" office:value-type="float" office:value="1.34586833832413" calcext:value-type="float">
            <text:p>1.34586833832413</text:p>
          </table:table-cell>
          <table:table-cell table:formula="of:=[.D20]*(1+[.D$5])" office:value-type="float" office:value="1.55796741660077" calcext:value-type="float">
            <text:p>1.55796741660077</text:p>
          </table:table-cell>
          <table:table-cell table:formula="of:=[.E20]*(1+[.E$5])" office:value-type="float" office:value="1.80094350550692" calcext:value-type="float">
            <text:p>1.80094350550692</text:p>
          </table:table-cell>
          <table:table-cell table:style-name="ce6" table:formula="of:=[.F20]*(1+[.F$5])" office:value-type="float" office:value="2.07892817941137" calcext:value-type="float">
            <text:p>2.07892817941137</text:p>
          </table:table-cell>
          <table:table-cell table:formula="of:=[.G20]*(1+[.G$5])" office:value-type="float" office:value="2.39655819309969" calcext:value-type="float">
            <text:p>2.39655819309969</text:p>
          </table:table-cell>
          <table:table-cell table:formula="of:=[.H20]*(1+[.H$5])" office:value-type="float" office:value="2.75903154071534" calcext:value-type="float">
            <text:p>2.75903154071534</text:p>
          </table:table-cell>
          <table:table-cell table:style-name="ce7" table:formula="of:=[.I20]*(1+[.I$5])" office:value-type="float" office:value="3.17216911419827" calcext:value-type="float">
            <text:p>3.17216911419827</text:p>
          </table:table-cell>
          <table:table-cell table:formula="of:=[.J20]*(1+[.J$5])" office:value-type="float" office:value="3.64248245968753" calcext:value-type="float">
            <text:p>3.64248245968753</text:p>
          </table:table-cell>
          <table:table-cell table:formula="of:=[.K20]*(1+[.K$5])" office:value-type="float" office:value="4.17724816941565" calcext:value-type="float">
            <text:p>4.17724816941565</text:p>
          </table:table-cell>
          <table:table-cell table:formula="of:=[.L20]*(1+[.L$5])" office:value-type="float" office:value="4.78458948833768" calcext:value-type="float">
            <text:p>4.78458948833768</text:p>
          </table:table-cell>
          <table:table-cell table:formula="of:=[.M20]*(1+[.M$5])" office:value-type="float" office:value="5.47356575925704" calcext:value-type="float">
            <text:p>5.47356575925704</text:p>
          </table:table-cell>
          <table:table-cell table:formula="of:=[.N20]*(1+[.N$5])" office:value-type="float" office:value="6.25427037769729" calcext:value-type="float">
            <text:p>6.25427037769729</text:p>
          </table:table-cell>
          <table:table-cell table:formula="of:=[.O20]*(1+[.O$5])" office:value-type="float" office:value="7.13793797838799" calcext:value-type="float">
            <text:p>7.13793797838799</text:p>
          </table:table-cell>
          <table:table-cell table:formula="of:=[.P20]*(1+[.P$5])" office:value-type="float" office:value="8.13706162916232" calcext:value-type="float">
            <text:p>8.1370616291623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" table:formula="of:=[.S$2]/[.$R21]" office:value-type="float" office:value="3.78947368421053" calcext:value-type="float">
            <text:p>3.8</text:p>
          </table:table-cell>
          <table:table-cell table:style-name="ce10" table:formula="of:=LOG(2)/LOG(1+[.$R21]/100)" office:value-type="float" office:value="3.98467377264685" calcext:value-type="float">
            <text:p>4.0</text:p>
          </table:table-cell>
          <table:table-cell table:formula="of:=[.U$2]/[.$R21]" office:value-type="float" office:value="6.05263157894737" calcext:value-type="float">
            <text:p>6.1</text:p>
          </table:table-cell>
          <table:table-cell table:formula="of:=LOG(3)/LOG(1+[.$R21]/100)" office:value-type="float" office:value="6.31555850725235" calcext:value-type="float">
            <text:p>6.3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1]*(1+[.B$5])" office:value-type="float" office:value="1.1725786449237" calcext:value-type="float">
            <text:p>1.1725786449237</text:p>
          </table:table-cell>
          <table:table-cell table:formula="of:=[.C21]*(1+[.C$5])" office:value-type="float" office:value="1.37278570509061" calcext:value-type="float">
            <text:p>1.37278570509061</text:p>
          </table:table-cell>
          <table:table-cell table:formula="of:=[.D21]*(1+[.D$5])" office:value-type="float" office:value="1.60470643909879" calcext:value-type="float">
            <text:p>1.60470643909879</text:p>
          </table:table-cell>
          <table:table-cell table:formula="of:=[.E21]*(1+[.E$5])" office:value-type="float" office:value="1.87298124572719" calcext:value-type="float">
            <text:p>1.87298124572719</text:p>
          </table:table-cell>
          <table:table-cell table:formula="of:=[.F21]*(1+[.F$5])" office:value-type="float" office:value="2.18287458838194" calcext:value-type="float">
            <text:p>2.18287458838194</text:p>
          </table:table-cell>
          <table:table-cell table:formula="of:=[.G21]*(1+[.G$5])" office:value-type="float" office:value="2.54035168468567" calcext:value-type="float">
            <text:p>2.54035168468567</text:p>
          </table:table-cell>
          <table:table-cell table:style-name="ce7" table:formula="of:=[.H21]*(1+[.H$5])" office:value-type="float" office:value="2.95216374856541" calcext:value-type="float">
            <text:p>2.95216374856541</text:p>
          </table:table-cell>
          <table:table-cell table:formula="of:=[.I21]*(1+[.I$5])" office:value-type="float" office:value="3.42594264333413" calcext:value-type="float">
            <text:p>3.42594264333413</text:p>
          </table:table-cell>
          <table:table-cell table:formula="of:=[.J21]*(1+[.J$5])" office:value-type="float" office:value="3.9703058810594" calcext:value-type="float">
            <text:p>3.9703058810594</text:p>
          </table:table-cell>
          <table:table-cell table:formula="of:=[.K21]*(1+[.K$5])" office:value-type="float" office:value="4.59497298635722" calcext:value-type="float">
            <text:p>4.59497298635722</text:p>
          </table:table-cell>
          <table:table-cell table:formula="of:=[.L21]*(1+[.L$5])" office:value-type="float" office:value="5.31089433205483" calcext:value-type="float">
            <text:p>5.31089433205483</text:p>
          </table:table-cell>
          <table:table-cell table:formula="of:=[.M21]*(1+[.M$5])" office:value-type="float" office:value="6.13039365036789" calcext:value-type="float">
            <text:p>6.13039365036789</text:p>
          </table:table-cell>
          <table:table-cell table:formula="of:=[.N21]*(1+[.N$5])" office:value-type="float" office:value="7.06732552679793" calcext:value-type="float">
            <text:p>7.06732552679793</text:p>
          </table:table-cell>
          <table:table-cell table:formula="of:=[.O21]*(1+[.O$5])" office:value-type="float" office:value="8.13724929536231" calcext:value-type="float">
            <text:p>8.13724929536231</text:p>
          </table:table-cell>
          <table:table-cell table:formula="of:=[.P21]*(1+[.P$5])" office:value-type="float" office:value="9.35762087353666" calcext:value-type="float">
            <text:p>9.3576208735366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" table:formula="of:=[.S$2]/[.$R22]" office:value-type="float" office:value="3.6" calcext:value-type="float">
            <text:p>3.6</text:p>
          </table:table-cell>
          <table:table-cell table:style-name="ce10" table:formula="of:=LOG(2)/LOG(1+[.$R22]/100)" office:value-type="float" office:value="3.80178401692393" calcext:value-type="float">
            <text:p>3.8</text:p>
          </table:table-cell>
          <table:table-cell table:formula="of:=[.U$2]/[.$R22]" office:value-type="float" office:value="5.75" calcext:value-type="float">
            <text:p>5.8</text:p>
          </table:table-cell>
          <table:table-cell table:formula="of:=LOG(3)/LOG(1+[.$R22]/100)" office:value-type="float" office:value="6.02568510266548" calcext:value-type="float">
            <text:p>6.0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2]*(1+[.B$5])" office:value-type="float" office:value="1.18430443137294" calcext:value-type="float">
            <text:p>1.18430443137294</text:p>
          </table:table-cell>
          <table:table-cell table:formula="of:=[.C22]*(1+[.C$5])" office:value-type="float" office:value="1.40024141919242" calcext:value-type="float">
            <text:p>1.40024141919242</text:p>
          </table:table-cell>
          <table:table-cell table:formula="of:=[.D22]*(1+[.D$5])" office:value-type="float" office:value="1.65284763227175" calcext:value-type="float">
            <text:p>1.65284763227175</text:p>
          </table:table-cell>
          <table:table-cell table:style-name="ce6" table:formula="of:=[.E22]*(1+[.E$5])" office:value-type="float" office:value="1.94790049555628" calcext:value-type="float">
            <text:p>1.94790049555628</text:p>
          </table:table-cell>
          <table:table-cell table:formula="of:=[.F22]*(1+[.F$5])" office:value-type="float" office:value="2.29201831780104" calcext:value-type="float">
            <text:p>2.29201831780104</text:p>
          </table:table-cell>
          <table:table-cell table:formula="of:=[.G22]*(1+[.G$5])" office:value-type="float" office:value="2.69277278576681" calcext:value-type="float">
            <text:p>2.69277278576681</text:p>
          </table:table-cell>
          <table:table-cell table:style-name="ce7" table:formula="of:=[.H22]*(1+[.H$5])" office:value-type="float" office:value="3.15881521096499" calcext:value-type="float">
            <text:p>3.15881521096499</text:p>
          </table:table-cell>
          <table:table-cell table:formula="of:=[.I22]*(1+[.I$5])" office:value-type="float" office:value="3.70001805480086" calcext:value-type="float">
            <text:p>3.70001805480086</text:p>
          </table:table-cell>
          <table:table-cell table:formula="of:=[.J22]*(1+[.J$5])" office:value-type="float" office:value="4.32763341035475" calcext:value-type="float">
            <text:p>4.32763341035475</text:p>
          </table:table-cell>
          <table:table-cell table:formula="of:=[.K22]*(1+[.K$5])" office:value-type="float" office:value="5.05447028499294" calcext:value-type="float">
            <text:p>5.05447028499294</text:p>
          </table:table-cell>
          <table:table-cell table:formula="of:=[.L22]*(1+[.L$5])" office:value-type="float" office:value="5.89509270858086" calcext:value-type="float">
            <text:p>5.89509270858086</text:p>
          </table:table-cell>
          <table:table-cell table:formula="of:=[.M22]*(1+[.M$5])" office:value-type="float" office:value="6.86604088841203" calcext:value-type="float">
            <text:p>6.86604088841203</text:p>
          </table:table-cell>
          <table:table-cell table:formula="of:=[.N22]*(1+[.N$5])" office:value-type="float" office:value="7.98607784528166" calcext:value-type="float">
            <text:p>7.98607784528166</text:p>
          </table:table-cell>
          <table:table-cell table:formula="of:=[.O22]*(1+[.O$5])" office:value-type="float" office:value="9.27646419671303" calcext:value-type="float">
            <text:p>9.27646419671303</text:p>
          </table:table-cell>
          <table:table-cell table:formula="of:=[.P22]*(1+[.P$5])" office:value-type="float" office:value="10.7612640045672" calcext:value-type="float">
            <text:p>10.7612640045672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3]*(1+[.B$5])" office:value-type="float" office:value="1.19614747568667" calcext:value-type="float">
            <text:p>1.19614747568667</text:p>
          </table:table-cell>
          <table:table-cell table:formula="of:=[.C23]*(1+[.C$5])" office:value-type="float" office:value="1.42824624757627" calcext:value-type="float">
            <text:p>1.42824624757627</text:p>
          </table:table-cell>
          <table:table-cell table:formula="of:=[.D23]*(1+[.D$5])" office:value-type="float" office:value="1.7024330612399" calcext:value-type="float">
            <text:p>1.7024330612399</text:p>
          </table:table-cell>
          <table:table-cell table:style-name="ce6" table:formula="of:=[.E23]*(1+[.E$5])" office:value-type="float" office:value="2.02581651537853" calcext:value-type="float">
            <text:p>2.02581651537853</text:p>
          </table:table-cell>
          <table:table-cell table:formula="of:=[.F23]*(1+[.F$5])" office:value-type="float" office:value="2.40661923369109" calcext:value-type="float">
            <text:p>2.40661923369109</text:p>
          </table:table-cell>
          <table:table-cell table:style-name="ce7" table:formula="of:=[.G23]*(1+[.G$5])" office:value-type="float" office:value="2.85433915291282" calcext:value-type="float">
            <text:p>2.85433915291282</text:p>
          </table:table-cell>
          <table:table-cell table:formula="of:=[.H23]*(1+[.H$5])" office:value-type="float" office:value="3.37993227573254" calcext:value-type="float">
            <text:p>3.37993227573254</text:p>
          </table:table-cell>
          <table:table-cell table:formula="of:=[.I23]*(1+[.I$5])" office:value-type="float" office:value="3.99601949918493" calcext:value-type="float">
            <text:p>3.99601949918493</text:p>
          </table:table-cell>
          <table:table-cell table:formula="of:=[.J23]*(1+[.J$5])" office:value-type="float" office:value="4.71712041728668" calcext:value-type="float">
            <text:p>4.71712041728668</text:p>
          </table:table-cell>
          <table:table-cell table:formula="of:=[.K23]*(1+[.K$5])" office:value-type="float" office:value="5.55991731349223" calcext:value-type="float">
            <text:p>5.55991731349223</text:p>
          </table:table-cell>
          <table:table-cell table:formula="of:=[.L23]*(1+[.L$5])" office:value-type="float" office:value="6.54355290652476" calcext:value-type="float">
            <text:p>6.54355290652476</text:p>
          </table:table-cell>
          <table:table-cell table:formula="of:=[.M23]*(1+[.M$5])" office:value-type="float" office:value="7.68996579502148" calcext:value-type="float">
            <text:p>7.68996579502148</text:p>
          </table:table-cell>
          <table:table-cell table:formula="of:=[.N23]*(1+[.N$5])" office:value-type="float" office:value="9.02426796516828" calcext:value-type="float">
            <text:p>9.02426796516828</text:p>
          </table:table-cell>
          <table:table-cell table:formula="of:=[.O23]*(1+[.O$5])" office:value-type="float" office:value="10.5751691842529" calcext:value-type="float">
            <text:p>10.5751691842529</text:p>
          </table:table-cell>
          <table:table-cell table:formula="of:=[.P23]*(1+[.P$5])" office:value-type="float" office:value="12.3754536052522" calcext:value-type="float">
            <text:p>12.3754536052522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4]*(1+[.B$5])" office:value-type="float" office:value="1.20810895044353" calcext:value-type="float">
            <text:p>1.20810895044353</text:p>
          </table:table-cell>
          <table:table-cell table:formula="of:=[.C24]*(1+[.C$5])" office:value-type="float" office:value="1.4568111725278" calcext:value-type="float">
            <text:p>1.4568111725278</text:p>
          </table:table-cell>
          <table:table-cell table:formula="of:=[.D24]*(1+[.D$5])" office:value-type="float" office:value="1.7535060530771" calcext:value-type="float">
            <text:p>1.7535060530771</text:p>
          </table:table-cell>
          <table:table-cell table:formula="of:=[.E24]*(1+[.E$5])" office:value-type="float" office:value="2.10684917599367" calcext:value-type="float">
            <text:p>2.10684917599367</text:p>
          </table:table-cell>
          <table:table-cell table:formula="of:=[.F24]*(1+[.F$5])" office:value-type="float" office:value="2.52695019537564" calcext:value-type="float">
            <text:p>2.52695019537564</text:p>
          </table:table-cell>
          <table:table-cell table:style-name="ce7" table:formula="of:=[.G24]*(1+[.G$5])" office:value-type="float" office:value="3.02559950208759" calcext:value-type="float">
            <text:p>3.02559950208759</text:p>
          </table:table-cell>
          <table:table-cell table:formula="of:=[.H24]*(1+[.H$5])" office:value-type="float" office:value="3.61652753503382" calcext:value-type="float">
            <text:p>3.61652753503382</text:p>
          </table:table-cell>
          <table:table-cell table:formula="of:=[.I24]*(1+[.I$5])" office:value-type="float" office:value="4.31570105911973" calcext:value-type="float">
            <text:p>4.31570105911973</text:p>
          </table:table-cell>
          <table:table-cell table:formula="of:=[.J24]*(1+[.J$5])" office:value-type="float" office:value="5.14166125484248" calcext:value-type="float">
            <text:p>5.14166125484248</text:p>
          </table:table-cell>
          <table:table-cell table:formula="of:=[.K24]*(1+[.K$5])" office:value-type="float" office:value="6.11590904484146" calcext:value-type="float">
            <text:p>6.11590904484146</text:p>
          </table:table-cell>
          <table:table-cell table:formula="of:=[.L24]*(1+[.L$5])" office:value-type="float" office:value="7.26334372624248" calcext:value-type="float">
            <text:p>7.26334372624248</text:p>
          </table:table-cell>
          <table:table-cell table:formula="of:=[.M24]*(1+[.M$5])" office:value-type="float" office:value="8.61276169042406" calcext:value-type="float">
            <text:p>8.61276169042406</text:p>
          </table:table-cell>
          <table:table-cell table:formula="of:=[.N24]*(1+[.N$5])" office:value-type="float" office:value="10.1974228006402" calcext:value-type="float">
            <text:p>10.1974228006402</text:p>
          </table:table-cell>
          <table:table-cell table:formula="of:=[.O24]*(1+[.O$5])" office:value-type="float" office:value="12.0556928700483" calcext:value-type="float">
            <text:p>12.0556928700483</text:p>
          </table:table-cell>
          <table:table-cell table:formula="of:=[.P24]*(1+[.P$5])" office:value-type="float" office:value="14.2317716460401" calcext:value-type="float">
            <text:p>14.231771646040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5]*(1+[.B$5])" office:value-type="float" office:value="1.22019003994797" calcext:value-type="float">
            <text:p>1.22019003994797</text:p>
          </table:table-cell>
          <table:table-cell table:formula="of:=[.C25]*(1+[.C$5])" office:value-type="float" office:value="1.48594739597835" calcext:value-type="float">
            <text:p>1.48594739597835</text:p>
          </table:table-cell>
          <table:table-cell table:formula="of:=[.D25]*(1+[.D$5])" office:value-type="float" office:value="1.80611123466942" calcext:value-type="float">
            <text:p>1.80611123466942</text:p>
          </table:table-cell>
          <table:table-cell table:formula="of:=[.E25]*(1+[.E$5])" office:value-type="float" office:value="2.19112314303342" calcext:value-type="float">
            <text:p>2.19112314303342</text:p>
          </table:table-cell>
          <table:table-cell table:formula="of:=[.F25]*(1+[.F$5])" office:value-type="float" office:value="2.65329770514442" calcext:value-type="float">
            <text:p>2.65329770514442</text:p>
          </table:table-cell>
          <table:table-cell table:formula="of:=[.G25]*(1+[.G$5])" office:value-type="float" office:value="3.20713547221285" calcext:value-type="float">
            <text:p>3.20713547221285</text:p>
          </table:table-cell>
          <table:table-cell table:formula="of:=[.H25]*(1+[.H$5])" office:value-type="float" office:value="3.86968446248619" calcext:value-type="float">
            <text:p>3.86968446248619</text:p>
          </table:table-cell>
          <table:table-cell table:formula="of:=[.I25]*(1+[.I$5])" office:value-type="float" office:value="4.66095714384931" calcext:value-type="float">
            <text:p>4.66095714384931</text:p>
          </table:table-cell>
          <table:table-cell table:formula="of:=[.J25]*(1+[.J$5])" office:value-type="float" office:value="5.6044107677783" calcext:value-type="float">
            <text:p>5.6044107677783</text:p>
          </table:table-cell>
          <table:table-cell table:formula="of:=[.K25]*(1+[.K$5])" office:value-type="float" office:value="6.72749994932561" calcext:value-type="float">
            <text:p>6.72749994932561</text:p>
          </table:table-cell>
          <table:table-cell table:formula="of:=[.L25]*(1+[.L$5])" office:value-type="float" office:value="8.06231153612915" calcext:value-type="float">
            <text:p>8.06231153612915</text:p>
          </table:table-cell>
          <table:table-cell table:formula="of:=[.M25]*(1+[.M$5])" office:value-type="float" office:value="9.64629309327495" calcext:value-type="float">
            <text:p>9.64629309327495</text:p>
          </table:table-cell>
          <table:table-cell table:formula="of:=[.N25]*(1+[.N$5])" office:value-type="float" office:value="11.5230877647234" calcext:value-type="float">
            <text:p>11.5230877647234</text:p>
          </table:table-cell>
          <table:table-cell table:formula="of:=[.O25]*(1+[.O$5])" office:value-type="float" office:value="13.743489871855" calcext:value-type="float">
            <text:p>13.743489871855</text:p>
          </table:table-cell>
          <table:table-cell table:formula="of:=[.P25]*(1+[.P$5])" office:value-type="float" office:value="16.3665373929461" calcext:value-type="float">
            <text:p>16.366537392946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6]*(1+[.B$5])" office:value-type="float" office:value="1.23239194034745" calcext:value-type="float">
            <text:p>1.23239194034745</text:p>
          </table:table-cell>
          <table:table-cell table:formula="of:=[.C26]*(1+[.C$5])" office:value-type="float" office:value="1.51566634389792" calcext:value-type="float">
            <text:p>1.51566634389792</text:p>
          </table:table-cell>
          <table:table-cell table:formula="of:=[.D26]*(1+[.D$5])" office:value-type="float" office:value="1.8602945717095" calcext:value-type="float">
            <text:p>1.8602945717095</text:p>
          </table:table-cell>
          <table:table-cell table:formula="of:=[.E26]*(1+[.E$5])" office:value-type="float" office:value="2.27876806875476" calcext:value-type="float">
            <text:p>2.27876806875476</text:p>
          </table:table-cell>
          <table:table-cell table:formula="of:=[.F26]*(1+[.F$5])" office:value-type="float" office:value="2.78596259040165" calcext:value-type="float">
            <text:p>2.78596259040165</text:p>
          </table:table-cell>
          <table:table-cell table:formula="of:=[.G26]*(1+[.G$5])" office:value-type="float" office:value="3.39956360054562" calcext:value-type="float">
            <text:p>3.39956360054562</text:p>
          </table:table-cell>
          <table:table-cell table:formula="of:=[.H26]*(1+[.H$5])" office:value-type="float" office:value="4.14056237486022" calcext:value-type="float">
            <text:p>4.14056237486022</text:p>
          </table:table-cell>
          <table:table-cell table:formula="of:=[.I26]*(1+[.I$5])" office:value-type="float" office:value="5.03383371535725" calcext:value-type="float">
            <text:p>5.03383371535725</text:p>
          </table:table-cell>
          <table:table-cell table:formula="of:=[.J26]*(1+[.J$5])" office:value-type="float" office:value="6.10880773687835" calcext:value-type="float">
            <text:p>6.10880773687835</text:p>
          </table:table-cell>
          <table:table-cell table:formula="of:=[.K26]*(1+[.K$5])" office:value-type="float" office:value="7.40024994425817" calcext:value-type="float">
            <text:p>7.40024994425817</text:p>
          </table:table-cell>
          <table:table-cell table:formula="of:=[.L26]*(1+[.L$5])" office:value-type="float" office:value="8.94916580510336" calcext:value-type="float">
            <text:p>8.94916580510336</text:p>
          </table:table-cell>
          <table:table-cell table:formula="of:=[.M26]*(1+[.M$5])" office:value-type="float" office:value="10.8038482644679" calcext:value-type="float">
            <text:p>10.8038482644679</text:p>
          </table:table-cell>
          <table:table-cell table:formula="of:=[.N26]*(1+[.N$5])" office:value-type="float" office:value="13.0210891741374" calcext:value-type="float">
            <text:p>13.0210891741374</text:p>
          </table:table-cell>
          <table:table-cell table:formula="of:=[.O26]*(1+[.O$5])" office:value-type="float" office:value="15.6675784539147" calcext:value-type="float">
            <text:p>15.6675784539147</text:p>
          </table:table-cell>
          <table:table-cell table:formula="of:=[.P26]*(1+[.P$5])" office:value-type="float" office:value="18.821518001888" calcext:value-type="float">
            <text:p>18.821518001888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7]*(1+[.B$5])" office:value-type="float" office:value="1.24471585975092" calcext:value-type="float">
            <text:p>1.24471585975092</text:p>
          </table:table-cell>
          <table:table-cell table:formula="of:=[.C27]*(1+[.C$5])" office:value-type="float" office:value="1.54597967077588" calcext:value-type="float">
            <text:p>1.54597967077588</text:p>
          </table:table-cell>
          <table:table-cell table:formula="of:=[.D27]*(1+[.D$5])" office:value-type="float" office:value="1.91610340886078" calcext:value-type="float">
            <text:p>1.91610340886078</text:p>
          </table:table-cell>
          <table:table-cell table:formula="of:=[.E27]*(1+[.E$5])" office:value-type="float" office:value="2.36991879150495" calcext:value-type="float">
            <text:p>2.36991879150495</text:p>
          </table:table-cell>
          <table:table-cell table:style-name="ce7" table:formula="of:=[.F27]*(1+[.F$5])" office:value-type="float" office:value="2.92526071992173" calcext:value-type="float">
            <text:p>2.92526071992173</text:p>
          </table:table-cell>
          <table:table-cell table:formula="of:=[.G27]*(1+[.G$5])" office:value-type="float" office:value="3.60353741657835" calcext:value-type="float">
            <text:p>3.60353741657835</text:p>
          </table:table-cell>
          <table:table-cell table:formula="of:=[.H27]*(1+[.H$5])" office:value-type="float" office:value="4.43040174110043" calcext:value-type="float">
            <text:p>4.43040174110043</text:p>
          </table:table-cell>
          <table:table-cell table:formula="of:=[.I27]*(1+[.I$5])" office:value-type="float" office:value="5.43654041258583" calcext:value-type="float">
            <text:p>5.43654041258583</text:p>
          </table:table-cell>
          <table:table-cell table:formula="of:=[.J27]*(1+[.J$5])" office:value-type="float" office:value="6.6586004331974" calcext:value-type="float">
            <text:p>6.6586004331974</text:p>
          </table:table-cell>
          <table:table-cell table:formula="of:=[.K27]*(1+[.K$5])" office:value-type="float" office:value="8.14027493868398" calcext:value-type="float">
            <text:p>8.14027493868398</text:p>
          </table:table-cell>
          <table:table-cell table:formula="of:=[.L27]*(1+[.L$5])" office:value-type="float" office:value="9.93357404366473" calcext:value-type="float">
            <text:p>9.93357404366473</text:p>
          </table:table-cell>
          <table:table-cell table:formula="of:=[.M27]*(1+[.M$5])" office:value-type="float" office:value="12.1003100562041" calcext:value-type="float">
            <text:p>12.1003100562041</text:p>
          </table:table-cell>
          <table:table-cell table:formula="of:=[.N27]*(1+[.N$5])" office:value-type="float" office:value="14.7138307667753" calcext:value-type="float">
            <text:p>14.7138307667753</text:p>
          </table:table-cell>
          <table:table-cell table:formula="of:=[.O27]*(1+[.O$5])" office:value-type="float" office:value="17.8610394374628" calcext:value-type="float">
            <text:p>17.8610394374628</text:p>
          </table:table-cell>
          <table:table-cell table:formula="of:=[.P27]*(1+[.P$5])" office:value-type="float" office:value="21.6447457021712" calcext:value-type="float">
            <text:p>21.644745702171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8]*(1+[.B$5])" office:value-type="float" office:value="1.25716301834843" calcext:value-type="float">
            <text:p>1.25716301834843</text:p>
          </table:table-cell>
          <table:table-cell table:formula="of:=[.C28]*(1+[.C$5])" office:value-type="float" office:value="1.5768992641914" calcext:value-type="float">
            <text:p>1.5768992641914</text:p>
          </table:table-cell>
          <table:table-cell table:style-name="ce6" table:formula="of:=[.D28]*(1+[.D$5])" office:value-type="float" office:value="1.97358651112661" calcext:value-type="float">
            <text:p>1.97358651112661</text:p>
          </table:table-cell>
          <table:table-cell table:formula="of:=[.E28]*(1+[.E$5])" office:value-type="float" office:value="2.46471554316514" calcext:value-type="float">
            <text:p>2.46471554316514</text:p>
          </table:table-cell>
          <table:table-cell table:style-name="ce7" table:formula="of:=[.F28]*(1+[.F$5])" office:value-type="float" office:value="3.07152375591781" calcext:value-type="float">
            <text:p>3.07152375591781</text:p>
          </table:table-cell>
          <table:table-cell table:formula="of:=[.G28]*(1+[.G$5])" office:value-type="float" office:value="3.81974966157305" calcext:value-type="float">
            <text:p>3.81974966157305</text:p>
          </table:table-cell>
          <table:table-cell table:formula="of:=[.H28]*(1+[.H$5])" office:value-type="float" office:value="4.74052986297747" calcext:value-type="float">
            <text:p>4.74052986297747</text:p>
          </table:table-cell>
          <table:table-cell table:formula="of:=[.I28]*(1+[.I$5])" office:value-type="float" office:value="5.8714636455927" calcext:value-type="float">
            <text:p>5.8714636455927</text:p>
          </table:table-cell>
          <table:table-cell table:formula="of:=[.J28]*(1+[.J$5])" office:value-type="float" office:value="7.25787447218517" calcext:value-type="float">
            <text:p>7.25787447218517</text:p>
          </table:table-cell>
          <table:table-cell table:formula="of:=[.K28]*(1+[.K$5])" office:value-type="float" office:value="8.95430243255238" calcext:value-type="float">
            <text:p>8.95430243255238</text:p>
          </table:table-cell>
          <table:table-cell table:formula="of:=[.L28]*(1+[.L$5])" office:value-type="float" office:value="11.0262671884679" calcext:value-type="float">
            <text:p>11.0262671884679</text:p>
          </table:table-cell>
          <table:table-cell table:formula="of:=[.M28]*(1+[.M$5])" office:value-type="float" office:value="13.5523472629486" calcext:value-type="float">
            <text:p>13.5523472629486</text:p>
          </table:table-cell>
          <table:table-cell table:formula="of:=[.N28]*(1+[.N$5])" office:value-type="float" office:value="16.6266287664561" calcext:value-type="float">
            <text:p>16.6266287664561</text:p>
          </table:table-cell>
          <table:table-cell table:formula="of:=[.O28]*(1+[.O$5])" office:value-type="float" office:value="20.3615849587076" calcext:value-type="float">
            <text:p>20.3615849587076</text:p>
          </table:table-cell>
          <table:table-cell table:formula="of:=[.P28]*(1+[.P$5])" office:value-type="float" office:value="24.8914575574969" calcext:value-type="float">
            <text:p>24.8914575574969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9]*(1+[.B$5])" office:value-type="float" office:value="1.26973464853192" calcext:value-type="float">
            <text:p>1.26973464853192</text:p>
          </table:table-cell>
          <table:table-cell table:formula="of:=[.C29]*(1+[.C$5])" office:value-type="float" office:value="1.60843724947523" calcext:value-type="float">
            <text:p>1.60843724947523</text:p>
          </table:table-cell>
          <table:table-cell table:style-name="ce6" table:formula="of:=[.D29]*(1+[.D$5])" office:value-type="float" office:value="2.0327941064604" calcext:value-type="float">
            <text:p>2.0327941064604</text:p>
          </table:table-cell>
          <table:table-cell table:formula="of:=[.E29]*(1+[.E$5])" office:value-type="float" office:value="2.56330416489175" calcext:value-type="float">
            <text:p>2.56330416489175</text:p>
          </table:table-cell>
          <table:table-cell table:formula="of:=[.F29]*(1+[.F$5])" office:value-type="float" office:value="3.2250999437137" calcext:value-type="float">
            <text:p>3.2250999437137</text:p>
          </table:table-cell>
          <table:table-cell table:formula="of:=[.G29]*(1+[.G$5])" office:value-type="float" office:value="4.04893464126744" calcext:value-type="float">
            <text:p>4.04893464126744</text:p>
          </table:table-cell>
          <table:table-cell table:formula="of:=[.H29]*(1+[.H$5])" office:value-type="float" office:value="5.07236695338589" calcext:value-type="float">
            <text:p>5.07236695338589</text:p>
          </table:table-cell>
          <table:table-cell table:formula="of:=[.I29]*(1+[.I$5])" office:value-type="float" office:value="6.34118073724012" calcext:value-type="float">
            <text:p>6.34118073724012</text:p>
          </table:table-cell>
          <table:table-cell table:formula="of:=[.J29]*(1+[.J$5])" office:value-type="float" office:value="7.91108317468184" calcext:value-type="float">
            <text:p>7.91108317468184</text:p>
          </table:table-cell>
          <table:table-cell table:formula="of:=[.K29]*(1+[.K$5])" office:value-type="float" office:value="9.84973267580762" calcext:value-type="float">
            <text:p>9.84973267580762</text:p>
          </table:table-cell>
          <table:table-cell table:formula="of:=[.L29]*(1+[.L$5])" office:value-type="float" office:value="12.2391565791993" calcext:value-type="float">
            <text:p>12.2391565791993</text:p>
          </table:table-cell>
          <table:table-cell table:formula="of:=[.M29]*(1+[.M$5])" office:value-type="float" office:value="15.1786289345024" calcext:value-type="float">
            <text:p>15.1786289345024</text:p>
          </table:table-cell>
          <table:table-cell table:formula="of:=[.N29]*(1+[.N$5])" office:value-type="float" office:value="18.7880905060953" calcext:value-type="float">
            <text:p>18.7880905060953</text:p>
          </table:table-cell>
          <table:table-cell table:formula="of:=[.O29]*(1+[.O$5])" office:value-type="float" office:value="23.2122068529266" calcext:value-type="float">
            <text:p>23.2122068529266</text:p>
          </table:table-cell>
          <table:table-cell table:formula="of:=[.P29]*(1+[.P$5])" office:value-type="float" office:value="28.6251761911214" calcext:value-type="float">
            <text:p>28.6251761911214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0]*(1+[.B$5])" office:value-type="float" office:value="1.28243199501723" calcext:value-type="float">
            <text:p>1.28243199501723</text:p>
          </table:table-cell>
          <table:table-cell table:formula="of:=[.C30]*(1+[.C$5])" office:value-type="float" office:value="1.64060599446473" calcext:value-type="float">
            <text:p>1.64060599446473</text:p>
          </table:table-cell>
          <table:table-cell table:formula="of:=[.D30]*(1+[.D$5])" office:value-type="float" office:value="2.09377792965421" calcext:value-type="float">
            <text:p>2.09377792965421</text:p>
          </table:table-cell>
          <table:table-cell table:formula="of:=[.E30]*(1+[.E$5])" office:value-type="float" office:value="2.66583633148742" calcext:value-type="float">
            <text:p>2.66583633148742</text:p>
          </table:table-cell>
          <table:table-cell table:formula="of:=[.F30]*(1+[.F$5])" office:value-type="float" office:value="3.38635494089939" calcext:value-type="float">
            <text:p>3.38635494089939</text:p>
          </table:table-cell>
          <table:table-cell table:formula="of:=[.G30]*(1+[.G$5])" office:value-type="float" office:value="4.29187071974348" calcext:value-type="float">
            <text:p>4.29187071974348</text:p>
          </table:table-cell>
          <table:table-cell table:formula="of:=[.H30]*(1+[.H$5])" office:value-type="float" office:value="5.4274326401229" calcext:value-type="float">
            <text:p>5.4274326401229</text:p>
          </table:table-cell>
          <table:table-cell table:formula="of:=[.I30]*(1+[.I$5])" office:value-type="float" office:value="6.84847519621932" calcext:value-type="float">
            <text:p>6.84847519621932</text:p>
          </table:table-cell>
          <table:table-cell table:formula="of:=[.J30]*(1+[.J$5])" office:value-type="float" office:value="8.6230806604032" calcext:value-type="float">
            <text:p>8.6230806604032</text:p>
          </table:table-cell>
          <table:table-cell table:formula="of:=[.K30]*(1+[.K$5])" office:value-type="float" office:value="10.8347059433884" calcext:value-type="float">
            <text:p>10.8347059433884</text:p>
          </table:table-cell>
          <table:table-cell table:formula="of:=[.L30]*(1+[.L$5])" office:value-type="float" office:value="13.5854638029112" calcext:value-type="float">
            <text:p>13.5854638029112</text:p>
          </table:table-cell>
          <table:table-cell table:formula="of:=[.M30]*(1+[.M$5])" office:value-type="float" office:value="17.0000644066427" calcext:value-type="float">
            <text:p>17.0000644066427</text:p>
          </table:table-cell>
          <table:table-cell table:formula="of:=[.N30]*(1+[.N$5])" office:value-type="float" office:value="21.2305422718877" calcext:value-type="float">
            <text:p>21.2305422718877</text:p>
          </table:table-cell>
          <table:table-cell table:formula="of:=[.O30]*(1+[.O$5])" office:value-type="float" office:value="26.4619158123364" calcext:value-type="float">
            <text:p>26.4619158123364</text:p>
          </table:table-cell>
          <table:table-cell table:formula="of:=[.P30]*(1+[.P$5])" office:value-type="float" office:value="32.9189526197896" calcext:value-type="float">
            <text:p>32.9189526197896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1]*(1+[.B$5])" office:value-type="float" office:value="1.29525631496741" calcext:value-type="float">
            <text:p>1.29525631496741</text:p>
          </table:table-cell>
          <table:table-cell table:formula="of:=[.C31]*(1+[.C$5])" office:value-type="float" office:value="1.67341811435403" calcext:value-type="float">
            <text:p>1.67341811435403</text:p>
          </table:table-cell>
          <table:table-cell table:formula="of:=[.D31]*(1+[.D$5])" office:value-type="float" office:value="2.15659126754384" calcext:value-type="float">
            <text:p>2.15659126754384</text:p>
          </table:table-cell>
          <table:table-cell table:formula="of:=[.E31]*(1+[.E$5])" office:value-type="float" office:value="2.77246978474692" calcext:value-type="float">
            <text:p>2.77246978474692</text:p>
          </table:table-cell>
          <table:table-cell table:formula="of:=[.F31]*(1+[.F$5])" office:value-type="float" office:value="3.55567268794436" calcext:value-type="float">
            <text:p>3.55567268794436</text:p>
          </table:table-cell>
          <table:table-cell table:formula="of:=[.G31]*(1+[.G$5])" office:value-type="float" office:value="4.54938296292809" calcext:value-type="float">
            <text:p>4.54938296292809</text:p>
          </table:table-cell>
          <table:table-cell table:formula="of:=[.H31]*(1+[.H$5])" office:value-type="float" office:value="5.8073529249315" calcext:value-type="float">
            <text:p>5.8073529249315</text:p>
          </table:table-cell>
          <table:table-cell table:formula="of:=[.I31]*(1+[.I$5])" office:value-type="float" office:value="7.39635321191687" calcext:value-type="float">
            <text:p>7.39635321191687</text:p>
          </table:table-cell>
          <table:table-cell table:formula="of:=[.J31]*(1+[.J$5])" office:value-type="float" office:value="9.39915791983949" calcext:value-type="float">
            <text:p>9.39915791983949</text:p>
          </table:table-cell>
          <table:table-cell table:formula="of:=[.K31]*(1+[.K$5])" office:value-type="float" office:value="11.9181765377272" calcext:value-type="float">
            <text:p>11.9181765377272</text:p>
          </table:table-cell>
          <table:table-cell table:formula="of:=[.L31]*(1+[.L$5])" office:value-type="float" office:value="15.0798648212315" calcext:value-type="float">
            <text:p>15.0798648212315</text:p>
          </table:table-cell>
          <table:table-cell table:formula="of:=[.M31]*(1+[.M$5])" office:value-type="float" office:value="19.0400721354398" calcext:value-type="float">
            <text:p>19.0400721354398</text:p>
          </table:table-cell>
          <table:table-cell table:formula="of:=[.N31]*(1+[.N$5])" office:value-type="float" office:value="23.9905127672331" calcext:value-type="float">
            <text:p>23.9905127672331</text:p>
          </table:table-cell>
          <table:table-cell table:formula="of:=[.O31]*(1+[.O$5])" office:value-type="float" office:value="30.1665840260635" calcext:value-type="float">
            <text:p>30.1665840260635</text:p>
          </table:table-cell>
          <table:table-cell table:formula="of:=[.P31]*(1+[.P$5])" office:value-type="float" office:value="37.856795512758" calcext:value-type="float">
            <text:p>37.856795512758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]*(1+[.B$5])" office:value-type="float" office:value="1.30820887811708" calcext:value-type="float">
            <text:p>1.30820887811708</text:p>
          </table:table-cell>
          <table:table-cell table:formula="of:=[.C32]*(1+[.C$5])" office:value-type="float" office:value="1.70688647664111" calcext:value-type="float">
            <text:p>1.70688647664111</text:p>
          </table:table-cell>
          <table:table-cell table:formula="of:=[.D32]*(1+[.D$5])" office:value-type="float" office:value="2.22128900557015" calcext:value-type="float">
            <text:p>2.22128900557015</text:p>
          </table:table-cell>
          <table:table-cell table:formula="of:=[.E32]*(1+[.E$5])" office:value-type="float" office:value="2.88336857613679" calcext:value-type="float">
            <text:p>2.88336857613679</text:p>
          </table:table-cell>
          <table:table-cell table:formula="of:=[.F32]*(1+[.F$5])" office:value-type="float" office:value="3.73345632234157" calcext:value-type="float">
            <text:p>3.73345632234157</text:p>
          </table:table-cell>
          <table:table-cell table:formula="of:=[.G32]*(1+[.G$5])" office:value-type="float" office:value="4.82234594070378" calcext:value-type="float">
            <text:p>4.82234594070378</text:p>
          </table:table-cell>
          <table:table-cell table:formula="of:=[.H32]*(1+[.H$5])" office:value-type="float" office:value="6.21386762967671" calcext:value-type="float">
            <text:p>6.21386762967671</text:p>
          </table:table-cell>
          <table:table-cell table:formula="of:=[.I32]*(1+[.I$5])" office:value-type="float" office:value="7.98806146887022" calcext:value-type="float">
            <text:p>7.98806146887022</text:p>
          </table:table-cell>
          <table:table-cell table:formula="of:=[.J32]*(1+[.J$5])" office:value-type="float" office:value="10.245082132625" calcext:value-type="float">
            <text:p>10.245082132625</text:p>
          </table:table-cell>
          <table:table-cell table:formula="of:=[.K32]*(1+[.K$5])" office:value-type="float" office:value="13.1099941914999" calcext:value-type="float">
            <text:p>13.1099941914999</text:p>
          </table:table-cell>
          <table:table-cell table:formula="of:=[.L32]*(1+[.L$5])" office:value-type="float" office:value="16.7386499515669" calcext:value-type="float">
            <text:p>16.7386499515669</text:p>
          </table:table-cell>
          <table:table-cell table:formula="of:=[.M32]*(1+[.M$5])" office:value-type="float" office:value="21.3248807916926" calcext:value-type="float">
            <text:p>21.3248807916926</text:p>
          </table:table-cell>
          <table:table-cell table:formula="of:=[.N32]*(1+[.N$5])" office:value-type="float" office:value="27.1092794269734" calcext:value-type="float">
            <text:p>27.1092794269734</text:p>
          </table:table-cell>
          <table:table-cell table:formula="of:=[.O32]*(1+[.O$5])" office:value-type="float" office:value="34.3899057897124" calcext:value-type="float">
            <text:p>34.3899057897124</text:p>
          </table:table-cell>
          <table:table-cell table:formula="of:=[.P32]*(1+[.P$5])" office:value-type="float" office:value="43.5353148396717" calcext:value-type="float">
            <text:p>43.5353148396717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3]*(1+[.B$5])" office:value-type="float" office:value="1.32129096689825" calcext:value-type="float">
            <text:p>1.32129096689825</text:p>
          </table:table-cell>
          <table:table-cell table:formula="of:=[.C33]*(1+[.C$5])" office:value-type="float" office:value="1.74102420617393" calcext:value-type="float">
            <text:p>1.74102420617393</text:p>
          </table:table-cell>
          <table:table-cell table:formula="of:=[.D33]*(1+[.D$5])" office:value-type="float" office:value="2.28792767573726" calcext:value-type="float">
            <text:p>2.28792767573726</text:p>
          </table:table-cell>
          <table:table-cell table:style-name="ce7" table:formula="of:=[.E33]*(1+[.E$5])" office:value-type="float" office:value="2.99870331918227" calcext:value-type="float">
            <text:p>2.99870331918227</text:p>
          </table:table-cell>
          <table:table-cell table:formula="of:=[.F33]*(1+[.F$5])" office:value-type="float" office:value="3.92012913845865" calcext:value-type="float">
            <text:p>3.92012913845865</text:p>
          </table:table-cell>
          <table:table-cell table:formula="of:=[.G33]*(1+[.G$5])" office:value-type="float" office:value="5.11168669714601" calcext:value-type="float">
            <text:p>5.11168669714601</text:p>
          </table:table-cell>
          <table:table-cell table:formula="of:=[.H33]*(1+[.H$5])" office:value-type="float" office:value="6.64883836375408" calcext:value-type="float">
            <text:p>6.64883836375408</text:p>
          </table:table-cell>
          <table:table-cell table:formula="of:=[.I33]*(1+[.I$5])" office:value-type="float" office:value="8.62710638637984" calcext:value-type="float">
            <text:p>8.62710638637984</text:p>
          </table:table-cell>
          <table:table-cell table:formula="of:=[.J33]*(1+[.J$5])" office:value-type="float" office:value="11.1671395245613" calcext:value-type="float">
            <text:p>11.1671395245613</text:p>
          </table:table-cell>
          <table:table-cell table:formula="of:=[.K33]*(1+[.K$5])" office:value-type="float" office:value="14.4209936106499" calcext:value-type="float">
            <text:p>14.4209936106499</text:p>
          </table:table-cell>
          <table:table-cell table:formula="of:=[.L33]*(1+[.L$5])" office:value-type="float" office:value="18.5799014462393" calcext:value-type="float">
            <text:p>18.5799014462393</text:p>
          </table:table-cell>
          <table:table-cell table:formula="of:=[.M33]*(1+[.M$5])" office:value-type="float" office:value="23.8838664866957" calcext:value-type="float">
            <text:p>23.8838664866957</text:p>
          </table:table-cell>
          <table:table-cell table:formula="of:=[.N33]*(1+[.N$5])" office:value-type="float" office:value="30.63348575248" calcext:value-type="float">
            <text:p>30.63348575248</text:p>
          </table:table-cell>
          <table:table-cell table:formula="of:=[.O33]*(1+[.O$5])" office:value-type="float" office:value="39.2044926002721" calcext:value-type="float">
            <text:p>39.2044926002721</text:p>
          </table:table-cell>
          <table:table-cell table:formula="of:=[.P33]*(1+[.P$5])" office:value-type="float" office:value="50.0656120656225" calcext:value-type="float">
            <text:p>50.0656120656225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4]*(1+[.B$5])" office:value-type="float" office:value="1.33450387656723" calcext:value-type="float">
            <text:p>1.33450387656723</text:p>
          </table:table-cell>
          <table:table-cell table:formula="of:=[.C34]*(1+[.C$5])" office:value-type="float" office:value="1.77584469029741" calcext:value-type="float">
            <text:p>1.77584469029741</text:p>
          </table:table-cell>
          <table:table-cell table:formula="of:=[.D34]*(1+[.D$5])" office:value-type="float" office:value="2.35656550600938" calcext:value-type="float">
            <text:p>2.35656550600938</text:p>
          </table:table-cell>
          <table:table-cell table:style-name="ce7" table:formula="of:=[.E34]*(1+[.E$5])" office:value-type="float" office:value="3.11865145194956" calcext:value-type="float">
            <text:p>3.11865145194956</text:p>
          </table:table-cell>
          <table:table-cell table:formula="of:=[.F34]*(1+[.F$5])" office:value-type="float" office:value="4.11613559538159" calcext:value-type="float">
            <text:p>4.11613559538159</text:p>
          </table:table-cell>
          <table:table-cell table:formula="of:=[.G34]*(1+[.G$5])" office:value-type="float" office:value="5.41838789897477" calcext:value-type="float">
            <text:p>5.41838789897477</text:p>
          </table:table-cell>
          <table:table-cell table:formula="of:=[.H34]*(1+[.H$5])" office:value-type="float" office:value="7.11425704921687" calcext:value-type="float">
            <text:p>7.11425704921687</text:p>
          </table:table-cell>
          <table:table-cell table:formula="of:=[.I34]*(1+[.I$5])" office:value-type="float" office:value="9.31727489729023" calcext:value-type="float">
            <text:p>9.31727489729023</text:p>
          </table:table-cell>
          <table:table-cell table:formula="of:=[.J34]*(1+[.J$5])" office:value-type="float" office:value="12.1721820817718" calcext:value-type="float">
            <text:p>12.1721820817718</text:p>
          </table:table-cell>
          <table:table-cell table:formula="of:=[.K34]*(1+[.K$5])" office:value-type="float" office:value="15.8630929717149" calcext:value-type="float">
            <text:p>15.8630929717149</text:p>
          </table:table-cell>
          <table:table-cell table:formula="of:=[.L34]*(1+[.L$5])" office:value-type="float" office:value="20.6236906053256" calcext:value-type="float">
            <text:p>20.6236906053256</text:p>
          </table:table-cell>
          <table:table-cell table:formula="of:=[.M34]*(1+[.M$5])" office:value-type="float" office:value="26.7499304650992" calcext:value-type="float">
            <text:p>26.7499304650992</text:p>
          </table:table-cell>
          <table:table-cell table:formula="of:=[.N34]*(1+[.N$5])" office:value-type="float" office:value="34.6158389003024" calcext:value-type="float">
            <text:p>34.6158389003024</text:p>
          </table:table-cell>
          <table:table-cell table:formula="of:=[.O34]*(1+[.O$5])" office:value-type="float" office:value="44.6931215643102" calcext:value-type="float">
            <text:p>44.6931215643102</text:p>
          </table:table-cell>
          <table:table-cell table:formula="of:=[.P34]*(1+[.P$5])" office:value-type="float" office:value="57.5754538754658" calcext:value-type="float">
            <text:p>57.5754538754658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5]*(1+[.B$5])" office:value-type="float" office:value="1.34784891533291" calcext:value-type="float">
            <text:p>1.34784891533291</text:p>
          </table:table-cell>
          <table:table-cell table:formula="of:=[.C35]*(1+[.C$5])" office:value-type="float" office:value="1.81136158410335" calcext:value-type="float">
            <text:p>1.81136158410335</text:p>
          </table:table-cell>
          <table:table-cell table:formula="of:=[.D35]*(1+[.D$5])" office:value-type="float" office:value="2.42726247118966" calcext:value-type="float">
            <text:p>2.42726247118966</text:p>
          </table:table-cell>
          <table:table-cell table:formula="of:=[.E35]*(1+[.E$5])" office:value-type="float" office:value="3.24339751002754" calcext:value-type="float">
            <text:p>3.24339751002754</text:p>
          </table:table-cell>
          <table:table-cell table:formula="of:=[.F35]*(1+[.F$5])" office:value-type="float" office:value="4.32194237515066" calcext:value-type="float">
            <text:p>4.32194237515066</text:p>
          </table:table-cell>
          <table:table-cell table:formula="of:=[.G35]*(1+[.G$5])" office:value-type="float" office:value="5.74349117291326" calcext:value-type="float">
            <text:p>5.74349117291326</text:p>
          </table:table-cell>
          <table:table-cell table:formula="of:=[.H35]*(1+[.H$5])" office:value-type="float" office:value="7.61225504266205" calcext:value-type="float">
            <text:p>7.61225504266205</text:p>
          </table:table-cell>
          <table:table-cell table:formula="of:=[.I35]*(1+[.I$5])" office:value-type="float" office:value="10.0626568890734" calcext:value-type="float">
            <text:p>10.0626568890734</text:p>
          </table:table-cell>
          <table:table-cell table:formula="of:=[.J35]*(1+[.J$5])" office:value-type="float" office:value="13.2676784691313" calcext:value-type="float">
            <text:p>13.2676784691313</text:p>
          </table:table-cell>
          <table:table-cell table:formula="of:=[.K35]*(1+[.K$5])" office:value-type="float" office:value="17.4494022688864" calcext:value-type="float">
            <text:p>17.4494022688864</text:p>
          </table:table-cell>
          <table:table-cell table:formula="of:=[.L35]*(1+[.L$5])" office:value-type="float" office:value="22.8922965719115" calcext:value-type="float">
            <text:p>22.8922965719115</text:p>
          </table:table-cell>
          <table:table-cell table:formula="of:=[.M35]*(1+[.M$5])" office:value-type="float" office:value="29.9599221209111" calcext:value-type="float">
            <text:p>29.9599221209111</text:p>
          </table:table-cell>
          <table:table-cell table:formula="of:=[.N35]*(1+[.N$5])" office:value-type="float" office:value="39.1158979573417" calcext:value-type="float">
            <text:p>39.1158979573417</text:p>
          </table:table-cell>
          <table:table-cell table:formula="of:=[.O35]*(1+[.O$5])" office:value-type="float" office:value="50.9501585833136" calcext:value-type="float">
            <text:p>50.9501585833136</text:p>
          </table:table-cell>
          <table:table-cell table:formula="of:=[.P35]*(1+[.P$5])" office:value-type="float" office:value="66.2117719567857" calcext:value-type="float">
            <text:p>66.2117719567857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6]*(1+[.B$5])" office:value-type="float" office:value="1.36132740448624" calcext:value-type="float">
            <text:p>1.36132740448624</text:p>
          </table:table-cell>
          <table:table-cell table:formula="of:=[.C36]*(1+[.C$5])" office:value-type="float" office:value="1.84758881578542" calcext:value-type="float">
            <text:p>1.84758881578542</text:p>
          </table:table-cell>
          <table:table-cell table:formula="of:=[.D36]*(1+[.D$5])" office:value-type="float" office:value="2.50008034532535" calcext:value-type="float">
            <text:p>2.50008034532535</text:p>
          </table:table-cell>
          <table:table-cell table:formula="of:=[.E36]*(1+[.E$5])" office:value-type="float" office:value="3.37313341042864" calcext:value-type="float">
            <text:p>3.37313341042864</text:p>
          </table:table-cell>
          <table:table-cell table:formula="of:=[.F36]*(1+[.F$5])" office:value-type="float" office:value="4.5380394939082" calcext:value-type="float">
            <text:p>4.5380394939082</text:p>
          </table:table-cell>
          <table:table-cell table:formula="of:=[.G36]*(1+[.G$5])" office:value-type="float" office:value="6.08810064328805" calcext:value-type="float">
            <text:p>6.08810064328805</text:p>
          </table:table-cell>
          <table:table-cell table:formula="of:=[.H36]*(1+[.H$5])" office:value-type="float" office:value="8.14511289564839" calcext:value-type="float">
            <text:p>8.14511289564839</text:p>
          </table:table-cell>
          <table:table-cell table:formula="of:=[.I36]*(1+[.I$5])" office:value-type="float" office:value="10.8676694401993" calcext:value-type="float">
            <text:p>10.8676694401993</text:p>
          </table:table-cell>
          <table:table-cell table:formula="of:=[.J36]*(1+[.J$5])" office:value-type="float" office:value="14.4617695313531" calcext:value-type="float">
            <text:p>14.4617695313531</text:p>
          </table:table-cell>
          <table:table-cell table:formula="of:=[.K36]*(1+[.K$5])" office:value-type="float" office:value="19.1943424957751" calcext:value-type="float">
            <text:p>19.1943424957751</text:p>
          </table:table-cell>
          <table:table-cell table:formula="of:=[.L36]*(1+[.L$5])" office:value-type="float" office:value="25.4104491948217" calcext:value-type="float">
            <text:p>25.4104491948217</text:p>
          </table:table-cell>
          <table:table-cell table:formula="of:=[.M36]*(1+[.M$5])" office:value-type="float" office:value="33.5551127754205" calcext:value-type="float">
            <text:p>33.5551127754205</text:p>
          </table:table-cell>
          <table:table-cell table:formula="of:=[.N36]*(1+[.N$5])" office:value-type="float" office:value="44.2009646917961" calcext:value-type="float">
            <text:p>44.2009646917961</text:p>
          </table:table-cell>
          <table:table-cell table:formula="of:=[.O36]*(1+[.O$5])" office:value-type="float" office:value="58.0831807849776" calcext:value-type="float">
            <text:p>58.0831807849776</text:p>
          </table:table-cell>
          <table:table-cell table:formula="of:=[.P36]*(1+[.P$5])" office:value-type="float" office:value="76.1435377503036" calcext:value-type="float">
            <text:p>76.1435377503036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7]*(1+[.B$5])" office:value-type="float" office:value="1.3749406785311" calcext:value-type="float">
            <text:p>1.3749406785311</text:p>
          </table:table-cell>
          <table:table-cell table:formula="of:=[.C37]*(1+[.C$5])" office:value-type="float" office:value="1.88454059210113" calcext:value-type="float">
            <text:p>1.88454059210113</text:p>
          </table:table-cell>
          <table:table-cell table:formula="of:=[.D37]*(1+[.D$5])" office:value-type="float" office:value="2.57508275568511" calcext:value-type="float">
            <text:p>2.57508275568511</text:p>
          </table:table-cell>
          <table:table-cell table:formula="of:=[.E37]*(1+[.E$5])" office:value-type="float" office:value="3.50805874684579" calcext:value-type="float">
            <text:p>3.50805874684579</text:p>
          </table:table-cell>
          <table:table-cell table:formula="of:=[.F37]*(1+[.F$5])" office:value-type="float" office:value="4.76494146860361" calcext:value-type="float">
            <text:p>4.76494146860361</text:p>
          </table:table-cell>
          <table:table-cell table:formula="of:=[.G37]*(1+[.G$5])" office:value-type="float" office:value="6.45338668188533" calcext:value-type="float">
            <text:p>6.45338668188533</text:p>
          </table:table-cell>
          <table:table-cell table:formula="of:=[.H37]*(1+[.H$5])" office:value-type="float" office:value="8.71527079834378" calcext:value-type="float">
            <text:p>8.71527079834378</text:p>
          </table:table-cell>
          <table:table-cell table:formula="of:=[.I37]*(1+[.I$5])" office:value-type="float" office:value="11.7370829954153" calcext:value-type="float">
            <text:p>11.7370829954153</text:p>
          </table:table-cell>
          <table:table-cell table:formula="of:=[.J37]*(1+[.J$5])" office:value-type="float" office:value="15.7633287891749" calcext:value-type="float">
            <text:p>15.7633287891749</text:p>
          </table:table-cell>
          <table:table-cell table:formula="of:=[.K37]*(1+[.K$5])" office:value-type="float" office:value="21.1137767453526" calcext:value-type="float">
            <text:p>21.1137767453526</text:p>
          </table:table-cell>
          <table:table-cell table:formula="of:=[.L37]*(1+[.L$5])" office:value-type="float" office:value="28.2055986062521" calcext:value-type="float">
            <text:p>28.2055986062521</text:p>
          </table:table-cell>
          <table:table-cell table:formula="of:=[.M37]*(1+[.M$5])" office:value-type="float" office:value="37.5817263084709" calcext:value-type="float">
            <text:p>37.5817263084709</text:p>
          </table:table-cell>
          <table:table-cell table:formula="of:=[.N37]*(1+[.N$5])" office:value-type="float" office:value="49.9470901017296" calcext:value-type="float">
            <text:p>49.9470901017296</text:p>
          </table:table-cell>
          <table:table-cell table:formula="of:=[.O37]*(1+[.O$5])" office:value-type="float" office:value="66.2148260948744" calcext:value-type="float">
            <text:p>66.2148260948744</text:p>
          </table:table-cell>
          <table:table-cell table:formula="of:=[.P37]*(1+[.P$5])" office:value-type="float" office:value="87.5650684128491" calcext:value-type="float">
            <text:p>87.5650684128491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8]*(1+[.B$5])" office:value-type="float" office:value="1.38869008531641" calcext:value-type="float">
            <text:p>1.38869008531641</text:p>
          </table:table-cell>
          <table:table-cell table:formula="of:=[.C38]*(1+[.C$5])" office:value-type="float" office:value="1.92223140394315" calcext:value-type="float">
            <text:p>1.92223140394315</text:p>
          </table:table-cell>
          <table:table-cell table:formula="of:=[.D38]*(1+[.D$5])" office:value-type="float" office:value="2.65233523835566" calcext:value-type="float">
            <text:p>2.65233523835566</text:p>
          </table:table-cell>
          <table:table-cell table:formula="of:=[.E38]*(1+[.E$5])" office:value-type="float" office:value="3.64838109671962" calcext:value-type="float">
            <text:p>3.64838109671962</text:p>
          </table:table-cell>
          <table:table-cell table:formula="of:=[.F38]*(1+[.F$5])" office:value-type="float" office:value="5.00318854203379" calcext:value-type="float">
            <text:p>5.00318854203379</text:p>
          </table:table-cell>
          <table:table-cell table:formula="of:=[.G38]*(1+[.G$5])" office:value-type="float" office:value="6.84058988279845" calcext:value-type="float">
            <text:p>6.84058988279845</text:p>
          </table:table-cell>
          <table:table-cell table:formula="of:=[.H38]*(1+[.H$5])" office:value-type="float" office:value="9.32533975422785" calcext:value-type="float">
            <text:p>9.32533975422785</text:p>
          </table:table-cell>
          <table:table-cell table:formula="of:=[.I38]*(1+[.I$5])" office:value-type="float" office:value="12.6760496350485" calcext:value-type="float">
            <text:p>12.6760496350485</text:p>
          </table:table-cell>
          <table:table-cell table:formula="of:=[.J38]*(1+[.J$5])" office:value-type="float" office:value="17.1820283802006" calcext:value-type="float">
            <text:p>17.1820283802006</text:p>
          </table:table-cell>
          <table:table-cell table:formula="of:=[.K38]*(1+[.K$5])" office:value-type="float" office:value="23.2251544198879" calcext:value-type="float">
            <text:p>23.2251544198879</text:p>
          </table:table-cell>
          <table:table-cell table:formula="of:=[.L38]*(1+[.L$5])" office:value-type="float" office:value="31.3082144529399" calcext:value-type="float">
            <text:p>31.3082144529399</text:p>
          </table:table-cell>
          <table:table-cell table:formula="of:=[.M38]*(1+[.M$5])" office:value-type="float" office:value="42.0915334654875" calcext:value-type="float">
            <text:p>42.0915334654875</text:p>
          </table:table-cell>
          <table:table-cell table:formula="of:=[.N38]*(1+[.N$5])" office:value-type="float" office:value="56.4402118149544" calcext:value-type="float">
            <text:p>56.4402118149544</text:p>
          </table:table-cell>
          <table:table-cell table:formula="of:=[.O38]*(1+[.O$5])" office:value-type="float" office:value="75.4849017481568" calcext:value-type="float">
            <text:p>75.4849017481568</text:p>
          </table:table-cell>
          <table:table-cell table:formula="of:=[.P38]*(1+[.P$5])" office:value-type="float" office:value="100.699828674776" calcext:value-type="float">
            <text:p>100.699828674776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9]*(1+[.B$5])" office:value-type="float" office:value="1.40257698616957" calcext:value-type="float">
            <text:p>1.40257698616957</text:p>
          </table:table-cell>
          <table:table-cell table:formula="of:=[.C39]*(1+[.C$5])" office:value-type="float" office:value="1.96067603202202" calcext:value-type="float">
            <text:p>1.96067603202202</text:p>
          </table:table-cell>
          <table:table-cell table:formula="of:=[.D39]*(1+[.D$5])" office:value-type="float" office:value="2.73190529550633" calcext:value-type="float">
            <text:p>2.73190529550633</text:p>
          </table:table-cell>
          <table:table-cell table:formula="of:=[.E39]*(1+[.E$5])" office:value-type="float" office:value="3.79431634058841" calcext:value-type="float">
            <text:p>3.79431634058841</text:p>
          </table:table-cell>
          <table:table-cell table:formula="of:=[.F39]*(1+[.F$5])" office:value-type="float" office:value="5.25334796913548" calcext:value-type="float">
            <text:p>5.25334796913548</text:p>
          </table:table-cell>
          <table:table-cell table:formula="of:=[.G39]*(1+[.G$5])" office:value-type="float" office:value="7.25102527576636" calcext:value-type="float">
            <text:p>7.25102527576636</text:p>
          </table:table-cell>
          <table:table-cell table:formula="of:=[.H39]*(1+[.H$5])" office:value-type="float" office:value="9.9781135370238" calcext:value-type="float">
            <text:p>9.9781135370238</text:p>
          </table:table-cell>
          <table:table-cell table:formula="of:=[.I39]*(1+[.I$5])" office:value-type="float" office:value="13.6901336058524" calcext:value-type="float">
            <text:p>13.6901336058524</text:p>
          </table:table-cell>
          <table:table-cell table:formula="of:=[.J39]*(1+[.J$5])" office:value-type="float" office:value="18.7284109344187" calcext:value-type="float">
            <text:p>18.7284109344187</text:p>
          </table:table-cell>
          <table:table-cell table:formula="of:=[.K39]*(1+[.K$5])" office:value-type="float" office:value="25.5476698618766" calcext:value-type="float">
            <text:p>25.5476698618766</text:p>
          </table:table-cell>
          <table:table-cell table:formula="of:=[.L39]*(1+[.L$5])" office:value-type="float" office:value="34.7521180427632" calcext:value-type="float">
            <text:p>34.7521180427632</text:p>
          </table:table-cell>
          <table:table-cell table:formula="of:=[.M39]*(1+[.M$5])" office:value-type="float" office:value="47.142517481346" calcext:value-type="float">
            <text:p>47.142517481346</text:p>
          </table:table-cell>
          <table:table-cell table:formula="of:=[.N39]*(1+[.N$5])" office:value-type="float" office:value="63.7774393508985" calcext:value-type="float">
            <text:p>63.7774393508985</text:p>
          </table:table-cell>
          <table:table-cell table:formula="of:=[.O39]*(1+[.O$5])" office:value-type="float" office:value="86.0527879928988" calcext:value-type="float">
            <text:p>86.0527879928988</text:p>
          </table:table-cell>
          <table:table-cell table:formula="of:=[.P39]*(1+[.P$5])" office:value-type="float" office:value="115.804802975993" calcext:value-type="float">
            <text:p>115.804802975993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40]*(1+[.B$5])" office:value-type="float" office:value="1.41660275603127" calcext:value-type="float">
            <text:p>1.41660275603127</text:p>
          </table:table-cell>
          <table:table-cell table:style-name="ce6" table:formula="of:=[.C40]*(1+[.C$5])" office:value-type="float" office:value="1.99988955266246" calcext:value-type="float">
            <text:p>1.99988955266246</text:p>
          </table:table-cell>
          <table:table-cell table:formula="of:=[.D40]*(1+[.D$5])" office:value-type="float" office:value="2.81386245437152" calcext:value-type="float">
            <text:p>2.81386245437152</text:p>
          </table:table-cell>
          <table:table-cell table:formula="of:=[.E40]*(1+[.E$5])" office:value-type="float" office:value="3.94608899421194" calcext:value-type="float">
            <text:p>3.94608899421194</text:p>
          </table:table-cell>
          <table:table-cell table:formula="of:=[.F40]*(1+[.F$5])" office:value-type="float" office:value="5.51601536759225" calcext:value-type="float">
            <text:p>5.51601536759225</text:p>
          </table:table-cell>
          <table:table-cell table:formula="of:=[.G40]*(1+[.G$5])" office:value-type="float" office:value="7.68608679231234" calcext:value-type="float">
            <text:p>7.68608679231234</text:p>
          </table:table-cell>
          <table:table-cell table:formula="of:=[.H40]*(1+[.H$5])" office:value-type="float" office:value="10.6765814846155" calcext:value-type="float">
            <text:p>10.6765814846155</text:p>
          </table:table-cell>
          <table:table-cell table:formula="of:=[.I40]*(1+[.I$5])" office:value-type="float" office:value="14.7853442943206" calcext:value-type="float">
            <text:p>14.7853442943206</text:p>
          </table:table-cell>
          <table:table-cell table:formula="of:=[.J40]*(1+[.J$5])" office:value-type="float" office:value="20.4139679185164" calcext:value-type="float">
            <text:p>20.4139679185164</text:p>
          </table:table-cell>
          <table:table-cell table:formula="of:=[.K40]*(1+[.K$5])" office:value-type="float" office:value="28.1024368480643" calcext:value-type="float">
            <text:p>28.1024368480643</text:p>
          </table:table-cell>
          <table:table-cell table:formula="of:=[.L40]*(1+[.L$5])" office:value-type="float" office:value="38.5748510274672" calcext:value-type="float">
            <text:p>38.5748510274672</text:p>
          </table:table-cell>
          <table:table-cell table:formula="of:=[.M40]*(1+[.M$5])" office:value-type="float" office:value="52.7996195791075" calcext:value-type="float">
            <text:p>52.7996195791075</text:p>
          </table:table-cell>
          <table:table-cell table:formula="of:=[.N40]*(1+[.N$5])" office:value-type="float" office:value="72.0685064665153" calcext:value-type="float">
            <text:p>72.0685064665153</text:p>
          </table:table-cell>
          <table:table-cell table:formula="of:=[.O40]*(1+[.O$5])" office:value-type="float" office:value="98.1001783119046" calcext:value-type="float">
            <text:p>98.1001783119046</text:p>
          </table:table-cell>
          <table:table-cell table:formula="of:=[.P40]*(1+[.P$5])" office:value-type="float" office:value="133.175523422392" calcext:value-type="float">
            <text:p>133.175523422392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1]*(1+[.B$5])" office:value-type="float" office:value="1.43076878359158" calcext:value-type="float">
            <text:p>1.43076878359158</text:p>
          </table:table-cell>
          <table:table-cell table:formula="of:=[.C41]*(1+[.C$5])" office:value-type="float" office:value="2.03988734371571" calcext:value-type="float">
            <text:p>2.03988734371571</text:p>
          </table:table-cell>
          <table:table-cell table:formula="of:=[.D41]*(1+[.D$5])" office:value-type="float" office:value="2.89827832800267" calcext:value-type="float">
            <text:p>2.89827832800267</text:p>
          </table:table-cell>
          <table:table-cell table:formula="of:=[.E41]*(1+[.E$5])" office:value-type="float" office:value="4.10393255398042" calcext:value-type="float">
            <text:p>4.10393255398042</text:p>
          </table:table-cell>
          <table:table-cell table:formula="of:=[.F41]*(1+[.F$5])" office:value-type="float" office:value="5.79181613597187" calcext:value-type="float">
            <text:p>5.79181613597187</text:p>
          </table:table-cell>
          <table:table-cell table:formula="of:=[.G41]*(1+[.G$5])" office:value-type="float" office:value="8.14725199985108" calcext:value-type="float">
            <text:p>8.14725199985108</text:p>
          </table:table-cell>
          <table:table-cell table:formula="of:=[.H41]*(1+[.H$5])" office:value-type="float" office:value="11.4239421885385" calcext:value-type="float">
            <text:p>11.4239421885385</text:p>
          </table:table-cell>
          <table:table-cell table:formula="of:=[.I41]*(1+[.I$5])" office:value-type="float" office:value="15.9681718378662" calcext:value-type="float">
            <text:p>15.9681718378662</text:p>
          </table:table-cell>
          <table:table-cell table:formula="of:=[.J41]*(1+[.J$5])" office:value-type="float" office:value="22.2512250311828" calcext:value-type="float">
            <text:p>22.2512250311828</text:p>
          </table:table-cell>
          <table:table-cell table:formula="of:=[.K41]*(1+[.K$5])" office:value-type="float" office:value="30.9126805328707" calcext:value-type="float">
            <text:p>30.9126805328707</text:p>
          </table:table-cell>
          <table:table-cell table:formula="of:=[.L41]*(1+[.L$5])" office:value-type="float" office:value="42.8180846404886" calcext:value-type="float">
            <text:p>42.8180846404886</text:p>
          </table:table-cell>
          <table:table-cell table:formula="of:=[.M41]*(1+[.M$5])" office:value-type="float" office:value="59.1355739286004" calcext:value-type="float">
            <text:p>59.1355739286004</text:p>
          </table:table-cell>
          <table:table-cell table:formula="of:=[.N41]*(1+[.N$5])" office:value-type="float" office:value="81.4374123071623" calcext:value-type="float">
            <text:p>81.4374123071623</text:p>
          </table:table-cell>
          <table:table-cell table:formula="of:=[.O41]*(1+[.O$5])" office:value-type="float" office:value="111.834203275571" calcext:value-type="float">
            <text:p>111.834203275571</text:p>
          </table:table-cell>
          <table:table-cell table:formula="of:=[.P41]*(1+[.P$5])" office:value-type="float" office:value="153.151851935751" calcext:value-type="float">
            <text:p>153.151851935751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2]*(1+[.B$5])" office:value-type="float" office:value="1.4450764714275" calcext:value-type="float">
            <text:p>1.4450764714275</text:p>
          </table:table-cell>
          <table:table-cell table:formula="of:=[.C42]*(1+[.C$5])" office:value-type="float" office:value="2.08068509059002" calcext:value-type="float">
            <text:p>2.08068509059002</text:p>
          </table:table-cell>
          <table:table-cell table:style-name="ce7" table:formula="of:=[.D42]*(1+[.D$5])" office:value-type="float" office:value="2.98522667784275" calcext:value-type="float">
            <text:p>2.98522667784275</text:p>
          </table:table-cell>
          <table:table-cell table:formula="of:=[.E42]*(1+[.E$5])" office:value-type="float" office:value="4.26808985613964" calcext:value-type="float">
            <text:p>4.26808985613964</text:p>
          </table:table-cell>
          <table:table-cell table:formula="of:=[.F42]*(1+[.F$5])" office:value-type="float" office:value="6.08140694277046" calcext:value-type="float">
            <text:p>6.08140694277046</text:p>
          </table:table-cell>
          <table:table-cell table:formula="of:=[.G42]*(1+[.G$5])" office:value-type="float" office:value="8.63608711984215" calcext:value-type="float">
            <text:p>8.63608711984215</text:p>
          </table:table-cell>
          <table:table-cell table:formula="of:=[.H42]*(1+[.H$5])" office:value-type="float" office:value="12.2236181417362" calcext:value-type="float">
            <text:p>12.2236181417362</text:p>
          </table:table-cell>
          <table:table-cell table:formula="of:=[.I42]*(1+[.I$5])" office:value-type="float" office:value="17.2456255848955" calcext:value-type="float">
            <text:p>17.2456255848955</text:p>
          </table:table-cell>
          <table:table-cell table:formula="of:=[.J42]*(1+[.J$5])" office:value-type="float" office:value="24.2538352839893" calcext:value-type="float">
            <text:p>24.2538352839893</text:p>
          </table:table-cell>
          <table:table-cell table:formula="of:=[.K42]*(1+[.K$5])" office:value-type="float" office:value="34.0039485861578" calcext:value-type="float">
            <text:p>34.0039485861578</text:p>
          </table:table-cell>
          <table:table-cell table:formula="of:=[.L42]*(1+[.L$5])" office:value-type="float" office:value="47.5280739509424" calcext:value-type="float">
            <text:p>47.5280739509424</text:p>
          </table:table-cell>
          <table:table-cell table:formula="of:=[.M42]*(1+[.M$5])" office:value-type="float" office:value="66.2318428000324" calcext:value-type="float">
            <text:p>66.2318428000324</text:p>
          </table:table-cell>
          <table:table-cell table:formula="of:=[.N42]*(1+[.N$5])" office:value-type="float" office:value="92.0242759070934" calcext:value-type="float">
            <text:p>92.0242759070934</text:p>
          </table:table-cell>
          <table:table-cell table:formula="of:=[.O42]*(1+[.O$5])" office:value-type="float" office:value="127.490991734151" calcext:value-type="float">
            <text:p>127.490991734151</text:p>
          </table:table-cell>
          <table:table-cell table:formula="of:=[.P42]*(1+[.P$5])" office:value-type="float" office:value="176.124629726113" calcext:value-type="float">
            <text:p>176.124629726113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3]*(1+[.B$5])" office:value-type="float" office:value="1.45952723614177" calcext:value-type="float">
            <text:p>1.45952723614177</text:p>
          </table:table-cell>
          <table:table-cell table:formula="of:=[.C43]*(1+[.C$5])" office:value-type="float" office:value="2.12229879240182" calcext:value-type="float">
            <text:p>2.12229879240182</text:p>
          </table:table-cell>
          <table:table-cell table:style-name="ce7" table:formula="of:=[.D43]*(1+[.D$5])" office:value-type="float" office:value="3.07478347817803" calcext:value-type="float">
            <text:p>3.07478347817803</text:p>
          </table:table-cell>
          <table:table-cell table:formula="of:=[.E43]*(1+[.E$5])" office:value-type="float" office:value="4.43881345038522" calcext:value-type="float">
            <text:p>4.43881345038522</text:p>
          </table:table-cell>
          <table:table-cell table:formula="of:=[.F43]*(1+[.F$5])" office:value-type="float" office:value="6.38547728990898" calcext:value-type="float">
            <text:p>6.38547728990898</text:p>
          </table:table-cell>
          <table:table-cell table:formula="of:=[.G43]*(1+[.G$5])" office:value-type="float" office:value="9.15425234703268" calcext:value-type="float">
            <text:p>9.15425234703268</text:p>
          </table:table-cell>
          <table:table-cell table:formula="of:=[.H43]*(1+[.H$5])" office:value-type="float" office:value="13.0792714116578" calcext:value-type="float">
            <text:p>13.0792714116578</text:p>
          </table:table-cell>
          <table:table-cell table:formula="of:=[.I43]*(1+[.I$5])" office:value-type="float" office:value="18.6252756316871" calcext:value-type="float">
            <text:p>18.6252756316871</text:p>
          </table:table-cell>
          <table:table-cell table:formula="of:=[.J43]*(1+[.J$5])" office:value-type="float" office:value="26.4366804595483" calcext:value-type="float">
            <text:p>26.4366804595483</text:p>
          </table:table-cell>
          <table:table-cell table:formula="of:=[.K43]*(1+[.K$5])" office:value-type="float" office:value="37.4043434447736" calcext:value-type="float">
            <text:p>37.4043434447736</text:p>
          </table:table-cell>
          <table:table-cell table:formula="of:=[.L43]*(1+[.L$5])" office:value-type="float" office:value="52.756162085546" calcext:value-type="float">
            <text:p>52.756162085546</text:p>
          </table:table-cell>
          <table:table-cell table:formula="of:=[.M43]*(1+[.M$5])" office:value-type="float" office:value="74.1796639360363" calcext:value-type="float">
            <text:p>74.1796639360363</text:p>
          </table:table-cell>
          <table:table-cell table:formula="of:=[.N43]*(1+[.N$5])" office:value-type="float" office:value="103.987431775016" calcext:value-type="float">
            <text:p>103.987431775016</text:p>
          </table:table-cell>
          <table:table-cell table:formula="of:=[.O43]*(1+[.O$5])" office:value-type="float" office:value="145.339730576932" calcext:value-type="float">
            <text:p>145.339730576932</text:p>
          </table:table-cell>
          <table:table-cell table:formula="of:=[.P43]*(1+[.P$5])" office:value-type="float" office:value="202.54332418503" calcext:value-type="float">
            <text:p>202.54332418503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4]*(1+[.B$5])" office:value-type="float" office:value="1.47412250850319" calcext:value-type="float">
            <text:p>1.47412250850319</text:p>
          </table:table-cell>
          <table:table-cell table:formula="of:=[.C44]*(1+[.C$5])" office:value-type="float" office:value="2.16474476824986" calcext:value-type="float">
            <text:p>2.16474476824986</text:p>
          </table:table-cell>
          <table:table-cell table:formula="of:=[.D44]*(1+[.D$5])" office:value-type="float" office:value="3.16702698252337" calcext:value-type="float">
            <text:p>3.16702698252337</text:p>
          </table:table-cell>
          <table:table-cell table:formula="of:=[.E44]*(1+[.E$5])" office:value-type="float" office:value="4.61636598840063" calcext:value-type="float">
            <text:p>4.61636598840063</text:p>
          </table:table-cell>
          <table:table-cell table:formula="of:=[.F44]*(1+[.F$5])" office:value-type="float" office:value="6.70475115440443" calcext:value-type="float">
            <text:p>6.70475115440443</text:p>
          </table:table-cell>
          <table:table-cell table:formula="of:=[.G44]*(1+[.G$5])" office:value-type="float" office:value="9.70350748785464" calcext:value-type="float">
            <text:p>9.70350748785464</text:p>
          </table:table-cell>
          <table:table-cell table:formula="of:=[.H44]*(1+[.H$5])" office:value-type="float" office:value="13.9948204104738" calcext:value-type="float">
            <text:p>13.9948204104738</text:p>
          </table:table-cell>
          <table:table-cell table:formula="of:=[.I44]*(1+[.I$5])" office:value-type="float" office:value="20.1152976822221" calcext:value-type="float">
            <text:p>20.1152976822221</text:p>
          </table:table-cell>
          <table:table-cell table:formula="of:=[.J44]*(1+[.J$5])" office:value-type="float" office:value="28.8159817009077" calcext:value-type="float">
            <text:p>28.8159817009077</text:p>
          </table:table-cell>
          <table:table-cell table:formula="of:=[.K44]*(1+[.K$5])" office:value-type="float" office:value="41.144777789251" calcext:value-type="float">
            <text:p>41.144777789251</text:p>
          </table:table-cell>
          <table:table-cell table:formula="of:=[.L44]*(1+[.L$5])" office:value-type="float" office:value="58.5593399149561" calcext:value-type="float">
            <text:p>58.5593399149561</text:p>
          </table:table-cell>
          <table:table-cell table:formula="of:=[.M44]*(1+[.M$5])" office:value-type="float" office:value="83.0812236083607" calcext:value-type="float">
            <text:p>83.0812236083607</text:p>
          </table:table-cell>
          <table:table-cell table:formula="of:=[.N44]*(1+[.N$5])" office:value-type="float" office:value="117.505797905768" calcext:value-type="float">
            <text:p>117.505797905768</text:p>
          </table:table-cell>
          <table:table-cell table:formula="of:=[.O44]*(1+[.O$5])" office:value-type="float" office:value="165.687292857703" calcext:value-type="float">
            <text:p>165.687292857703</text:p>
          </table:table-cell>
          <table:table-cell table:formula="of:=[.P44]*(1+[.P$5])" office:value-type="float" office:value="232.924822812785" calcext:value-type="float">
            <text:p>232.924822812785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5]*(1+[.B$5])" office:value-type="float" office:value="1.48886373358822" calcext:value-type="float">
            <text:p>1.48886373358822</text:p>
          </table:table-cell>
          <table:table-cell table:formula="of:=[.C45]*(1+[.C$5])" office:value-type="float" office:value="2.20803966361486" calcext:value-type="float">
            <text:p>2.20803966361486</text:p>
          </table:table-cell>
          <table:table-cell table:formula="of:=[.D45]*(1+[.D$5])" office:value-type="float" office:value="3.26203779199907" calcext:value-type="float">
            <text:p>3.26203779199907</text:p>
          </table:table-cell>
          <table:table-cell table:formula="of:=[.E45]*(1+[.E$5])" office:value-type="float" office:value="4.80102062793666" calcext:value-type="float">
            <text:p>4.80102062793666</text:p>
          </table:table-cell>
          <table:table-cell table:formula="of:=[.F45]*(1+[.F$5])" office:value-type="float" office:value="7.03998871212465" calcext:value-type="float">
            <text:p>7.03998871212465</text:p>
          </table:table-cell>
          <table:table-cell table:formula="of:=[.G45]*(1+[.G$5])" office:value-type="float" office:value="10.2857179371259" calcext:value-type="float">
            <text:p>10.2857179371259</text:p>
          </table:table-cell>
          <table:table-cell table:formula="of:=[.H45]*(1+[.H$5])" office:value-type="float" office:value="14.974457839207" calcext:value-type="float">
            <text:p>14.974457839207</text:p>
          </table:table-cell>
          <table:table-cell table:formula="of:=[.I45]*(1+[.I$5])" office:value-type="float" office:value="21.7245214967999" calcext:value-type="float">
            <text:p>21.7245214967999</text:p>
          </table:table-cell>
          <table:table-cell table:formula="of:=[.J45]*(1+[.J$5])" office:value-type="float" office:value="31.4094200539894" calcext:value-type="float">
            <text:p>31.4094200539894</text:p>
          </table:table-cell>
          <table:table-cell table:formula="of:=[.K45]*(1+[.K$5])" office:value-type="float" office:value="45.2592555681761" calcext:value-type="float">
            <text:p>45.2592555681761</text:p>
          </table:table-cell>
          <table:table-cell table:formula="of:=[.L45]*(1+[.L$5])" office:value-type="float" office:value="65.0008673056013" calcext:value-type="float">
            <text:p>65.0008673056013</text:p>
          </table:table-cell>
          <table:table-cell table:formula="of:=[.M45]*(1+[.M$5])" office:value-type="float" office:value="93.050970441364" calcext:value-type="float">
            <text:p>93.050970441364</text:p>
          </table:table-cell>
          <table:table-cell table:formula="of:=[.N45]*(1+[.N$5])" office:value-type="float" office:value="132.781551633517" calcext:value-type="float">
            <text:p>132.781551633517</text:p>
          </table:table-cell>
          <table:table-cell table:formula="of:=[.O45]*(1+[.O$5])" office:value-type="float" office:value="188.883513857782" calcext:value-type="float">
            <text:p>188.883513857782</text:p>
          </table:table-cell>
          <table:table-cell table:formula="of:=[.P45]*(1+[.P$5])" office:value-type="float" office:value="267.863546234702" calcext:value-type="float">
            <text:p>267.863546234702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6]*(1+[.B$5])" office:value-type="float" office:value="1.5037523709241" calcext:value-type="float">
            <text:p>1.5037523709241</text:p>
          </table:table-cell>
          <table:table-cell table:formula="of:=[.C46]*(1+[.C$5])" office:value-type="float" office:value="2.25220045688716" calcext:value-type="float">
            <text:p>2.25220045688716</text:p>
          </table:table-cell>
          <table:table-cell table:formula="of:=[.D46]*(1+[.D$5])" office:value-type="float" office:value="3.35989892575904" calcext:value-type="float">
            <text:p>3.35989892575904</text:p>
          </table:table-cell>
          <table:table-cell table:formula="of:=[.E46]*(1+[.E$5])" office:value-type="float" office:value="4.99306145305413" calcext:value-type="float">
            <text:p>4.99306145305413</text:p>
          </table:table-cell>
          <table:table-cell table:formula="of:=[.F46]*(1+[.F$5])" office:value-type="float" office:value="7.39198814773089" calcext:value-type="float">
            <text:p>7.39198814773089</text:p>
          </table:table-cell>
          <table:table-cell table:formula="of:=[.G46]*(1+[.G$5])" office:value-type="float" office:value="10.9028610133535" calcext:value-type="float">
            <text:p>10.9028610133535</text:p>
          </table:table-cell>
          <table:table-cell table:formula="of:=[.H46]*(1+[.H$5])" office:value-type="float" office:value="16.0226698879515" calcext:value-type="float">
            <text:p>16.0226698879515</text:p>
          </table:table-cell>
          <table:table-cell table:formula="of:=[.I46]*(1+[.I$5])" office:value-type="float" office:value="23.4624832165439" calcext:value-type="float">
            <text:p>23.4624832165439</text:p>
          </table:table-cell>
          <table:table-cell table:formula="of:=[.J46]*(1+[.J$5])" office:value-type="float" office:value="34.2362678588484" calcext:value-type="float">
            <text:p>34.2362678588484</text:p>
          </table:table-cell>
          <table:table-cell table:formula="of:=[.K46]*(1+[.K$5])" office:value-type="float" office:value="49.7851811249937" calcext:value-type="float">
            <text:p>49.7851811249937</text:p>
          </table:table-cell>
          <table:table-cell table:formula="of:=[.L46]*(1+[.L$5])" office:value-type="float" office:value="72.1509627092174" calcext:value-type="float">
            <text:p>72.1509627092174</text:p>
          </table:table-cell>
          <table:table-cell table:formula="of:=[.M46]*(1+[.M$5])" office:value-type="float" office:value="104.217086894328" calcext:value-type="float">
            <text:p>104.217086894328</text:p>
          </table:table-cell>
          <table:table-cell table:formula="of:=[.N46]*(1+[.N$5])" office:value-type="float" office:value="150.043153345875" calcext:value-type="float">
            <text:p>150.043153345875</text:p>
          </table:table-cell>
          <table:table-cell table:formula="of:=[.O46]*(1+[.O$5])" office:value-type="float" office:value="215.327205797871" calcext:value-type="float">
            <text:p>215.327205797871</text:p>
          </table:table-cell>
          <table:table-cell table:formula="of:=[.P46]*(1+[.P$5])" office:value-type="float" office:value="308.043078169908" calcext:value-type="float">
            <text:p>308.043078169908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7]*(1+[.B$5])" office:value-type="float" office:value="1.51878989463335" calcext:value-type="float">
            <text:p>1.51878989463335</text:p>
          </table:table-cell>
          <table:table-cell table:formula="of:=[.C47]*(1+[.C$5])" office:value-type="float" office:value="2.2972444660249" calcext:value-type="float">
            <text:p>2.2972444660249</text:p>
          </table:table-cell>
          <table:table-cell table:formula="of:=[.D47]*(1+[.D$5])" office:value-type="float" office:value="3.46069589353182" calcext:value-type="float">
            <text:p>3.46069589353182</text:p>
          </table:table-cell>
          <table:table-cell table:formula="of:=[.E47]*(1+[.E$5])" office:value-type="float" office:value="5.19278391117629" calcext:value-type="float">
            <text:p>5.19278391117629</text:p>
          </table:table-cell>
          <table:table-cell table:formula="of:=[.F47]*(1+[.F$5])" office:value-type="float" office:value="7.76158755511743" calcext:value-type="float">
            <text:p>7.76158755511743</text:p>
          </table:table-cell>
          <table:table-cell table:formula="of:=[.G47]*(1+[.G$5])" office:value-type="float" office:value="11.5570326741547" calcext:value-type="float">
            <text:p>11.5570326741547</text:p>
          </table:table-cell>
          <table:table-cell table:formula="of:=[.H47]*(1+[.H$5])" office:value-type="float" office:value="17.1442567801081" calcext:value-type="float">
            <text:p>17.1442567801081</text:p>
          </table:table-cell>
          <table:table-cell table:formula="of:=[.I47]*(1+[.I$5])" office:value-type="float" office:value="25.3394818738674" calcext:value-type="float">
            <text:p>25.3394818738674</text:p>
          </table:table-cell>
          <table:table-cell table:formula="of:=[.J47]*(1+[.J$5])" office:value-type="float" office:value="37.3175319661448" calcext:value-type="float">
            <text:p>37.3175319661448</text:p>
          </table:table-cell>
          <table:table-cell table:formula="of:=[.K47]*(1+[.K$5])" office:value-type="float" office:value="54.763699237493" calcext:value-type="float">
            <text:p>54.763699237493</text:p>
          </table:table-cell>
          <table:table-cell table:formula="of:=[.L47]*(1+[.L$5])" office:value-type="float" office:value="80.0875686072313" calcext:value-type="float">
            <text:p>80.0875686072313</text:p>
          </table:table-cell>
          <table:table-cell table:formula="of:=[.M47]*(1+[.M$5])" office:value-type="float" office:value="116.723137321647" calcext:value-type="float">
            <text:p>116.723137321647</text:p>
          </table:table-cell>
          <table:table-cell table:formula="of:=[.N47]*(1+[.N$5])" office:value-type="float" office:value="169.548763280838" calcext:value-type="float">
            <text:p>169.548763280838</text:p>
          </table:table-cell>
          <table:table-cell table:formula="of:=[.O47]*(1+[.O$5])" office:value-type="float" office:value="245.473014609573" calcext:value-type="float">
            <text:p>245.473014609573</text:p>
          </table:table-cell>
          <table:table-cell table:formula="of:=[.P47]*(1+[.P$5])" office:value-type="float" office:value="354.249539895394" calcext:value-type="float">
            <text:p>354.249539895394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]*(1+[.B$5])" office:value-type="float" office:value="1.53397779357968" calcext:value-type="float">
            <text:p>1.53397779357968</text:p>
          </table:table-cell>
          <table:table-cell table:formula="of:=[.C48]*(1+[.C$5])" office:value-type="float" office:value="2.3431893553454" calcext:value-type="float">
            <text:p>2.3431893553454</text:p>
          </table:table-cell>
          <table:table-cell table:formula="of:=[.D48]*(1+[.D$5])" office:value-type="float" office:value="3.56451677033777" calcext:value-type="float">
            <text:p>3.56451677033777</text:p>
          </table:table-cell>
          <table:table-cell table:formula="of:=[.E48]*(1+[.E$5])" office:value-type="float" office:value="5.40049526762334" calcext:value-type="float">
            <text:p>5.40049526762334</text:p>
          </table:table-cell>
          <table:table-cell table:formula="of:=[.F48]*(1+[.F$5])" office:value-type="float" office:value="8.1496669328733" calcext:value-type="float">
            <text:p>8.1496669328733</text:p>
          </table:table-cell>
          <table:table-cell table:formula="of:=[.G48]*(1+[.G$5])" office:value-type="float" office:value="12.250454634604" calcext:value-type="float">
            <text:p>12.250454634604</text:p>
          </table:table-cell>
          <table:table-cell table:formula="of:=[.H48]*(1+[.H$5])" office:value-type="float" office:value="18.3443547547157" calcext:value-type="float">
            <text:p>18.3443547547157</text:p>
          </table:table-cell>
          <table:table-cell table:formula="of:=[.I48]*(1+[.I$5])" office:value-type="float" office:value="27.3666404237768" calcext:value-type="float">
            <text:p>27.3666404237768</text:p>
          </table:table-cell>
          <table:table-cell table:formula="of:=[.J48]*(1+[.J$5])" office:value-type="float" office:value="40.6761098430978" calcext:value-type="float">
            <text:p>40.6761098430978</text:p>
          </table:table-cell>
          <table:table-cell table:formula="of:=[.K48]*(1+[.K$5])" office:value-type="float" office:value="60.2400691612424" calcext:value-type="float">
            <text:p>60.2400691612424</text:p>
          </table:table-cell>
          <table:table-cell table:formula="of:=[.L48]*(1+[.L$5])" office:value-type="float" office:value="88.8972011540268" calcext:value-type="float">
            <text:p>88.8972011540268</text:p>
          </table:table-cell>
          <table:table-cell table:formula="of:=[.M48]*(1+[.M$5])" office:value-type="float" office:value="130.729913800245" calcext:value-type="float">
            <text:p>130.729913800245</text:p>
          </table:table-cell>
          <table:table-cell table:formula="of:=[.N48]*(1+[.N$5])" office:value-type="float" office:value="191.590102507347" calcext:value-type="float">
            <text:p>191.590102507347</text:p>
          </table:table-cell>
          <table:table-cell table:formula="of:=[.O48]*(1+[.O$5])" office:value-type="float" office:value="279.839236654913" calcext:value-type="float">
            <text:p>279.839236654913</text:p>
          </table:table-cell>
          <table:table-cell table:formula="of:=[.P48]*(1+[.P$5])" office:value-type="float" office:value="407.386970879703" calcext:value-type="float">
            <text:p>407.386970879703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9]*(1+[.B$5])" office:value-type="float" office:value="1.54931757151548" calcext:value-type="float">
            <text:p>1.54931757151548</text:p>
          </table:table-cell>
          <table:table-cell table:formula="of:=[.C49]*(1+[.C$5])" office:value-type="float" office:value="2.3900531424523" calcext:value-type="float">
            <text:p>2.3900531424523</text:p>
          </table:table-cell>
          <table:table-cell table:formula="of:=[.D49]*(1+[.D$5])" office:value-type="float" office:value="3.6714522734479" calcext:value-type="float">
            <text:p>3.6714522734479</text:p>
          </table:table-cell>
          <table:table-cell table:formula="of:=[.E49]*(1+[.E$5])" office:value-type="float" office:value="5.61651507832828" calcext:value-type="float">
            <text:p>5.61651507832828</text:p>
          </table:table-cell>
          <table:table-cell table:formula="of:=[.F49]*(1+[.F$5])" office:value-type="float" office:value="8.55715027951697" calcext:value-type="float">
            <text:p>8.55715027951697</text:p>
          </table:table-cell>
          <table:table-cell table:formula="of:=[.G49]*(1+[.G$5])" office:value-type="float" office:value="12.9854819126802" calcext:value-type="float">
            <text:p>12.9854819126802</text:p>
          </table:table-cell>
          <table:table-cell table:formula="of:=[.H49]*(1+[.H$5])" office:value-type="float" office:value="19.6284595875458" calcext:value-type="float">
            <text:p>19.6284595875458</text:p>
          </table:table-cell>
          <table:table-cell table:formula="of:=[.I49]*(1+[.I$5])" office:value-type="float" office:value="29.5559716576789" calcext:value-type="float">
            <text:p>29.5559716576789</text:p>
          </table:table-cell>
          <table:table-cell table:formula="of:=[.J49]*(1+[.J$5])" office:value-type="float" office:value="44.3369597289766" calcext:value-type="float">
            <text:p>44.3369597289766</text:p>
          </table:table-cell>
          <table:table-cell table:formula="of:=[.K49]*(1+[.K$5])" office:value-type="float" office:value="66.2640760773666" calcext:value-type="float">
            <text:p>66.2640760773666</text:p>
          </table:table-cell>
          <table:table-cell table:formula="of:=[.L49]*(1+[.L$5])" office:value-type="float" office:value="98.6758932809697" calcext:value-type="float">
            <text:p>98.6758932809697</text:p>
          </table:table-cell>
          <table:table-cell table:formula="of:=[.M49]*(1+[.M$5])" office:value-type="float" office:value="146.417503456274" calcext:value-type="float">
            <text:p>146.417503456274</text:p>
          </table:table-cell>
          <table:table-cell table:formula="of:=[.N49]*(1+[.N$5])" office:value-type="float" office:value="216.496815833302" calcext:value-type="float">
            <text:p>216.496815833302</text:p>
          </table:table-cell>
          <table:table-cell table:formula="of:=[.O49]*(1+[.O$5])" office:value-type="float" office:value="319.016729786601" calcext:value-type="float">
            <text:p>319.016729786601</text:p>
          </table:table-cell>
          <table:table-cell table:formula="of:=[.P49]*(1+[.P$5])" office:value-type="float" office:value="468.495016511658" calcext:value-type="float">
            <text:p>468.495016511658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0]*(1+[.B$5])" office:value-type="float" office:value="1.56481074723063" calcext:value-type="float">
            <text:p>1.56481074723063</text:p>
          </table:table-cell>
          <table:table-cell table:formula="of:=[.C50]*(1+[.C$5])" office:value-type="float" office:value="2.43785420530135" calcext:value-type="float">
            <text:p>2.43785420530135</text:p>
          </table:table-cell>
          <table:table-cell table:formula="of:=[.D50]*(1+[.D$5])" office:value-type="float" office:value="3.78159584165134" calcext:value-type="float">
            <text:p>3.78159584165134</text:p>
          </table:table-cell>
          <table:table-cell table:formula="of:=[.E50]*(1+[.E$5])" office:value-type="float" office:value="5.84117568146141" calcext:value-type="float">
            <text:p>5.84117568146141</text:p>
          </table:table-cell>
          <table:table-cell table:formula="of:=[.F50]*(1+[.F$5])" office:value-type="float" office:value="8.98500779349282" calcext:value-type="float">
            <text:p>8.98500779349282</text:p>
          </table:table-cell>
          <table:table-cell table:formula="of:=[.G50]*(1+[.G$5])" office:value-type="float" office:value="13.764610827441" calcext:value-type="float">
            <text:p>13.764610827441</text:p>
          </table:table-cell>
          <table:table-cell table:formula="of:=[.H50]*(1+[.H$5])" office:value-type="float" office:value="21.002451758674" calcext:value-type="float">
            <text:p>21.002451758674</text:p>
          </table:table-cell>
          <table:table-cell table:formula="of:=[.I50]*(1+[.I$5])" office:value-type="float" office:value="31.9204493902932" calcext:value-type="float">
            <text:p>31.9204493902932</text:p>
          </table:table-cell>
          <table:table-cell table:formula="of:=[.J50]*(1+[.J$5])" office:value-type="float" office:value="48.3272861045845" calcext:value-type="float">
            <text:p>48.3272861045845</text:p>
          </table:table-cell>
          <table:table-cell table:formula="of:=[.K50]*(1+[.K$5])" office:value-type="float" office:value="72.8904836851033" calcext:value-type="float">
            <text:p>72.8904836851033</text:p>
          </table:table-cell>
          <table:table-cell table:formula="of:=[.L50]*(1+[.L$5])" office:value-type="float" office:value="109.530241541876" calcext:value-type="float">
            <text:p>109.530241541876</text:p>
          </table:table-cell>
          <table:table-cell table:formula="of:=[.M50]*(1+[.M$5])" office:value-type="float" office:value="163.987603871027" calcext:value-type="float">
            <text:p>163.987603871027</text:p>
          </table:table-cell>
          <table:table-cell table:formula="of:=[.N50]*(1+[.N$5])" office:value-type="float" office:value="244.641401891632" calcext:value-type="float">
            <text:p>244.641401891632</text:p>
          </table:table-cell>
          <table:table-cell table:formula="of:=[.O50]*(1+[.O$5])" office:value-type="float" office:value="363.679071956725" calcext:value-type="float">
            <text:p>363.679071956725</text:p>
          </table:table-cell>
          <table:table-cell table:formula="of:=[.P50]*(1+[.P$5])" office:value-type="float" office:value="538.769268988407" calcext:value-type="float">
            <text:p>538.769268988407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1]*(1+[.B$5])" office:value-type="float" office:value="1.58045885470294" calcext:value-type="float">
            <text:p>1.58045885470294</text:p>
          </table:table-cell>
          <table:table-cell table:formula="of:=[.C51]*(1+[.C$5])" office:value-type="float" office:value="2.48661128940738" calcext:value-type="float">
            <text:p>2.48661128940738</text:p>
          </table:table-cell>
          <table:table-cell table:formula="of:=[.D51]*(1+[.D$5])" office:value-type="float" office:value="3.89504371690088" calcext:value-type="float">
            <text:p>3.89504371690088</text:p>
          </table:table-cell>
          <table:table-cell table:formula="of:=[.E51]*(1+[.E$5])" office:value-type="float" office:value="6.07482270871986" calcext:value-type="float">
            <text:p>6.07482270871986</text:p>
          </table:table-cell>
          <table:table-cell table:formula="of:=[.F51]*(1+[.F$5])" office:value-type="float" office:value="9.43425818316746" calcext:value-type="float">
            <text:p>9.43425818316746</text:p>
          </table:table-cell>
          <table:table-cell table:formula="of:=[.G51]*(1+[.G$5])" office:value-type="float" office:value="14.5904874770875" calcext:value-type="float">
            <text:p>14.5904874770875</text:p>
          </table:table-cell>
          <table:table-cell table:formula="of:=[.H51]*(1+[.H$5])" office:value-type="float" office:value="22.4726233817811" calcext:value-type="float">
            <text:p>22.4726233817811</text:p>
          </table:table-cell>
          <table:table-cell table:formula="of:=[.I51]*(1+[.I$5])" office:value-type="float" office:value="34.4740853415167" calcext:value-type="float">
            <text:p>34.4740853415167</text:p>
          </table:table-cell>
          <table:table-cell table:formula="of:=[.J51]*(1+[.J$5])" office:value-type="float" office:value="52.6767418539971" calcext:value-type="float">
            <text:p>52.6767418539971</text:p>
          </table:table-cell>
          <table:table-cell table:formula="of:=[.K51]*(1+[.K$5])" office:value-type="float" office:value="80.1795320536136" calcext:value-type="float">
            <text:p>80.1795320536136</text:p>
          </table:table-cell>
          <table:table-cell table:formula="of:=[.L51]*(1+[.L$5])" office:value-type="float" office:value="121.578568111483" calcext:value-type="float">
            <text:p>121.578568111483</text:p>
          </table:table-cell>
          <table:table-cell table:formula="of:=[.M51]*(1+[.M$5])" office:value-type="float" office:value="183.66611633555" calcext:value-type="float">
            <text:p>183.66611633555</text:p>
          </table:table-cell>
          <table:table-cell table:formula="of:=[.N51]*(1+[.N$5])" office:value-type="float" office:value="276.444784137544" calcext:value-type="float">
            <text:p>276.444784137544</text:p>
          </table:table-cell>
          <table:table-cell table:formula="of:=[.O51]*(1+[.O$5])" office:value-type="float" office:value="414.594142030667" calcext:value-type="float">
            <text:p>414.594142030667</text:p>
          </table:table-cell>
          <table:table-cell table:formula="of:=[.P51]*(1+[.P$5])" office:value-type="float" office:value="619.584659336668" calcext:value-type="float">
            <text:p>619.584659336668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2]*(1+[.B$5])" office:value-type="float" office:value="1.59626344324997" calcext:value-type="float">
            <text:p>1.59626344324997</text:p>
          </table:table-cell>
          <table:table-cell table:formula="of:=[.C52]*(1+[.C$5])" office:value-type="float" office:value="2.53634351519553" calcext:value-type="float">
            <text:p>2.53634351519553</text:p>
          </table:table-cell>
          <table:table-cell table:formula="of:=[.D52]*(1+[.D$5])" office:value-type="float" office:value="4.01189502840791" calcext:value-type="float">
            <text:p>4.01189502840791</text:p>
          </table:table-cell>
          <table:table-cell table:formula="of:=[.E52]*(1+[.E$5])" office:value-type="float" office:value="6.31781561706866" calcext:value-type="float">
            <text:p>6.31781561706866</text:p>
          </table:table-cell>
          <table:table-cell table:formula="of:=[.F52]*(1+[.F$5])" office:value-type="float" office:value="9.90597109232583" calcext:value-type="float">
            <text:p>9.90597109232583</text:p>
          </table:table-cell>
          <table:table-cell table:formula="of:=[.G52]*(1+[.G$5])" office:value-type="float" office:value="15.4659167257127" calcext:value-type="float">
            <text:p>15.4659167257127</text:p>
          </table:table-cell>
          <table:table-cell table:formula="of:=[.H52]*(1+[.H$5])" office:value-type="float" office:value="24.0457070185058" calcext:value-type="float">
            <text:p>24.0457070185058</text:p>
          </table:table-cell>
          <table:table-cell table:formula="of:=[.I52]*(1+[.I$5])" office:value-type="float" office:value="37.232012168838" calcext:value-type="float">
            <text:p>37.232012168838</text:p>
          </table:table-cell>
          <table:table-cell table:formula="of:=[.J52]*(1+[.J$5])" office:value-type="float" office:value="57.4176486208569" calcext:value-type="float">
            <text:p>57.4176486208569</text:p>
          </table:table-cell>
          <table:table-cell table:formula="of:=[.K52]*(1+[.K$5])" office:value-type="float" office:value="88.197485258975" calcext:value-type="float">
            <text:p>88.197485258975</text:p>
          </table:table-cell>
          <table:table-cell table:formula="of:=[.L52]*(1+[.L$5])" office:value-type="float" office:value="134.952210603746" calcext:value-type="float">
            <text:p>134.952210603746</text:p>
          </table:table-cell>
          <table:table-cell table:formula="of:=[.M52]*(1+[.M$5])" office:value-type="float" office:value="205.706050295816" calcext:value-type="float">
            <text:p>205.706050295816</text:p>
          </table:table-cell>
          <table:table-cell table:formula="of:=[.N52]*(1+[.N$5])" office:value-type="float" office:value="312.382606075424" calcext:value-type="float">
            <text:p>312.382606075424</text:p>
          </table:table-cell>
          <table:table-cell table:formula="of:=[.O52]*(1+[.O$5])" office:value-type="float" office:value="472.63732191496" calcext:value-type="float">
            <text:p>472.63732191496</text:p>
          </table:table-cell>
          <table:table-cell table:formula="of:=[.P52]*(1+[.P$5])" office:value-type="float" office:value="712.522358237168" calcext:value-type="float">
            <text:p>712.522358237168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3]*(1+[.B$5])" office:value-type="float" office:value="1.61222607768247" calcext:value-type="float">
            <text:p>1.61222607768247</text:p>
          </table:table-cell>
          <table:table-cell table:formula="of:=[.C53]*(1+[.C$5])" office:value-type="float" office:value="2.58707038549944" calcext:value-type="float">
            <text:p>2.58707038549944</text:p>
          </table:table-cell>
          <table:table-cell table:formula="of:=[.D53]*(1+[.D$5])" office:value-type="float" office:value="4.13225187926015" calcext:value-type="float">
            <text:p>4.13225187926015</text:p>
          </table:table-cell>
          <table:table-cell table:formula="of:=[.E53]*(1+[.E$5])" office:value-type="float" office:value="6.5705282417514" calcext:value-type="float">
            <text:p>6.5705282417514</text:p>
          </table:table-cell>
          <table:table-cell table:formula="of:=[.F53]*(1+[.F$5])" office:value-type="float" office:value="10.4012696469421" calcext:value-type="float">
            <text:p>10.4012696469421</text:p>
          </table:table-cell>
          <table:table-cell table:formula="of:=[.G53]*(1+[.G$5])" office:value-type="float" office:value="16.3938717292555" calcext:value-type="float">
            <text:p>16.3938717292555</text:p>
          </table:table-cell>
          <table:table-cell table:formula="of:=[.H53]*(1+[.H$5])" office:value-type="float" office:value="25.7289065098012" calcext:value-type="float">
            <text:p>25.7289065098012</text:p>
          </table:table-cell>
          <table:table-cell table:formula="of:=[.I53]*(1+[.I$5])" office:value-type="float" office:value="40.2105731423451" calcext:value-type="float">
            <text:p>40.2105731423451</text:p>
          </table:table-cell>
          <table:table-cell table:formula="of:=[.J53]*(1+[.J$5])" office:value-type="float" office:value="62.585236996734" calcext:value-type="float">
            <text:p>62.585236996734</text:p>
          </table:table-cell>
          <table:table-cell table:formula="of:=[.K53]*(1+[.K$5])" office:value-type="float" office:value="97.0172337848725" calcext:value-type="float">
            <text:p>97.0172337848725</text:p>
          </table:table-cell>
          <table:table-cell table:formula="of:=[.L53]*(1+[.L$5])" office:value-type="float" office:value="149.796953770158" calcext:value-type="float">
            <text:p>149.796953770158</text:p>
          </table:table-cell>
          <table:table-cell table:formula="of:=[.M53]*(1+[.M$5])" office:value-type="float" office:value="230.390776331314" calcext:value-type="float">
            <text:p>230.390776331314</text:p>
          </table:table-cell>
          <table:table-cell table:formula="of:=[.N53]*(1+[.N$5])" office:value-type="float" office:value="352.992344865229" calcext:value-type="float">
            <text:p>352.992344865229</text:p>
          </table:table-cell>
          <table:table-cell table:formula="of:=[.O53]*(1+[.O$5])" office:value-type="float" office:value="538.806546983055" calcext:value-type="float">
            <text:p>538.806546983055</text:p>
          </table:table-cell>
          <table:table-cell table:formula="of:=[.P53]*(1+[.P$5])" office:value-type="float" office:value="819.400711972743" calcext:value-type="float">
            <text:p>819.400711972743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4]*(1+[.B$5])" office:value-type="float" office:value="1.62834833845929" calcext:value-type="float">
            <text:p>1.62834833845929</text:p>
          </table:table-cell>
          <table:table-cell table:formula="of:=[.C54]*(1+[.C$5])" office:value-type="float" office:value="2.63881179320943" calcext:value-type="float">
            <text:p>2.63881179320943</text:p>
          </table:table-cell>
          <table:table-cell table:formula="of:=[.D54]*(1+[.D$5])" office:value-type="float" office:value="4.25621943563795" calcext:value-type="float">
            <text:p>4.25621943563795</text:p>
          </table:table-cell>
          <table:table-cell table:formula="of:=[.E54]*(1+[.E$5])" office:value-type="float" office:value="6.83334937142146" calcext:value-type="float">
            <text:p>6.83334937142146</text:p>
          </table:table-cell>
          <table:table-cell table:formula="of:=[.F54]*(1+[.F$5])" office:value-type="float" office:value="10.9213331292892" calcext:value-type="float">
            <text:p>10.9213331292892</text:p>
          </table:table-cell>
          <table:table-cell table:formula="of:=[.G54]*(1+[.G$5])" office:value-type="float" office:value="17.3775040330108" calcext:value-type="float">
            <text:p>17.3775040330108</text:p>
          </table:table-cell>
          <table:table-cell table:formula="of:=[.H54]*(1+[.H$5])" office:value-type="float" office:value="27.5299299654873" calcext:value-type="float">
            <text:p>27.5299299654873</text:p>
          </table:table-cell>
          <table:table-cell table:formula="of:=[.I54]*(1+[.I$5])" office:value-type="float" office:value="43.4274189937327" calcext:value-type="float">
            <text:p>43.4274189937327</text:p>
          </table:table-cell>
          <table:table-cell table:formula="of:=[.J54]*(1+[.J$5])" office:value-type="float" office:value="68.2179083264401" calcext:value-type="float">
            <text:p>68.2179083264401</text:p>
          </table:table-cell>
          <table:table-cell table:formula="of:=[.K54]*(1+[.K$5])" office:value-type="float" office:value="106.71895716336" calcext:value-type="float">
            <text:p>106.71895716336</text:p>
          </table:table-cell>
          <table:table-cell table:formula="of:=[.L54]*(1+[.L$5])" office:value-type="float" office:value="166.274618684875" calcext:value-type="float">
            <text:p>166.274618684875</text:p>
          </table:table-cell>
          <table:table-cell table:formula="of:=[.M54]*(1+[.M$5])" office:value-type="float" office:value="258.037669491072" calcext:value-type="float">
            <text:p>258.037669491072</text:p>
          </table:table-cell>
          <table:table-cell table:formula="of:=[.N54]*(1+[.N$5])" office:value-type="float" office:value="398.881349697709" calcext:value-type="float">
            <text:p>398.881349697709</text:p>
          </table:table-cell>
          <table:table-cell table:formula="of:=[.O54]*(1+[.O$5])" office:value-type="float" office:value="614.239463560682" calcext:value-type="float">
            <text:p>614.239463560682</text:p>
          </table:table-cell>
          <table:table-cell table:formula="of:=[.P54]*(1+[.P$5])" office:value-type="float" office:value="942.310818768654" calcext:value-type="float">
            <text:p>942.310818768654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5]*(1+[.B$5])" office:value-type="float" office:value="1.64463182184388" calcext:value-type="float">
            <text:p>1.64463182184388</text:p>
          </table:table-cell>
          <table:table-cell table:formula="of:=[.C55]*(1+[.C$5])" office:value-type="float" office:value="2.69158802907361" calcext:value-type="float">
            <text:p>2.69158802907361</text:p>
          </table:table-cell>
          <table:table-cell table:formula="of:=[.D55]*(1+[.D$5])" office:value-type="float" office:value="4.38390601870709" calcext:value-type="float">
            <text:p>4.38390601870709</text:p>
          </table:table-cell>
          <table:table-cell table:formula="of:=[.E55]*(1+[.E$5])" office:value-type="float" office:value="7.10668334627832" calcext:value-type="float">
            <text:p>7.10668334627832</text:p>
          </table:table-cell>
          <table:table-cell table:formula="of:=[.F55]*(1+[.F$5])" office:value-type="float" office:value="11.4673997857537" calcext:value-type="float">
            <text:p>11.4673997857537</text:p>
          </table:table-cell>
          <table:table-cell table:formula="of:=[.G55]*(1+[.G$5])" office:value-type="float" office:value="18.4201542749915" calcext:value-type="float">
            <text:p>18.4201542749915</text:p>
          </table:table-cell>
          <table:table-cell table:formula="of:=[.H55]*(1+[.H$5])" office:value-type="float" office:value="29.4570250630714" calcext:value-type="float">
            <text:p>29.4570250630714</text:p>
          </table:table-cell>
          <table:table-cell table:formula="of:=[.I55]*(1+[.I$5])" office:value-type="float" office:value="46.9016125132313" calcext:value-type="float">
            <text:p>46.9016125132313</text:p>
          </table:table-cell>
          <table:table-cell table:formula="of:=[.J55]*(1+[.J$5])" office:value-type="float" office:value="74.3575200758197" calcext:value-type="float">
            <text:p>74.3575200758197</text:p>
          </table:table-cell>
          <table:table-cell table:formula="of:=[.K55]*(1+[.K$5])" office:value-type="float" office:value="117.390852879696" calcext:value-type="float">
            <text:p>117.390852879696</text:p>
          </table:table-cell>
          <table:table-cell table:formula="of:=[.L55]*(1+[.L$5])" office:value-type="float" office:value="184.564826740212" calcext:value-type="float">
            <text:p>184.564826740212</text:p>
          </table:table-cell>
          <table:table-cell table:formula="of:=[.M55]*(1+[.M$5])" office:value-type="float" office:value="289.00218983" calcext:value-type="float">
            <text:p>289.00218983</text:p>
          </table:table-cell>
          <table:table-cell table:formula="of:=[.N55]*(1+[.N$5])" office:value-type="float" office:value="450.735925158411" calcext:value-type="float">
            <text:p>450.735925158411</text:p>
          </table:table-cell>
          <table:table-cell table:formula="of:=[.O55]*(1+[.O$5])" office:value-type="float" office:value="700.232988459178" calcext:value-type="float">
            <text:p>700.232988459178</text:p>
          </table:table-cell>
          <table:table-cell table:formula="of:=[.P55]*(1+[.P$5])" office:value-type="float" office:value="1083.65744158395" calcext:value-type="float">
            <text:p>1083.65744158395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6]*(1+[.B$5])" office:value-type="float" office:value="1.66107814006232" calcext:value-type="float">
            <text:p>1.66107814006232</text:p>
          </table:table-cell>
          <table:table-cell table:formula="of:=[.C56]*(1+[.C$5])" office:value-type="float" office:value="2.74541978965509" calcext:value-type="float">
            <text:p>2.74541978965509</text:p>
          </table:table-cell>
          <table:table-cell table:formula="of:=[.D56]*(1+[.D$5])" office:value-type="float" office:value="4.5154231992683" calcext:value-type="float">
            <text:p>4.5154231992683</text:p>
          </table:table-cell>
          <table:table-cell table:formula="of:=[.E56]*(1+[.E$5])" office:value-type="float" office:value="7.39095068012945" calcext:value-type="float">
            <text:p>7.39095068012945</text:p>
          </table:table-cell>
          <table:table-cell table:formula="of:=[.F56]*(1+[.F$5])" office:value-type="float" office:value="12.0407697750414" calcext:value-type="float">
            <text:p>12.0407697750414</text:p>
          </table:table-cell>
          <table:table-cell table:formula="of:=[.G56]*(1+[.G$5])" office:value-type="float" office:value="19.525363531491" calcext:value-type="float">
            <text:p>19.525363531491</text:p>
          </table:table-cell>
          <table:table-cell table:formula="of:=[.H56]*(1+[.H$5])" office:value-type="float" office:value="31.5190168174865" calcext:value-type="float">
            <text:p>31.5190168174865</text:p>
          </table:table-cell>
          <table:table-cell table:formula="of:=[.I56]*(1+[.I$5])" office:value-type="float" office:value="50.6537415142898" calcext:value-type="float">
            <text:p>50.6537415142898</text:p>
          </table:table-cell>
          <table:table-cell table:formula="of:=[.J56]*(1+[.J$5])" office:value-type="float" office:value="81.0496968826435" calcext:value-type="float">
            <text:p>81.0496968826435</text:p>
          </table:table-cell>
          <table:table-cell table:formula="of:=[.K56]*(1+[.K$5])" office:value-type="float" office:value="129.129938167665" calcext:value-type="float">
            <text:p>129.129938167665</text:p>
          </table:table-cell>
          <table:table-cell table:formula="of:=[.L56]*(1+[.L$5])" office:value-type="float" office:value="204.866957681635" calcext:value-type="float">
            <text:p>204.866957681635</text:p>
          </table:table-cell>
          <table:table-cell table:formula="of:=[.M56]*(1+[.M$5])" office:value-type="float" office:value="323.682452609601" calcext:value-type="float">
            <text:p>323.682452609601</text:p>
          </table:table-cell>
          <table:table-cell table:formula="of:=[.N56]*(1+[.N$5])" office:value-type="float" office:value="509.331595429005" calcext:value-type="float">
            <text:p>509.331595429005</text:p>
          </table:table-cell>
          <table:table-cell table:formula="of:=[.O56]*(1+[.O$5])" office:value-type="float" office:value="798.265606843463" calcext:value-type="float">
            <text:p>798.265606843463</text:p>
          </table:table-cell>
          <table:table-cell table:formula="of:=[.P56]*(1+[.P$5])" office:value-type="float" office:value="1246.20605782155" calcext:value-type="float">
            <text:p>1246.20605782155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7]*(1+[.B$5])" office:value-type="float" office:value="1.67768892146295" calcext:value-type="float">
            <text:p>1.67768892146295</text:p>
          </table:table-cell>
          <table:table-cell table:formula="of:=[.C57]*(1+[.C$5])" office:value-type="float" office:value="2.80032818544819" calcext:value-type="float">
            <text:p>2.80032818544819</text:p>
          </table:table-cell>
          <table:table-cell table:formula="of:=[.D57]*(1+[.D$5])" office:value-type="float" office:value="4.65088589524635" calcext:value-type="float">
            <text:p>4.65088589524635</text:p>
          </table:table-cell>
          <table:table-cell table:formula="of:=[.E57]*(1+[.E$5])" office:value-type="float" office:value="7.68658870733463" calcext:value-type="float">
            <text:p>7.68658870733463</text:p>
          </table:table-cell>
          <table:table-cell table:formula="of:=[.F57]*(1+[.F$5])" office:value-type="float" office:value="12.6428082637935" calcext:value-type="float">
            <text:p>12.6428082637935</text:p>
          </table:table-cell>
          <table:table-cell table:formula="of:=[.G57]*(1+[.G$5])" office:value-type="float" office:value="20.6968853433804" calcext:value-type="float">
            <text:p>20.6968853433804</text:p>
          </table:table-cell>
          <table:table-cell table:formula="of:=[.H57]*(1+[.H$5])" office:value-type="float" office:value="33.7253479947105" calcext:value-type="float">
            <text:p>33.7253479947105</text:p>
          </table:table-cell>
          <table:table-cell table:formula="of:=[.I57]*(1+[.I$5])" office:value-type="float" office:value="54.706040835433" calcext:value-type="float">
            <text:p>54.706040835433</text:p>
          </table:table-cell>
          <table:table-cell table:formula="of:=[.J57]*(1+[.J$5])" office:value-type="float" office:value="88.3441696020814" calcext:value-type="float">
            <text:p>88.3441696020814</text:p>
          </table:table-cell>
          <table:table-cell table:formula="of:=[.K57]*(1+[.K$5])" office:value-type="float" office:value="142.042931984432" calcext:value-type="float">
            <text:p>142.042931984432</text:p>
          </table:table-cell>
          <table:table-cell table:formula="of:=[.L57]*(1+[.L$5])" office:value-type="float" office:value="227.402323026615" calcext:value-type="float">
            <text:p>227.402323026615</text:p>
          </table:table-cell>
          <table:table-cell table:formula="of:=[.M57]*(1+[.M$5])" office:value-type="float" office:value="362.524346922753" calcext:value-type="float">
            <text:p>362.524346922753</text:p>
          </table:table-cell>
          <table:table-cell table:formula="of:=[.N57]*(1+[.N$5])" office:value-type="float" office:value="575.544702834775" calcext:value-type="float">
            <text:p>575.544702834775</text:p>
          </table:table-cell>
          <table:table-cell table:formula="of:=[.O57]*(1+[.O$5])" office:value-type="float" office:value="910.022791801548" calcext:value-type="float">
            <text:p>910.022791801548</text:p>
          </table:table-cell>
          <table:table-cell table:formula="of:=[.P57]*(1+[.P$5])" office:value-type="float" office:value="1433.13696649478" calcext:value-type="float">
            <text:p>1433.13696649478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8]*(1+[.B$5])" office:value-type="float" office:value="1.69446581067758" calcext:value-type="float">
            <text:p>1.69446581067758</text:p>
          </table:table-cell>
          <table:table-cell table:formula="of:=[.C58]*(1+[.C$5])" office:value-type="float" office:value="2.85633474915715" calcext:value-type="float">
            <text:p>2.85633474915715</text:p>
          </table:table-cell>
          <table:table-cell table:formula="of:=[.D58]*(1+[.D$5])" office:value-type="float" office:value="4.79041247210374" calcext:value-type="float">
            <text:p>4.79041247210374</text:p>
          </table:table-cell>
          <table:table-cell table:formula="of:=[.E58]*(1+[.E$5])" office:value-type="float" office:value="7.99405225562802" calcext:value-type="float">
            <text:p>7.99405225562802</text:p>
          </table:table-cell>
          <table:table-cell table:formula="of:=[.F58]*(1+[.F$5])" office:value-type="float" office:value="13.2749486769831" calcext:value-type="float">
            <text:p>13.2749486769831</text:p>
          </table:table-cell>
          <table:table-cell table:formula="of:=[.G58]*(1+[.G$5])" office:value-type="float" office:value="21.9386984639832" calcext:value-type="float">
            <text:p>21.9386984639832</text:p>
          </table:table-cell>
          <table:table-cell table:formula="of:=[.H58]*(1+[.H$5])" office:value-type="float" office:value="36.0861223543402" calcext:value-type="float">
            <text:p>36.0861223543402</text:p>
          </table:table-cell>
          <table:table-cell table:formula="of:=[.I58]*(1+[.I$5])" office:value-type="float" office:value="59.0825241022677" calcext:value-type="float">
            <text:p>59.0825241022677</text:p>
          </table:table-cell>
          <table:table-cell table:formula="of:=[.J58]*(1+[.J$5])" office:value-type="float" office:value="96.2951448662687" calcext:value-type="float">
            <text:p>96.2951448662687</text:p>
          </table:table-cell>
          <table:table-cell table:formula="of:=[.K58]*(1+[.K$5])" office:value-type="float" office:value="156.247225182875" calcext:value-type="float">
            <text:p>156.247225182875</text:p>
          </table:table-cell>
          <table:table-cell table:formula="of:=[.L58]*(1+[.L$5])" office:value-type="float" office:value="252.416578559543" calcext:value-type="float">
            <text:p>252.416578559543</text:p>
          </table:table-cell>
          <table:table-cell table:formula="of:=[.M58]*(1+[.M$5])" office:value-type="float" office:value="406.027268553483" calcext:value-type="float">
            <text:p>406.027268553483</text:p>
          </table:table-cell>
          <table:table-cell table:formula="of:=[.N58]*(1+[.N$5])" office:value-type="float" office:value="650.365514203296" calcext:value-type="float">
            <text:p>650.365514203296</text:p>
          </table:table-cell>
          <table:table-cell table:formula="of:=[.O58]*(1+[.O$5])" office:value-type="float" office:value="1037.42598265376" calcext:value-type="float">
            <text:p>1037.42598265376</text:p>
          </table:table-cell>
          <table:table-cell table:formula="of:=[.P58]*(1+[.P$5])" office:value-type="float" office:value="1648.10751146899" calcext:value-type="float">
            <text:p>1648.10751146899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9]*(1+[.B$5])" office:value-type="float" office:value="1.71141046878435" calcext:value-type="float">
            <text:p>1.71141046878435</text:p>
          </table:table-cell>
          <table:table-cell table:formula="of:=[.C59]*(1+[.C$5])" office:value-type="float" office:value="2.91346144414029" calcext:value-type="float">
            <text:p>2.91346144414029</text:p>
          </table:table-cell>
          <table:table-cell table:formula="of:=[.D59]*(1+[.D$5])" office:value-type="float" office:value="4.93412484626685" calcext:value-type="float">
            <text:p>4.93412484626685</text:p>
          </table:table-cell>
          <table:table-cell table:formula="of:=[.E59]*(1+[.E$5])" office:value-type="float" office:value="8.31381434585314" calcext:value-type="float">
            <text:p>8.31381434585314</text:p>
          </table:table-cell>
          <table:table-cell table:formula="of:=[.F59]*(1+[.F$5])" office:value-type="float" office:value="13.9386961108323" calcext:value-type="float">
            <text:p>13.9386961108323</text:p>
          </table:table-cell>
          <table:table-cell table:formula="of:=[.G59]*(1+[.G$5])" office:value-type="float" office:value="23.2550203718222" calcext:value-type="float">
            <text:p>23.2550203718222</text:p>
          </table:table-cell>
          <table:table-cell table:formula="of:=[.H59]*(1+[.H$5])" office:value-type="float" office:value="38.6121509191441" calcext:value-type="float">
            <text:p>38.6121509191441</text:p>
          </table:table-cell>
          <table:table-cell table:formula="of:=[.I59]*(1+[.I$5])" office:value-type="float" office:value="63.8091260304491" calcext:value-type="float">
            <text:p>63.8091260304491</text:p>
          </table:table-cell>
          <table:table-cell table:formula="of:=[.J59]*(1+[.J$5])" office:value-type="float" office:value="104.961707904233" calcext:value-type="float">
            <text:p>104.961707904233</text:p>
          </table:table-cell>
          <table:table-cell table:formula="of:=[.K59]*(1+[.K$5])" office:value-type="float" office:value="171.871947701163" calcext:value-type="float">
            <text:p>171.871947701163</text:p>
          </table:table-cell>
          <table:table-cell table:formula="of:=[.L59]*(1+[.L$5])" office:value-type="float" office:value="280.182402201092" calcext:value-type="float">
            <text:p>280.182402201092</text:p>
          </table:table-cell>
          <table:table-cell table:formula="of:=[.M59]*(1+[.M$5])" office:value-type="float" office:value="454.750540779901" calcext:value-type="float">
            <text:p>454.750540779901</text:p>
          </table:table-cell>
          <table:table-cell table:formula="of:=[.N59]*(1+[.N$5])" office:value-type="float" office:value="734.913031049724" calcext:value-type="float">
            <text:p>734.913031049724</text:p>
          </table:table-cell>
          <table:table-cell table:formula="of:=[.O59]*(1+[.O$5])" office:value-type="float" office:value="1182.66562022529" calcext:value-type="float">
            <text:p>1182.66562022529</text:p>
          </table:table-cell>
          <table:table-cell table:formula="of:=[.P59]*(1+[.P$5])" office:value-type="float" office:value="1895.32363818934" calcext:value-type="float">
            <text:p>1895.32363818934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60]*(1+[.B$5])" office:value-type="float" office:value="1.72852457347219" calcext:value-type="float">
            <text:p>1.72852457347219</text:p>
          </table:table-cell>
          <table:table-cell table:style-name="ce7" table:formula="of:=[.C60]*(1+[.C$5])" office:value-type="float" office:value="2.97173067302309" calcext:value-type="float">
            <text:p>2.97173067302309</text:p>
          </table:table-cell>
          <table:table-cell table:formula="of:=[.D60]*(1+[.D$5])" office:value-type="float" office:value="5.08214859165486" calcext:value-type="float">
            <text:p>5.08214859165486</text:p>
          </table:table-cell>
          <table:table-cell table:formula="of:=[.E60]*(1+[.E$5])" office:value-type="float" office:value="8.64636691968726" calcext:value-type="float">
            <text:p>8.64636691968726</text:p>
          </table:table-cell>
          <table:table-cell table:formula="of:=[.F60]*(1+[.F$5])" office:value-type="float" office:value="14.6356309163739" calcext:value-type="float">
            <text:p>14.6356309163739</text:p>
          </table:table-cell>
          <table:table-cell table:formula="of:=[.G60]*(1+[.G$5])" office:value-type="float" office:value="24.6503215941316" calcext:value-type="float">
            <text:p>24.6503215941316</text:p>
          </table:table-cell>
          <table:table-cell table:formula="of:=[.H60]*(1+[.H$5])" office:value-type="float" office:value="41.3150014834841" calcext:value-type="float">
            <text:p>41.3150014834841</text:p>
          </table:table-cell>
          <table:table-cell table:formula="of:=[.I60]*(1+[.I$5])" office:value-type="float" office:value="68.913856112885" calcext:value-type="float">
            <text:p>68.913856112885</text:p>
          </table:table-cell>
          <table:table-cell table:formula="of:=[.J60]*(1+[.J$5])" office:value-type="float" office:value="114.408261615614" calcext:value-type="float">
            <text:p>114.408261615614</text:p>
          </table:table-cell>
          <table:table-cell table:formula="of:=[.K60]*(1+[.K$5])" office:value-type="float" office:value="189.059142471279" calcext:value-type="float">
            <text:p>189.059142471279</text:p>
          </table:table-cell>
          <table:table-cell table:formula="of:=[.L60]*(1+[.L$5])" office:value-type="float" office:value="311.002466443212" calcext:value-type="float">
            <text:p>311.002466443212</text:p>
          </table:table-cell>
          <table:table-cell table:formula="of:=[.M60]*(1+[.M$5])" office:value-type="float" office:value="509.320605673489" calcext:value-type="float">
            <text:p>509.320605673489</text:p>
          </table:table-cell>
          <table:table-cell table:formula="of:=[.N60]*(1+[.N$5])" office:value-type="float" office:value="830.451725086189" calcext:value-type="float">
            <text:p>830.451725086189</text:p>
          </table:table-cell>
          <table:table-cell table:formula="of:=[.O60]*(1+[.O$5])" office:value-type="float" office:value="1348.23880705683" calcext:value-type="float">
            <text:p>1348.23880705683</text:p>
          </table:table-cell>
          <table:table-cell table:formula="of:=[.P60]*(1+[.P$5])" office:value-type="float" office:value="2179.62218391774" calcext:value-type="float">
            <text:p>2179.62218391774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1]*(1+[.B$5])" office:value-type="float" office:value="1.74580981920692" calcext:value-type="float">
            <text:p>1.74580981920692</text:p>
          </table:table-cell>
          <table:table-cell table:style-name="ce7" table:formula="of:=[.C61]*(1+[.C$5])" office:value-type="float" office:value="3.03116528648356" calcext:value-type="float">
            <text:p>3.03116528648356</text:p>
          </table:table-cell>
          <table:table-cell table:formula="of:=[.D61]*(1+[.D$5])" office:value-type="float" office:value="5.23461304940451" calcext:value-type="float">
            <text:p>5.23461304940451</text:p>
          </table:table-cell>
          <table:table-cell table:formula="of:=[.E61]*(1+[.E$5])" office:value-type="float" office:value="8.99222159647476" calcext:value-type="float">
            <text:p>8.99222159647476</text:p>
          </table:table-cell>
          <table:table-cell table:formula="of:=[.F61]*(1+[.F$5])" office:value-type="float" office:value="15.3674124621926" calcext:value-type="float">
            <text:p>15.3674124621926</text:p>
          </table:table-cell>
          <table:table-cell table:formula="of:=[.G61]*(1+[.G$5])" office:value-type="float" office:value="26.1293408897795" calcext:value-type="float">
            <text:p>26.1293408897795</text:p>
          </table:table-cell>
          <table:table-cell table:formula="of:=[.H61]*(1+[.H$5])" office:value-type="float" office:value="44.207051587328" calcext:value-type="float">
            <text:p>44.207051587328</text:p>
          </table:table-cell>
          <table:table-cell table:formula="of:=[.I61]*(1+[.I$5])" office:value-type="float" office:value="74.4269646019158" calcext:value-type="float">
            <text:p>74.4269646019158</text:p>
          </table:table-cell>
          <table:table-cell table:formula="of:=[.J61]*(1+[.J$5])" office:value-type="float" office:value="124.705005161019" calcext:value-type="float">
            <text:p>124.705005161019</text:p>
          </table:table-cell>
          <table:table-cell table:formula="of:=[.K61]*(1+[.K$5])" office:value-type="float" office:value="207.965056718407" calcext:value-type="float">
            <text:p>207.965056718407</text:p>
          </table:table-cell>
          <table:table-cell table:formula="of:=[.L61]*(1+[.L$5])" office:value-type="float" office:value="345.212737751966" calcext:value-type="float">
            <text:p>345.212737751966</text:p>
          </table:table-cell>
          <table:table-cell table:formula="of:=[.M61]*(1+[.M$5])" office:value-type="float" office:value="570.439078354308" calcext:value-type="float">
            <text:p>570.439078354308</text:p>
          </table:table-cell>
          <table:table-cell table:formula="of:=[.N61]*(1+[.N$5])" office:value-type="float" office:value="938.410449347393" calcext:value-type="float">
            <text:p>938.410449347393</text:p>
          </table:table-cell>
          <table:table-cell table:formula="of:=[.O61]*(1+[.O$5])" office:value-type="float" office:value="1536.99224004479" calcext:value-type="float">
            <text:p>1536.99224004479</text:p>
          </table:table-cell>
          <table:table-cell table:formula="of:=[.P61]*(1+[.P$5])" office:value-type="float" office:value="2506.5655115054" calcext:value-type="float">
            <text:p>2506.5655115054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2]*(1+[.B$5])" office:value-type="float" office:value="1.76326791739899" calcext:value-type="float">
            <text:p>1.76326791739899</text:p>
          </table:table-cell>
          <table:table-cell table:formula="of:=[.C62]*(1+[.C$5])" office:value-type="float" office:value="3.09178859221323" calcext:value-type="float">
            <text:p>3.09178859221323</text:p>
          </table:table-cell>
          <table:table-cell table:formula="of:=[.D62]*(1+[.D$5])" office:value-type="float" office:value="5.39165144088664" calcext:value-type="float">
            <text:p>5.39165144088664</text:p>
          </table:table-cell>
          <table:table-cell table:formula="of:=[.E62]*(1+[.E$5])" office:value-type="float" office:value="9.35191046033374" calcext:value-type="float">
            <text:p>9.35191046033374</text:p>
          </table:table-cell>
          <table:table-cell table:formula="of:=[.F62]*(1+[.F$5])" office:value-type="float" office:value="16.1357830853022" calcext:value-type="float">
            <text:p>16.1357830853022</text:p>
          </table:table-cell>
          <table:table-cell table:formula="of:=[.G62]*(1+[.G$5])" office:value-type="float" office:value="27.6971013431662" calcext:value-type="float">
            <text:p>27.6971013431662</text:p>
          </table:table-cell>
          <table:table-cell table:formula="of:=[.H62]*(1+[.H$5])" office:value-type="float" office:value="47.301545198441" calcext:value-type="float">
            <text:p>47.301545198441</text:p>
          </table:table-cell>
          <table:table-cell table:formula="of:=[.I62]*(1+[.I$5])" office:value-type="float" office:value="80.3811217700691" calcext:value-type="float">
            <text:p>80.3811217700691</text:p>
          </table:table-cell>
          <table:table-cell table:formula="of:=[.J62]*(1+[.J$5])" office:value-type="float" office:value="135.928455625511" calcext:value-type="float">
            <text:p>135.928455625511</text:p>
          </table:table-cell>
          <table:table-cell table:formula="of:=[.K62]*(1+[.K$5])" office:value-type="float" office:value="228.761562390247" calcext:value-type="float">
            <text:p>228.761562390247</text:p>
          </table:table-cell>
          <table:table-cell table:formula="of:=[.L62]*(1+[.L$5])" office:value-type="float" office:value="383.186138904682" calcext:value-type="float">
            <text:p>383.186138904682</text:p>
          </table:table-cell>
          <table:table-cell table:formula="of:=[.M62]*(1+[.M$5])" office:value-type="float" office:value="638.891767756825" calcext:value-type="float">
            <text:p>638.891767756825</text:p>
          </table:table-cell>
          <table:table-cell table:formula="of:=[.N62]*(1+[.N$5])" office:value-type="float" office:value="1060.40380776255" calcext:value-type="float">
            <text:p>1060.40380776255</text:p>
          </table:table-cell>
          <table:table-cell table:formula="of:=[.O62]*(1+[.O$5])" office:value-type="float" office:value="1752.17115365106" calcext:value-type="float">
            <text:p>1752.17115365106</text:p>
          </table:table-cell>
          <table:table-cell table:formula="of:=[.P62]*(1+[.P$5])" office:value-type="float" office:value="2882.55033823121" calcext:value-type="float">
            <text:p>2882.5503382312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3]*(1+[.B$5])" office:value-type="float" office:value="1.78090059657298" calcext:value-type="float">
            <text:p>1.78090059657298</text:p>
          </table:table-cell>
          <table:table-cell table:formula="of:=[.C63]*(1+[.C$5])" office:value-type="float" office:value="3.1536243640575" calcext:value-type="float">
            <text:p>3.1536243640575</text:p>
          </table:table-cell>
          <table:table-cell table:formula="of:=[.D63]*(1+[.D$5])" office:value-type="float" office:value="5.55340098411324" calcext:value-type="float">
            <text:p>5.55340098411324</text:p>
          </table:table-cell>
          <table:table-cell table:formula="of:=[.E63]*(1+[.E$5])" office:value-type="float" office:value="9.7259868787471" calcext:value-type="float">
            <text:p>9.7259868787471</text:p>
          </table:table-cell>
          <table:table-cell table:formula="of:=[.F63]*(1+[.F$5])" office:value-type="float" office:value="16.9425722395673" calcext:value-type="float">
            <text:p>16.9425722395673</text:p>
          </table:table-cell>
          <table:table-cell table:formula="of:=[.G63]*(1+[.G$5])" office:value-type="float" office:value="29.3589274237562" calcext:value-type="float">
            <text:p>29.3589274237562</text:p>
          </table:table-cell>
          <table:table-cell table:formula="of:=[.H63]*(1+[.H$5])" office:value-type="float" office:value="50.6126533623319" calcext:value-type="float">
            <text:p>50.6126533623319</text:p>
          </table:table-cell>
          <table:table-cell table:formula="of:=[.I63]*(1+[.I$5])" office:value-type="float" office:value="86.8116115116746" calcext:value-type="float">
            <text:p>86.8116115116746</text:p>
          </table:table-cell>
          <table:table-cell table:formula="of:=[.J63]*(1+[.J$5])" office:value-type="float" office:value="148.162016631807" calcext:value-type="float">
            <text:p>148.162016631807</text:p>
          </table:table-cell>
          <table:table-cell table:formula="of:=[.K63]*(1+[.K$5])" office:value-type="float" office:value="251.637718629272" calcext:value-type="float">
            <text:p>251.637718629272</text:p>
          </table:table-cell>
          <table:table-cell table:formula="of:=[.L63]*(1+[.L$5])" office:value-type="float" office:value="425.336614184197" calcext:value-type="float">
            <text:p>425.336614184197</text:p>
          </table:table-cell>
          <table:table-cell table:formula="of:=[.M63]*(1+[.M$5])" office:value-type="float" office:value="715.558779887644" calcext:value-type="float">
            <text:p>715.558779887644</text:p>
          </table:table-cell>
          <table:table-cell table:formula="of:=[.N63]*(1+[.N$5])" office:value-type="float" office:value="1198.25630277169" calcext:value-type="float">
            <text:p>1198.25630277169</text:p>
          </table:table-cell>
          <table:table-cell table:formula="of:=[.O63]*(1+[.O$5])" office:value-type="float" office:value="1997.47511516221" calcext:value-type="float">
            <text:p>1997.47511516221</text:p>
          </table:table-cell>
          <table:table-cell table:formula="of:=[.P63]*(1+[.P$5])" office:value-type="float" office:value="3314.9328889659" calcext:value-type="float">
            <text:p>3314.932888965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4]*(1+[.B$5])" office:value-type="float" office:value="1.79870960253871" calcext:value-type="float">
            <text:p>1.79870960253871</text:p>
          </table:table-cell>
          <table:table-cell table:formula="of:=[.C64]*(1+[.C$5])" office:value-type="float" office:value="3.21669685133865" calcext:value-type="float">
            <text:p>3.21669685133865</text:p>
          </table:table-cell>
          <table:table-cell table:formula="of:=[.D64]*(1+[.D$5])" office:value-type="float" office:value="5.72000301363664" calcext:value-type="float">
            <text:p>5.72000301363664</text:p>
          </table:table-cell>
          <table:table-cell table:formula="of:=[.E64]*(1+[.E$5])" office:value-type="float" office:value="10.115026353897" calcext:value-type="float">
            <text:p>10.115026353897</text:p>
          </table:table-cell>
          <table:table-cell table:formula="of:=[.F64]*(1+[.F$5])" office:value-type="float" office:value="17.7897008515457" calcext:value-type="float">
            <text:p>17.7897008515457</text:p>
          </table:table-cell>
          <table:table-cell table:formula="of:=[.G64]*(1+[.G$5])" office:value-type="float" office:value="31.1204630691816" calcext:value-type="float">
            <text:p>31.1204630691816</text:p>
          </table:table-cell>
          <table:table-cell table:formula="of:=[.H64]*(1+[.H$5])" office:value-type="float" office:value="54.1555390976951" calcext:value-type="float">
            <text:p>54.1555390976951</text:p>
          </table:table-cell>
          <table:table-cell table:formula="of:=[.I64]*(1+[.I$5])" office:value-type="float" office:value="93.7565404326086" calcext:value-type="float">
            <text:p>93.7565404326086</text:p>
          </table:table-cell>
          <table:table-cell table:formula="of:=[.J64]*(1+[.J$5])" office:value-type="float" office:value="161.49659812867" calcext:value-type="float">
            <text:p>161.49659812867</text:p>
          </table:table-cell>
          <table:table-cell table:formula="of:=[.K64]*(1+[.K$5])" office:value-type="float" office:value="276.801490492199" calcext:value-type="float">
            <text:p>276.801490492199</text:p>
          </table:table-cell>
          <table:table-cell table:formula="of:=[.L64]*(1+[.L$5])" office:value-type="float" office:value="472.123641744459" calcext:value-type="float">
            <text:p>472.123641744459</text:p>
          </table:table-cell>
          <table:table-cell table:formula="of:=[.M64]*(1+[.M$5])" office:value-type="float" office:value="801.425833474161" calcext:value-type="float">
            <text:p>801.425833474161</text:p>
          </table:table-cell>
          <table:table-cell table:formula="of:=[.N64]*(1+[.N$5])" office:value-type="float" office:value="1354.029622132" calcext:value-type="float">
            <text:p>1354.029622132</text:p>
          </table:table-cell>
          <table:table-cell table:formula="of:=[.O64]*(1+[.O$5])" office:value-type="float" office:value="2277.12163128492" calcext:value-type="float">
            <text:p>2277.12163128492</text:p>
          </table:table-cell>
          <table:table-cell table:formula="of:=[.P64]*(1+[.P$5])" office:value-type="float" office:value="3812.17282231078" calcext:value-type="float">
            <text:p>3812.1728223107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5]*(1+[.B$5])" office:value-type="float" office:value="1.81669669856409" calcext:value-type="float">
            <text:p>1.81669669856409</text:p>
          </table:table-cell>
          <table:table-cell table:formula="of:=[.C65]*(1+[.C$5])" office:value-type="float" office:value="3.28103078836542" calcext:value-type="float">
            <text:p>3.28103078836542</text:p>
          </table:table-cell>
          <table:table-cell table:formula="of:=[.D65]*(1+[.D$5])" office:value-type="float" office:value="5.89160310404574" calcext:value-type="float">
            <text:p>5.89160310404574</text:p>
          </table:table-cell>
          <table:table-cell table:formula="of:=[.E65]*(1+[.E$5])" office:value-type="float" office:value="10.5196274080529" calcext:value-type="float">
            <text:p>10.5196274080529</text:p>
          </table:table-cell>
          <table:table-cell table:formula="of:=[.F65]*(1+[.F$5])" office:value-type="float" office:value="18.679185894123" calcext:value-type="float">
            <text:p>18.679185894123</text:p>
          </table:table-cell>
          <table:table-cell table:formula="of:=[.G65]*(1+[.G$5])" office:value-type="float" office:value="32.9876908533325" calcext:value-type="float">
            <text:p>32.9876908533325</text:p>
          </table:table-cell>
          <table:table-cell table:formula="of:=[.H65]*(1+[.H$5])" office:value-type="float" office:value="57.9464268345338" calcext:value-type="float">
            <text:p>57.9464268345338</text:p>
          </table:table-cell>
          <table:table-cell table:formula="of:=[.I65]*(1+[.I$5])" office:value-type="float" office:value="101.257063667217" calcext:value-type="float">
            <text:p>101.257063667217</text:p>
          </table:table-cell>
          <table:table-cell table:formula="of:=[.J65]*(1+[.J$5])" office:value-type="float" office:value="176.03129196025" calcext:value-type="float">
            <text:p>176.03129196025</text:p>
          </table:table-cell>
          <table:table-cell table:formula="of:=[.K65]*(1+[.K$5])" office:value-type="float" office:value="304.481639541419" calcext:value-type="float">
            <text:p>304.481639541419</text:p>
          </table:table-cell>
          <table:table-cell table:formula="of:=[.L65]*(1+[.L$5])" office:value-type="float" office:value="524.05724233635" calcext:value-type="float">
            <text:p>524.05724233635</text:p>
          </table:table-cell>
          <table:table-cell table:formula="of:=[.M65]*(1+[.M$5])" office:value-type="float" office:value="897.596933491061" calcext:value-type="float">
            <text:p>897.596933491061</text:p>
          </table:table-cell>
          <table:table-cell table:formula="of:=[.N65]*(1+[.N$5])" office:value-type="float" office:value="1530.05347300917" calcext:value-type="float">
            <text:p>1530.05347300917</text:p>
          </table:table-cell>
          <table:table-cell table:formula="of:=[.O65]*(1+[.O$5])" office:value-type="float" office:value="2595.91865966481" calcext:value-type="float">
            <text:p>2595.91865966481</text:p>
          </table:table-cell>
          <table:table-cell table:formula="of:=[.P65]*(1+[.P$5])" office:value-type="float" office:value="4383.9987456574" calcext:value-type="float">
            <text:p>4383.9987456574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6]*(1+[.B$5])" office:value-type="float" office:value="1.83486366554973" calcext:value-type="float">
            <text:p>1.83486366554973</text:p>
          </table:table-cell>
          <table:table-cell table:formula="of:=[.C66]*(1+[.C$5])" office:value-type="float" office:value="3.34665140413273" calcext:value-type="float">
            <text:p>3.34665140413273</text:p>
          </table:table-cell>
          <table:table-cell table:formula="of:=[.D66]*(1+[.D$5])" office:value-type="float" office:value="6.06835119716711" calcext:value-type="float">
            <text:p>6.06835119716711</text:p>
          </table:table-cell>
          <table:table-cell table:formula="of:=[.E66]*(1+[.E$5])" office:value-type="float" office:value="10.940412504375" calcext:value-type="float">
            <text:p>10.940412504375</text:p>
          </table:table-cell>
          <table:table-cell table:formula="of:=[.F66]*(1+[.F$5])" office:value-type="float" office:value="19.6131451888291" calcext:value-type="float">
            <text:p>19.6131451888291</text:p>
          </table:table-cell>
          <table:table-cell table:formula="of:=[.G66]*(1+[.G$5])" office:value-type="float" office:value="34.9669523045324" calcext:value-type="float">
            <text:p>34.9669523045324</text:p>
          </table:table-cell>
          <table:table-cell table:formula="of:=[.H66]*(1+[.H$5])" office:value-type="float" office:value="62.0026767129511" calcext:value-type="float">
            <text:p>62.0026767129511</text:p>
          </table:table-cell>
          <table:table-cell table:formula="of:=[.I66]*(1+[.I$5])" office:value-type="float" office:value="109.357628760595" calcext:value-type="float">
            <text:p>109.357628760595</text:p>
          </table:table-cell>
          <table:table-cell table:formula="of:=[.J66]*(1+[.J$5])" office:value-type="float" office:value="191.874108236672" calcext:value-type="float">
            <text:p>191.874108236672</text:p>
          </table:table-cell>
          <table:table-cell table:formula="of:=[.K66]*(1+[.K$5])" office:value-type="float" office:value="334.929803495561" calcext:value-type="float">
            <text:p>334.929803495561</text:p>
          </table:table-cell>
          <table:table-cell table:formula="of:=[.L66]*(1+[.L$5])" office:value-type="float" office:value="581.703538993348" calcext:value-type="float">
            <text:p>581.703538993348</text:p>
          </table:table-cell>
          <table:table-cell table:formula="of:=[.M66]*(1+[.M$5])" office:value-type="float" office:value="1005.30856550999" calcext:value-type="float">
            <text:p>1005.30856550999</text:p>
          </table:table-cell>
          <table:table-cell table:formula="of:=[.N66]*(1+[.N$5])" office:value-type="float" office:value="1728.96042450036" calcext:value-type="float">
            <text:p>1728.96042450036</text:p>
          </table:table-cell>
          <table:table-cell table:formula="of:=[.O66]*(1+[.O$5])" office:value-type="float" office:value="2959.34727201788" calcext:value-type="float">
            <text:p>2959.34727201788</text:p>
          </table:table-cell>
          <table:table-cell table:formula="of:=[.P66]*(1+[.P$5])" office:value-type="float" office:value="5041.59855750601" calcext:value-type="float">
            <text:p>5041.59855750601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7]*(1+[.B$5])" office:value-type="float" office:value="1.85321230220523" calcext:value-type="float">
            <text:p>1.85321230220523</text:p>
          </table:table-cell>
          <table:table-cell table:formula="of:=[.C67]*(1+[.C$5])" office:value-type="float" office:value="3.41358443221538" calcext:value-type="float">
            <text:p>3.41358443221538</text:p>
          </table:table-cell>
          <table:table-cell table:formula="of:=[.D67]*(1+[.D$5])" office:value-type="float" office:value="6.25040173308212" calcext:value-type="float">
            <text:p>6.25040173308212</text:p>
          </table:table-cell>
          <table:table-cell table:formula="of:=[.E67]*(1+[.E$5])" office:value-type="float" office:value="11.37802900455" calcext:value-type="float">
            <text:p>11.37802900455</text:p>
          </table:table-cell>
          <table:table-cell table:formula="of:=[.F67]*(1+[.F$5])" office:value-type="float" office:value="20.5938024482706" calcext:value-type="float">
            <text:p>20.5938024482706</text:p>
          </table:table-cell>
          <table:table-cell table:formula="of:=[.G67]*(1+[.G$5])" office:value-type="float" office:value="37.0649694428044" calcext:value-type="float">
            <text:p>37.0649694428044</text:p>
          </table:table-cell>
          <table:table-cell table:formula="of:=[.H67]*(1+[.H$5])" office:value-type="float" office:value="66.3428640828577" calcext:value-type="float">
            <text:p>66.3428640828577</text:p>
          </table:table-cell>
          <table:table-cell table:formula="of:=[.I67]*(1+[.I$5])" office:value-type="float" office:value="118.106239061442" calcext:value-type="float">
            <text:p>118.106239061442</text:p>
          </table:table-cell>
          <table:table-cell table:formula="of:=[.J67]*(1+[.J$5])" office:value-type="float" office:value="209.142777977973" calcext:value-type="float">
            <text:p>209.142777977973</text:p>
          </table:table-cell>
          <table:table-cell table:formula="of:=[.K67]*(1+[.K$5])" office:value-type="float" office:value="368.422783845117" calcext:value-type="float">
            <text:p>368.422783845117</text:p>
          </table:table-cell>
          <table:table-cell table:formula="of:=[.L67]*(1+[.L$5])" office:value-type="float" office:value="645.690928282616" calcext:value-type="float">
            <text:p>645.690928282616</text:p>
          </table:table-cell>
          <table:table-cell table:formula="of:=[.M67]*(1+[.M$5])" office:value-type="float" office:value="1125.94559337119" calcext:value-type="float">
            <text:p>1125.94559337119</text:p>
          </table:table-cell>
          <table:table-cell table:formula="of:=[.N67]*(1+[.N$5])" office:value-type="float" office:value="1953.7252796854" calcext:value-type="float">
            <text:p>1953.7252796854</text:p>
          </table:table-cell>
          <table:table-cell table:formula="of:=[.O67]*(1+[.O$5])" office:value-type="float" office:value="3373.65589010038" calcext:value-type="float">
            <text:p>3373.65589010038</text:p>
          </table:table-cell>
          <table:table-cell table:formula="of:=[.P67]*(1+[.P$5])" office:value-type="float" office:value="5797.83834113191" calcext:value-type="float">
            <text:p>5797.8383411319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8]*(1+[.B$5])" office:value-type="float" office:value="1.87174442522728" calcext:value-type="float">
            <text:p>1.87174442522728</text:p>
          </table:table-cell>
          <table:table-cell table:formula="of:=[.C68]*(1+[.C$5])" office:value-type="float" office:value="3.48185612085969" calcext:value-type="float">
            <text:p>3.48185612085969</text:p>
          </table:table-cell>
          <table:table-cell table:formula="of:=[.D68]*(1+[.D$5])" office:value-type="float" office:value="6.43791378507459" calcext:value-type="float">
            <text:p>6.43791378507459</text:p>
          </table:table-cell>
          <table:table-cell table:formula="of:=[.E68]*(1+[.E$5])" office:value-type="float" office:value="11.833150164732" calcext:value-type="float">
            <text:p>11.833150164732</text:p>
          </table:table-cell>
          <table:table-cell table:formula="of:=[.F68]*(1+[.F$5])" office:value-type="float" office:value="21.6234925706841" calcext:value-type="float">
            <text:p>21.6234925706841</text:p>
          </table:table-cell>
          <table:table-cell table:formula="of:=[.G68]*(1+[.G$5])" office:value-type="float" office:value="39.2888676093727" calcext:value-type="float">
            <text:p>39.2888676093727</text:p>
          </table:table-cell>
          <table:table-cell table:formula="of:=[.H68]*(1+[.H$5])" office:value-type="float" office:value="70.9868645686578" calcext:value-type="float">
            <text:p>70.9868645686578</text:p>
          </table:table-cell>
          <table:table-cell table:formula="of:=[.I68]*(1+[.I$5])" office:value-type="float" office:value="127.554738186358" calcext:value-type="float">
            <text:p>127.554738186358</text:p>
          </table:table-cell>
          <table:table-cell table:formula="of:=[.J68]*(1+[.J$5])" office:value-type="float" office:value="227.96562799599" calcext:value-type="float">
            <text:p>227.96562799599</text:p>
          </table:table-cell>
          <table:table-cell table:formula="of:=[.K68]*(1+[.K$5])" office:value-type="float" office:value="405.265062229629" calcext:value-type="float">
            <text:p>405.265062229629</text:p>
          </table:table-cell>
          <table:table-cell table:formula="of:=[.L68]*(1+[.L$5])" office:value-type="float" office:value="716.716930393704" calcext:value-type="float">
            <text:p>716.716930393704</text:p>
          </table:table-cell>
          <table:table-cell table:formula="of:=[.M68]*(1+[.M$5])" office:value-type="float" office:value="1261.05906457573" calcext:value-type="float">
            <text:p>1261.05906457573</text:p>
          </table:table-cell>
          <table:table-cell table:formula="of:=[.N68]*(1+[.N$5])" office:value-type="float" office:value="2207.7095660445" calcext:value-type="float">
            <text:p>2207.7095660445</text:p>
          </table:table-cell>
          <table:table-cell table:formula="of:=[.O68]*(1+[.O$5])" office:value-type="float" office:value="3845.96771471444" calcext:value-type="float">
            <text:p>3845.96771471444</text:p>
          </table:table-cell>
          <table:table-cell table:formula="of:=[.P68]*(1+[.P$5])" office:value-type="float" office:value="6667.51409230169" calcext:value-type="float">
            <text:p>6667.51409230169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9]*(1+[.B$5])" office:value-type="float" office:value="1.89046186947956" calcext:value-type="float">
            <text:p>1.89046186947956</text:p>
          </table:table-cell>
          <table:table-cell table:formula="of:=[.C69]*(1+[.C$5])" office:value-type="float" office:value="3.55149324327688" calcext:value-type="float">
            <text:p>3.55149324327688</text:p>
          </table:table-cell>
          <table:table-cell table:formula="of:=[.D69]*(1+[.D$5])" office:value-type="float" office:value="6.63105119862682" calcext:value-type="float">
            <text:p>6.63105119862682</text:p>
          </table:table-cell>
          <table:table-cell table:formula="of:=[.E69]*(1+[.E$5])" office:value-type="float" office:value="12.3064761713213" calcext:value-type="float">
            <text:p>12.3064761713213</text:p>
          </table:table-cell>
          <table:table-cell table:formula="of:=[.F69]*(1+[.F$5])" office:value-type="float" office:value="22.7046671992183" calcext:value-type="float">
            <text:p>22.7046671992183</text:p>
          </table:table-cell>
          <table:table-cell table:formula="of:=[.G69]*(1+[.G$5])" office:value-type="float" office:value="41.646199665935" calcext:value-type="float">
            <text:p>41.646199665935</text:p>
          </table:table-cell>
          <table:table-cell table:formula="of:=[.H69]*(1+[.H$5])" office:value-type="float" office:value="75.9559450884638" calcext:value-type="float">
            <text:p>75.9559450884638</text:p>
          </table:table-cell>
          <table:table-cell table:formula="of:=[.I69]*(1+[.I$5])" office:value-type="float" office:value="137.759117241266" calcext:value-type="float">
            <text:p>137.759117241266</text:p>
          </table:table-cell>
          <table:table-cell table:formula="of:=[.J69]*(1+[.J$5])" office:value-type="float" office:value="248.482534515629" calcext:value-type="float">
            <text:p>248.482534515629</text:p>
          </table:table-cell>
          <table:table-cell table:formula="of:=[.K69]*(1+[.K$5])" office:value-type="float" office:value="445.791568452592" calcext:value-type="float">
            <text:p>445.791568452592</text:p>
          </table:table-cell>
          <table:table-cell table:formula="of:=[.L69]*(1+[.L$5])" office:value-type="float" office:value="795.555792737012" calcext:value-type="float">
            <text:p>795.555792737012</text:p>
          </table:table-cell>
          <table:table-cell table:formula="of:=[.M69]*(1+[.M$5])" office:value-type="float" office:value="1412.38615232482" calcext:value-type="float">
            <text:p>1412.38615232482</text:p>
          </table:table-cell>
          <table:table-cell table:formula="of:=[.N69]*(1+[.N$5])" office:value-type="float" office:value="2494.71180963029" calcext:value-type="float">
            <text:p>2494.71180963029</text:p>
          </table:table-cell>
          <table:table-cell table:formula="of:=[.O69]*(1+[.O$5])" office:value-type="float" office:value="4384.40319477446" calcext:value-type="float">
            <text:p>4384.40319477446</text:p>
          </table:table-cell>
          <table:table-cell table:formula="of:=[.P69]*(1+[.P$5])" office:value-type="float" office:value="7667.64120614695" calcext:value-type="float">
            <text:p>7667.64120614695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70]*(1+[.B$5])" office:value-type="float" office:value="1.90936648817435" calcext:value-type="float">
            <text:p>1.90936648817435</text:p>
          </table:table-cell>
          <table:table-cell table:formula="of:=[.C70]*(1+[.C$5])" office:value-type="float" office:value="3.62252310814242" calcext:value-type="float">
            <text:p>3.62252310814242</text:p>
          </table:table-cell>
          <table:table-cell table:formula="of:=[.D70]*(1+[.D$5])" office:value-type="float" office:value="6.82998273458563" calcext:value-type="float">
            <text:p>6.82998273458563</text:p>
          </table:table-cell>
          <table:table-cell table:formula="of:=[.E70]*(1+[.E$5])" office:value-type="float" office:value="12.7987352181741" calcext:value-type="float">
            <text:p>12.7987352181741</text:p>
          </table:table-cell>
          <table:table-cell table:formula="of:=[.F70]*(1+[.F$5])" office:value-type="float" office:value="23.8399005591792" calcext:value-type="float">
            <text:p>23.8399005591792</text:p>
          </table:table-cell>
          <table:table-cell table:formula="of:=[.G70]*(1+[.G$5])" office:value-type="float" office:value="44.1449716458911" calcext:value-type="float">
            <text:p>44.1449716458911</text:p>
          </table:table-cell>
          <table:table-cell table:formula="of:=[.H70]*(1+[.H$5])" office:value-type="float" office:value="81.2728612446563" calcext:value-type="float">
            <text:p>81.2728612446563</text:p>
          </table:table-cell>
          <table:table-cell table:formula="of:=[.I70]*(1+[.I$5])" office:value-type="float" office:value="148.779846620568" calcext:value-type="float">
            <text:p>148.779846620568</text:p>
          </table:table-cell>
          <table:table-cell table:formula="of:=[.J70]*(1+[.J$5])" office:value-type="float" office:value="270.845962622036" calcext:value-type="float">
            <text:p>270.845962622036</text:p>
          </table:table-cell>
          <table:table-cell table:formula="of:=[.K70]*(1+[.K$5])" office:value-type="float" office:value="490.370725297852" calcext:value-type="float">
            <text:p>490.370725297852</text:p>
          </table:table-cell>
          <table:table-cell table:formula="of:=[.L70]*(1+[.L$5])" office:value-type="float" office:value="883.066929938083" calcext:value-type="float">
            <text:p>883.066929938083</text:p>
          </table:table-cell>
          <table:table-cell table:formula="of:=[.M70]*(1+[.M$5])" office:value-type="float" office:value="1581.8724906038" calcext:value-type="float">
            <text:p>1581.8724906038</text:p>
          </table:table-cell>
          <table:table-cell table:formula="of:=[.N70]*(1+[.N$5])" office:value-type="float" office:value="2819.02434488223" calcext:value-type="float">
            <text:p>2819.02434488223</text:p>
          </table:table-cell>
          <table:table-cell table:formula="of:=[.O70]*(1+[.O$5])" office:value-type="float" office:value="4998.21964204289" calcext:value-type="float">
            <text:p>4998.21964204289</text:p>
          </table:table-cell>
          <table:table-cell table:formula="of:=[.P70]*(1+[.P$5])" office:value-type="float" office:value="8817.78738706899" calcext:value-type="float">
            <text:p>8817.78738706899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1]*(1+[.B$5])" office:value-type="float" office:value="1.92846015305609" calcext:value-type="float">
            <text:p>1.92846015305609</text:p>
          </table:table-cell>
          <table:table-cell table:formula="of:=[.C71]*(1+[.C$5])" office:value-type="float" office:value="3.69497357030527" calcext:value-type="float">
            <text:p>3.69497357030527</text:p>
          </table:table-cell>
          <table:table-cell table:formula="of:=[.D71]*(1+[.D$5])" office:value-type="float" office:value="7.0348822166232" calcext:value-type="float">
            <text:p>7.0348822166232</text:p>
          </table:table-cell>
          <table:table-cell table:formula="of:=[.E71]*(1+[.E$5])" office:value-type="float" office:value="13.3106846269011" calcext:value-type="float">
            <text:p>13.3106846269011</text:p>
          </table:table-cell>
          <table:table-cell table:formula="of:=[.F71]*(1+[.F$5])" office:value-type="float" office:value="25.0318955871382" calcext:value-type="float">
            <text:p>25.0318955871382</text:p>
          </table:table-cell>
          <table:table-cell table:formula="of:=[.G71]*(1+[.G$5])" office:value-type="float" office:value="46.7936699446446" calcext:value-type="float">
            <text:p>46.7936699446446</text:p>
          </table:table-cell>
          <table:table-cell table:formula="of:=[.H71]*(1+[.H$5])" office:value-type="float" office:value="86.9619615317823" calcext:value-type="float">
            <text:p>86.9619615317823</text:p>
          </table:table-cell>
          <table:table-cell table:formula="of:=[.I71]*(1+[.I$5])" office:value-type="float" office:value="160.682234350213" calcext:value-type="float">
            <text:p>160.682234350213</text:p>
          </table:table-cell>
          <table:table-cell table:formula="of:=[.J71]*(1+[.J$5])" office:value-type="float" office:value="295.222099258019" calcext:value-type="float">
            <text:p>295.222099258019</text:p>
          </table:table-cell>
          <table:table-cell table:formula="of:=[.K71]*(1+[.K$5])" office:value-type="float" office:value="539.407797827637" calcext:value-type="float">
            <text:p>539.407797827637</text:p>
          </table:table-cell>
          <table:table-cell table:formula="of:=[.L71]*(1+[.L$5])" office:value-type="float" office:value="980.204292231272" calcext:value-type="float">
            <text:p>980.204292231272</text:p>
          </table:table-cell>
          <table:table-cell table:formula="of:=[.M71]*(1+[.M$5])" office:value-type="float" office:value="1771.69718947625" calcext:value-type="float">
            <text:p>1771.69718947625</text:p>
          </table:table-cell>
          <table:table-cell table:formula="of:=[.N71]*(1+[.N$5])" office:value-type="float" office:value="3185.49750971692" calcext:value-type="float">
            <text:p>3185.49750971692</text:p>
          </table:table-cell>
          <table:table-cell table:formula="of:=[.O71]*(1+[.O$5])" office:value-type="float" office:value="5697.97039192889" calcext:value-type="float">
            <text:p>5697.97039192889</text:p>
          </table:table-cell>
          <table:table-cell table:formula="of:=[.P71]*(1+[.P$5])" office:value-type="float" office:value="10140.4554951293" calcext:value-type="float">
            <text:p>10140.4554951293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2]*(1+[.B$5])" office:value-type="float" office:value="1.94774475458666" calcext:value-type="float">
            <text:p>1.94774475458666</text:p>
          </table:table-cell>
          <table:table-cell table:formula="of:=[.C72]*(1+[.C$5])" office:value-type="float" office:value="3.76887304171138" calcext:value-type="float">
            <text:p>3.76887304171138</text:p>
          </table:table-cell>
          <table:table-cell table:formula="of:=[.D72]*(1+[.D$5])" office:value-type="float" office:value="7.24592868312189" calcext:value-type="float">
            <text:p>7.24592868312189</text:p>
          </table:table-cell>
          <table:table-cell table:formula="of:=[.E72]*(1+[.E$5])" office:value-type="float" office:value="13.8431120119771" calcext:value-type="float">
            <text:p>13.8431120119771</text:p>
          </table:table-cell>
          <table:table-cell table:formula="of:=[.F72]*(1+[.F$5])" office:value-type="float" office:value="26.2834903664951" calcext:value-type="float">
            <text:p>26.2834903664951</text:p>
          </table:table-cell>
          <table:table-cell table:formula="of:=[.G72]*(1+[.G$5])" office:value-type="float" office:value="49.6012901413233" calcext:value-type="float">
            <text:p>49.6012901413233</text:p>
          </table:table-cell>
          <table:table-cell table:formula="of:=[.H72]*(1+[.H$5])" office:value-type="float" office:value="93.049298839007" calcext:value-type="float">
            <text:p>93.049298839007</text:p>
          </table:table-cell>
          <table:table-cell table:formula="of:=[.I72]*(1+[.I$5])" office:value-type="float" office:value="173.53681309823" calcext:value-type="float">
            <text:p>173.53681309823</text:p>
          </table:table-cell>
          <table:table-cell table:formula="of:=[.J72]*(1+[.J$5])" office:value-type="float" office:value="321.792088191241" calcext:value-type="float">
            <text:p>321.792088191241</text:p>
          </table:table-cell>
          <table:table-cell table:formula="of:=[.K72]*(1+[.K$5])" office:value-type="float" office:value="593.3485776104" calcext:value-type="float">
            <text:p>593.3485776104</text:p>
          </table:table-cell>
          <table:table-cell table:formula="of:=[.L72]*(1+[.L$5])" office:value-type="float" office:value="1088.02676437671" calcext:value-type="float">
            <text:p>1088.02676437671</text:p>
          </table:table-cell>
          <table:table-cell table:formula="of:=[.M72]*(1+[.M$5])" office:value-type="float" office:value="1984.3008522134" calcext:value-type="float">
            <text:p>1984.3008522134</text:p>
          </table:table-cell>
          <table:table-cell table:formula="of:=[.N72]*(1+[.N$5])" office:value-type="float" office:value="3599.61218598012" calcext:value-type="float">
            <text:p>3599.61218598012</text:p>
          </table:table-cell>
          <table:table-cell table:formula="of:=[.O72]*(1+[.O$5])" office:value-type="float" office:value="6495.68624679894" calcext:value-type="float">
            <text:p>6495.68624679894</text:p>
          </table:table-cell>
          <table:table-cell table:formula="of:=[.P72]*(1+[.P$5])" office:value-type="float" office:value="11661.5238193987" calcext:value-type="float">
            <text:p>11661.5238193987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3]*(1+[.B$5])" office:value-type="float" office:value="1.96722220213252" calcext:value-type="float">
            <text:p>1.96722220213252</text:p>
          </table:table-cell>
          <table:table-cell table:formula="of:=[.C73]*(1+[.C$5])" office:value-type="float" office:value="3.8442505025456" calcext:value-type="float">
            <text:p>3.8442505025456</text:p>
          </table:table-cell>
          <table:table-cell table:formula="of:=[.D73]*(1+[.D$5])" office:value-type="float" office:value="7.46330654361555" calcext:value-type="float">
            <text:p>7.46330654361555</text:p>
          </table:table-cell>
          <table:table-cell table:formula="of:=[.E73]*(1+[.E$5])" office:value-type="float" office:value="14.3968364924562" calcext:value-type="float">
            <text:p>14.3968364924562</text:p>
          </table:table-cell>
          <table:table-cell table:formula="of:=[.F73]*(1+[.F$5])" office:value-type="float" office:value="27.5976648848199" calcext:value-type="float">
            <text:p>27.5976648848199</text:p>
          </table:table-cell>
          <table:table-cell table:formula="of:=[.G73]*(1+[.G$5])" office:value-type="float" office:value="52.5773675498027" calcext:value-type="float">
            <text:p>52.5773675498027</text:p>
          </table:table-cell>
          <table:table-cell table:formula="of:=[.H73]*(1+[.H$5])" office:value-type="float" office:value="99.5627497577375" calcext:value-type="float">
            <text:p>99.5627497577375</text:p>
          </table:table-cell>
          <table:table-cell table:formula="of:=[.I73]*(1+[.I$5])" office:value-type="float" office:value="187.419758146088" calcext:value-type="float">
            <text:p>187.419758146088</text:p>
          </table:table-cell>
          <table:table-cell table:formula="of:=[.J73]*(1+[.J$5])" office:value-type="float" office:value="350.753376128453" calcext:value-type="float">
            <text:p>350.753376128453</text:p>
          </table:table-cell>
          <table:table-cell table:formula="of:=[.K73]*(1+[.K$5])" office:value-type="float" office:value="652.683435371441" calcext:value-type="float">
            <text:p>652.683435371441</text:p>
          </table:table-cell>
          <table:table-cell table:formula="of:=[.L73]*(1+[.L$5])" office:value-type="float" office:value="1207.70970845815" calcext:value-type="float">
            <text:p>1207.70970845815</text:p>
          </table:table-cell>
          <table:table-cell table:formula="of:=[.M73]*(1+[.M$5])" office:value-type="float" office:value="2222.41695447901" calcext:value-type="float">
            <text:p>2222.41695447901</text:p>
          </table:table-cell>
          <table:table-cell table:formula="of:=[.N73]*(1+[.N$5])" office:value-type="float" office:value="4067.56177015753" calcext:value-type="float">
            <text:p>4067.56177015753</text:p>
          </table:table-cell>
          <table:table-cell table:formula="of:=[.O73]*(1+[.O$5])" office:value-type="float" office:value="7405.08232135079" calcext:value-type="float">
            <text:p>7405.08232135079</text:p>
          </table:table-cell>
          <table:table-cell table:formula="of:=[.P73]*(1+[.P$5])" office:value-type="float" office:value="13410.7523923085" calcext:value-type="float">
            <text:p>13410.7523923085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table:formula="of:=[.B74]*(1+[.B$5])" office:value-type="float" office:value="1.98689442415385" calcext:value-type="float">
            <text:p>1.98689442415385</text:p>
          </table:table-cell>
          <table:table-cell table:formula="of:=[.C74]*(1+[.C$5])" office:value-type="float" office:value="3.92113551259651" calcext:value-type="float">
            <text:p>3.92113551259651</text:p>
          </table:table-cell>
          <table:table-cell table:formula="of:=[.D74]*(1+[.D$5])" office:value-type="float" office:value="7.68720573992402" calcext:value-type="float">
            <text:p>7.68720573992402</text:p>
          </table:table-cell>
          <table:table-cell table:formula="of:=[.E74]*(1+[.E$5])" office:value-type="float" office:value="14.9727099521544" calcext:value-type="float">
            <text:p>14.9727099521544</text:p>
          </table:table-cell>
          <table:table-cell table:formula="of:=[.F74]*(1+[.F$5])" office:value-type="float" office:value="28.9775481290609" calcext:value-type="float">
            <text:p>28.9775481290609</text:p>
          </table:table-cell>
          <table:table-cell table:formula="of:=[.G74]*(1+[.G$5])" office:value-type="float" office:value="55.7320096027908" calcext:value-type="float">
            <text:p>55.7320096027908</text:p>
          </table:table-cell>
          <table:table-cell table:formula="of:=[.H74]*(1+[.H$5])" office:value-type="float" office:value="106.532142240779" calcext:value-type="float">
            <text:p>106.532142240779</text:p>
          </table:table-cell>
          <table:table-cell table:formula="of:=[.I74]*(1+[.I$5])" office:value-type="float" office:value="202.413338797776" calcext:value-type="float">
            <text:p>202.413338797776</text:p>
          </table:table-cell>
          <table:table-cell table:formula="of:=[.J74]*(1+[.J$5])" office:value-type="float" office:value="382.321179980014" calcext:value-type="float">
            <text:p>382.321179980014</text:p>
          </table:table-cell>
          <table:table-cell table:formula="of:=[.K74]*(1+[.K$5])" office:value-type="float" office:value="717.951778908585" calcext:value-type="float">
            <text:p>717.951778908585</text:p>
          </table:table-cell>
          <table:table-cell table:formula="of:=[.L74]*(1+[.L$5])" office:value-type="float" office:value="1340.55777638855" calcext:value-type="float">
            <text:p>1340.55777638855</text:p>
          </table:table-cell>
          <table:table-cell table:formula="of:=[.M74]*(1+[.M$5])" office:value-type="float" office:value="2489.10698901649" calcext:value-type="float">
            <text:p>2489.10698901649</text:p>
          </table:table-cell>
          <table:table-cell table:formula="of:=[.N74]*(1+[.N$5])" office:value-type="float" office:value="4596.34480027801" calcext:value-type="float">
            <text:p>4596.34480027801</text:p>
          </table:table-cell>
          <table:table-cell table:formula="of:=[.O74]*(1+[.O$5])" office:value-type="float" office:value="8441.7938463399" calcext:value-type="float">
            <text:p>8441.7938463399</text:p>
          </table:table-cell>
          <table:table-cell table:formula="of:=[.P74]*(1+[.P$5])" office:value-type="float" office:value="15422.3652511548" calcext:value-type="float">
            <text:p>15422.3652511548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table:formula="of:=[.B75]*(1+[.B$5])" office:value-type="float" office:value="2.00676336839539" calcext:value-type="float">
            <text:p>2.00676336839539</text:p>
          </table:table-cell>
          <table:table-cell table:formula="of:=[.C75]*(1+[.C$5])" office:value-type="float" office:value="3.99955822284845" calcext:value-type="float">
            <text:p>3.99955822284845</text:p>
          </table:table-cell>
          <table:table-cell table:formula="of:=[.D75]*(1+[.D$5])" office:value-type="float" office:value="7.91782191212174" calcext:value-type="float">
            <text:p>7.91782191212174</text:p>
          </table:table-cell>
          <table:table-cell table:formula="of:=[.E75]*(1+[.E$5])" office:value-type="float" office:value="15.5716183502406" calcext:value-type="float">
            <text:p>15.5716183502406</text:p>
          </table:table-cell>
          <table:table-cell table:formula="of:=[.F75]*(1+[.F$5])" office:value-type="float" office:value="30.4264255355139" calcext:value-type="float">
            <text:p>30.4264255355139</text:p>
          </table:table-cell>
          <table:table-cell table:formula="of:=[.G75]*(1+[.G$5])" office:value-type="float" office:value="59.0759301789583" calcext:value-type="float">
            <text:p>59.0759301789583</text:p>
          </table:table-cell>
          <table:table-cell table:formula="of:=[.H75]*(1+[.H$5])" office:value-type="float" office:value="113.989392197634" calcext:value-type="float">
            <text:p>113.989392197634</text:p>
          </table:table-cell>
          <table:table-cell table:formula="of:=[.I75]*(1+[.I$5])" office:value-type="float" office:value="218.606405901598" calcext:value-type="float">
            <text:p>218.606405901598</text:p>
          </table:table-cell>
          <table:table-cell table:formula="of:=[.J75]*(1+[.J$5])" office:value-type="float" office:value="416.730086178215" calcext:value-type="float">
            <text:p>416.730086178215</text:p>
          </table:table-cell>
          <table:table-cell table:formula="of:=[.K75]*(1+[.K$5])" office:value-type="float" office:value="789.746956799443" calcext:value-type="float">
            <text:p>789.746956799443</text:p>
          </table:table-cell>
          <table:table-cell table:formula="of:=[.L75]*(1+[.L$5])" office:value-type="float" office:value="1488.01913179129" calcext:value-type="float">
            <text:p>1488.01913179129</text:p>
          </table:table-cell>
          <table:table-cell table:formula="of:=[.M75]*(1+[.M$5])" office:value-type="float" office:value="2787.79982769847" calcext:value-type="float">
            <text:p>2787.79982769847</text:p>
          </table:table-cell>
          <table:table-cell table:formula="of:=[.N75]*(1+[.N$5])" office:value-type="float" office:value="5193.86962431415" calcext:value-type="float">
            <text:p>5193.86962431415</text:p>
          </table:table-cell>
          <table:table-cell table:formula="of:=[.O75]*(1+[.O$5])" office:value-type="float" office:value="9623.64498482749" calcext:value-type="float">
            <text:p>9623.64498482749</text:p>
          </table:table-cell>
          <table:table-cell table:formula="of:=[.P75]*(1+[.P$5])" office:value-type="float" office:value="17735.7200388281" calcext:value-type="float">
            <text:p>17735.7200388281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6]*(1+[.B$5])" office:value-type="float" office:value="2.02683100207934" calcext:value-type="float">
            <text:p>2.02683100207934</text:p>
          </table:table-cell>
          <table:table-cell table:formula="of:=[.C76]*(1+[.C$5])" office:value-type="float" office:value="4.07954938730541" calcext:value-type="float">
            <text:p>4.07954938730541</text:p>
          </table:table-cell>
          <table:table-cell table:formula="of:=[.D76]*(1+[.D$5])" office:value-type="float" office:value="8.15535656948539" calcext:value-type="float">
            <text:p>8.15535656948539</text:p>
          </table:table-cell>
          <table:table-cell table:formula="of:=[.E76]*(1+[.E$5])" office:value-type="float" office:value="16.1944830842502" calcext:value-type="float">
            <text:p>16.1944830842502</text:p>
          </table:table-cell>
          <table:table-cell table:formula="of:=[.F76]*(1+[.F$5])" office:value-type="float" office:value="31.9477468122896" calcext:value-type="float">
            <text:p>31.9477468122896</text:p>
          </table:table-cell>
          <table:table-cell table:formula="of:=[.G76]*(1+[.G$5])" office:value-type="float" office:value="62.6204859896958" calcext:value-type="float">
            <text:p>62.6204859896958</text:p>
          </table:table-cell>
          <table:table-cell table:formula="of:=[.H76]*(1+[.H$5])" office:value-type="float" office:value="121.968649651468" calcext:value-type="float">
            <text:p>121.968649651468</text:p>
          </table:table-cell>
          <table:table-cell table:formula="of:=[.I76]*(1+[.I$5])" office:value-type="float" office:value="236.094918373725" calcext:value-type="float">
            <text:p>236.094918373725</text:p>
          </table:table-cell>
          <table:table-cell table:formula="of:=[.J76]*(1+[.J$5])" office:value-type="float" office:value="454.235793934255" calcext:value-type="float">
            <text:p>454.235793934255</text:p>
          </table:table-cell>
          <table:table-cell table:formula="of:=[.K76]*(1+[.K$5])" office:value-type="float" office:value="868.721652479388" calcext:value-type="float">
            <text:p>868.721652479388</text:p>
          </table:table-cell>
          <table:table-cell table:formula="of:=[.L76]*(1+[.L$5])" office:value-type="float" office:value="1651.70123628833" calcext:value-type="float">
            <text:p>1651.70123628833</text:p>
          </table:table-cell>
          <table:table-cell table:formula="of:=[.M76]*(1+[.M$5])" office:value-type="float" office:value="3122.33580702229" calcext:value-type="float">
            <text:p>3122.33580702229</text:p>
          </table:table-cell>
          <table:table-cell table:formula="of:=[.N76]*(1+[.N$5])" office:value-type="float" office:value="5869.07267547499" calcext:value-type="float">
            <text:p>5869.07267547499</text:p>
          </table:table-cell>
          <table:table-cell table:formula="of:=[.O76]*(1+[.O$5])" office:value-type="float" office:value="10970.9552827033" calcext:value-type="float">
            <text:p>10970.9552827033</text:p>
          </table:table-cell>
          <table:table-cell table:formula="of:=[.P76]*(1+[.P$5])" office:value-type="float" office:value="20396.0780446523" calcext:value-type="float">
            <text:p>20396.0780446523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7]*(1+[.B$5])" office:value-type="float" office:value="2.04709931210014" calcext:value-type="float">
            <text:p>2.04709931210014</text:p>
          </table:table-cell>
          <table:table-cell table:formula="of:=[.C77]*(1+[.C$5])" office:value-type="float" office:value="4.16114037505152" calcext:value-type="float">
            <text:p>4.16114037505152</text:p>
          </table:table-cell>
          <table:table-cell table:formula="of:=[.D77]*(1+[.D$5])" office:value-type="float" office:value="8.40001726656995" calcext:value-type="float">
            <text:p>8.40001726656995</text:p>
          </table:table-cell>
          <table:table-cell table:formula="of:=[.E77]*(1+[.E$5])" office:value-type="float" office:value="16.8422624076203" calcext:value-type="float">
            <text:p>16.8422624076203</text:p>
          </table:table-cell>
          <table:table-cell table:formula="of:=[.F77]*(1+[.F$5])" office:value-type="float" office:value="33.5451341529041" calcext:value-type="float">
            <text:p>33.5451341529041</text:p>
          </table:table-cell>
          <table:table-cell table:formula="of:=[.G77]*(1+[.G$5])" office:value-type="float" office:value="66.3777151490776" calcext:value-type="float">
            <text:p>66.3777151490776</text:p>
          </table:table-cell>
          <table:table-cell table:formula="of:=[.H77]*(1+[.H$5])" office:value-type="float" office:value="130.506455127071" calcext:value-type="float">
            <text:p>130.506455127071</text:p>
          </table:table-cell>
          <table:table-cell table:formula="of:=[.I77]*(1+[.I$5])" office:value-type="float" office:value="254.982511843624" calcext:value-type="float">
            <text:p>254.982511843624</text:p>
          </table:table-cell>
          <table:table-cell table:formula="of:=[.J77]*(1+[.J$5])" office:value-type="float" office:value="495.117015388338" calcext:value-type="float">
            <text:p>495.117015388338</text:p>
          </table:table-cell>
          <table:table-cell table:formula="of:=[.K77]*(1+[.K$5])" office:value-type="float" office:value="955.593817727326" calcext:value-type="float">
            <text:p>955.593817727326</text:p>
          </table:table-cell>
          <table:table-cell table:formula="of:=[.L77]*(1+[.L$5])" office:value-type="float" office:value="1833.38837228005" calcext:value-type="float">
            <text:p>1833.38837228005</text:p>
          </table:table-cell>
          <table:table-cell table:formula="of:=[.M77]*(1+[.M$5])" office:value-type="float" office:value="3497.01610386496" calcext:value-type="float">
            <text:p>3497.01610386496</text:p>
          </table:table-cell>
          <table:table-cell table:formula="of:=[.N77]*(1+[.N$5])" office:value-type="float" office:value="6632.05212328674" calcext:value-type="float">
            <text:p>6632.05212328674</text:p>
          </table:table-cell>
          <table:table-cell table:formula="of:=[.O77]*(1+[.O$5])" office:value-type="float" office:value="12506.8890222818" calcext:value-type="float">
            <text:p>12506.8890222818</text:p>
          </table:table-cell>
          <table:table-cell table:formula="of:=[.P77]*(1+[.P$5])" office:value-type="float" office:value="23455.4897513501" calcext:value-type="float">
            <text:p>23455.4897513501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8]*(1+[.B$5])" office:value-type="float" office:value="2.06757030522114" calcext:value-type="float">
            <text:p>2.06757030522114</text:p>
          </table:table-cell>
          <table:table-cell table:formula="of:=[.C78]*(1+[.C$5])" office:value-type="float" office:value="4.24436318255255" calcext:value-type="float">
            <text:p>4.24436318255255</text:p>
          </table:table-cell>
          <table:table-cell table:formula="of:=[.D78]*(1+[.D$5])" office:value-type="float" office:value="8.65201778456705" calcext:value-type="float">
            <text:p>8.65201778456705</text:p>
          </table:table-cell>
          <table:table-cell table:formula="of:=[.E78]*(1+[.E$5])" office:value-type="float" office:value="17.5159529039251" calcext:value-type="float">
            <text:p>17.5159529039251</text:p>
          </table:table-cell>
          <table:table-cell table:formula="of:=[.F78]*(1+[.F$5])" office:value-type="float" office:value="35.2223908605493" calcext:value-type="float">
            <text:p>35.2223908605493</text:p>
          </table:table-cell>
          <table:table-cell table:formula="of:=[.G78]*(1+[.G$5])" office:value-type="float" office:value="70.3603780580222" calcext:value-type="float">
            <text:p>70.3603780580222</text:p>
          </table:table-cell>
          <table:table-cell table:formula="of:=[.H78]*(1+[.H$5])" office:value-type="float" office:value="139.641906985966" calcext:value-type="float">
            <text:p>139.641906985966</text:p>
          </table:table-cell>
          <table:table-cell table:formula="of:=[.I78]*(1+[.I$5])" office:value-type="float" office:value="275.381112791113" calcext:value-type="float">
            <text:p>275.381112791113</text:p>
          </table:table-cell>
          <table:table-cell table:formula="of:=[.J78]*(1+[.J$5])" office:value-type="float" office:value="539.677546773288" calcext:value-type="float">
            <text:p>539.677546773288</text:p>
          </table:table-cell>
          <table:table-cell table:formula="of:=[.K78]*(1+[.K$5])" office:value-type="float" office:value="1051.15319950006" calcext:value-type="float">
            <text:p>1051.15319950006</text:p>
          </table:table-cell>
          <table:table-cell table:formula="of:=[.L78]*(1+[.L$5])" office:value-type="float" office:value="2035.06109323085" calcext:value-type="float">
            <text:p>2035.06109323085</text:p>
          </table:table-cell>
          <table:table-cell table:formula="of:=[.M78]*(1+[.M$5])" office:value-type="float" office:value="3916.65803632876" calcext:value-type="float">
            <text:p>3916.65803632876</text:p>
          </table:table-cell>
          <table:table-cell table:formula="of:=[.N78]*(1+[.N$5])" office:value-type="float" office:value="7494.21889931401" calcext:value-type="float">
            <text:p>7494.21889931401</text:p>
          </table:table-cell>
          <table:table-cell table:formula="of:=[.O78]*(1+[.O$5])" office:value-type="float" office:value="14257.8534854013" calcext:value-type="float">
            <text:p>14257.8534854013</text:p>
          </table:table-cell>
          <table:table-cell table:formula="of:=[.P78]*(1+[.P$5])" office:value-type="float" office:value="26973.8132140526" calcext:value-type="float">
            <text:p>26973.8132140526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9]*(1+[.B$5])" office:value-type="float" office:value="2.08824600827335" calcext:value-type="float">
            <text:p>2.08824600827335</text:p>
          </table:table-cell>
          <table:table-cell table:formula="of:=[.C79]*(1+[.C$5])" office:value-type="float" office:value="4.32925044620361" calcext:value-type="float">
            <text:p>4.32925044620361</text:p>
          </table:table-cell>
          <table:table-cell table:formula="of:=[.D79]*(1+[.D$5])" office:value-type="float" office:value="8.91157831810406" calcext:value-type="float">
            <text:p>8.91157831810406</text:p>
          </table:table-cell>
          <table:table-cell table:formula="of:=[.E79]*(1+[.E$5])" office:value-type="float" office:value="18.2165910200821" calcext:value-type="float">
            <text:p>18.2165910200821</text:p>
          </table:table-cell>
          <table:table-cell table:formula="of:=[.F79]*(1+[.F$5])" office:value-type="float" office:value="36.9835104035768" calcext:value-type="float">
            <text:p>36.9835104035768</text:p>
          </table:table-cell>
          <table:table-cell table:formula="of:=[.G79]*(1+[.G$5])" office:value-type="float" office:value="74.5820007415036" calcext:value-type="float">
            <text:p>74.5820007415036</text:p>
          </table:table-cell>
          <table:table-cell table:formula="of:=[.H79]*(1+[.H$5])" office:value-type="float" office:value="149.416840474983" calcext:value-type="float">
            <text:p>149.416840474983</text:p>
          </table:table-cell>
          <table:table-cell table:formula="of:=[.I79]*(1+[.I$5])" office:value-type="float" office:value="297.411601814403" calcext:value-type="float">
            <text:p>297.411601814403</text:p>
          </table:table-cell>
          <table:table-cell table:formula="of:=[.J79]*(1+[.J$5])" office:value-type="float" office:value="588.248525982884" calcext:value-type="float">
            <text:p>588.248525982884</text:p>
          </table:table-cell>
          <table:table-cell table:formula="of:=[.K79]*(1+[.K$5])" office:value-type="float" office:value="1156.26851945007" calcext:value-type="float">
            <text:p>1156.26851945007</text:p>
          </table:table-cell>
          <table:table-cell table:formula="of:=[.L79]*(1+[.L$5])" office:value-type="float" office:value="2258.91781348625" calcext:value-type="float">
            <text:p>2258.91781348625</text:p>
          </table:table-cell>
          <table:table-cell table:formula="of:=[.M79]*(1+[.M$5])" office:value-type="float" office:value="4386.65700068821" calcext:value-type="float">
            <text:p>4386.65700068821</text:p>
          </table:table-cell>
          <table:table-cell table:formula="of:=[.N79]*(1+[.N$5])" office:value-type="float" office:value="8468.46735622483" calcext:value-type="float">
            <text:p>8468.46735622483</text:p>
          </table:table-cell>
          <table:table-cell table:formula="of:=[.O79]*(1+[.O$5])" office:value-type="float" office:value="16253.9529733574" calcext:value-type="float">
            <text:p>16253.9529733574</text:p>
          </table:table-cell>
          <table:table-cell table:formula="of:=[.P79]*(1+[.P$5])" office:value-type="float" office:value="31019.8851961605" calcext:value-type="float">
            <text:p>31019.8851961605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80]*(1+[.B$5])" office:value-type="float" office:value="2.10912846835608" calcext:value-type="float">
            <text:p>2.10912846835608</text:p>
          </table:table-cell>
          <table:table-cell table:formula="of:=[.C80]*(1+[.C$5])" office:value-type="float" office:value="4.41583545512768" calcext:value-type="float">
            <text:p>4.41583545512768</text:p>
          </table:table-cell>
          <table:table-cell table:formula="of:=[.D80]*(1+[.D$5])" office:value-type="float" office:value="9.17892566764719" calcext:value-type="float">
            <text:p>9.17892566764719</text:p>
          </table:table-cell>
          <table:table-cell table:formula="of:=[.E80]*(1+[.E$5])" office:value-type="float" office:value="18.9452546608854" calcext:value-type="float">
            <text:p>18.9452546608854</text:p>
          </table:table-cell>
          <table:table-cell table:formula="of:=[.F80]*(1+[.F$5])" office:value-type="float" office:value="38.8326859237556" calcext:value-type="float">
            <text:p>38.8326859237556</text:p>
          </table:table-cell>
          <table:table-cell table:formula="of:=[.G80]*(1+[.G$5])" office:value-type="float" office:value="79.0569207859938" calcext:value-type="float">
            <text:p>79.0569207859938</text:p>
          </table:table-cell>
          <table:table-cell table:formula="of:=[.H80]*(1+[.H$5])" office:value-type="float" office:value="159.876019308232" calcext:value-type="float">
            <text:p>159.876019308232</text:p>
          </table:table-cell>
          <table:table-cell table:formula="of:=[.I80]*(1+[.I$5])" office:value-type="float" office:value="321.204529959555" calcext:value-type="float">
            <text:p>321.204529959555</text:p>
          </table:table-cell>
          <table:table-cell table:formula="of:=[.J80]*(1+[.J$5])" office:value-type="float" office:value="641.190893321343" calcext:value-type="float">
            <text:p>641.190893321343</text:p>
          </table:table-cell>
          <table:table-cell table:formula="of:=[.K80]*(1+[.K$5])" office:value-type="float" office:value="1271.89537139507" calcext:value-type="float">
            <text:p>1271.89537139507</text:p>
          </table:table-cell>
          <table:table-cell table:formula="of:=[.L80]*(1+[.L$5])" office:value-type="float" office:value="2507.39877296973" calcext:value-type="float">
            <text:p>2507.39877296973</text:p>
          </table:table-cell>
          <table:table-cell table:formula="of:=[.M80]*(1+[.M$5])" office:value-type="float" office:value="4913.0558407708" calcext:value-type="float">
            <text:p>4913.0558407708</text:p>
          </table:table-cell>
          <table:table-cell table:formula="of:=[.N80]*(1+[.N$5])" office:value-type="float" office:value="9569.36811253406" calcext:value-type="float">
            <text:p>9569.36811253406</text:p>
          </table:table-cell>
          <table:table-cell table:formula="of:=[.O80]*(1+[.O$5])" office:value-type="float" office:value="18529.5063896275" calcext:value-type="float">
            <text:p>18529.5063896275</text:p>
          </table:table-cell>
          <table:table-cell table:formula="of:=[.P80]*(1+[.P$5])" office:value-type="float" office:value="35672.8679755846" calcext:value-type="float">
            <text:p>35672.8679755846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1]*(1+[.B$5])" office:value-type="float" office:value="2.13021975303964" calcext:value-type="float">
            <text:p>2.13021975303964</text:p>
          </table:table-cell>
          <table:table-cell table:formula="of:=[.C81]*(1+[.C$5])" office:value-type="float" office:value="4.50415216423023" calcext:value-type="float">
            <text:p>4.50415216423023</text:p>
          </table:table-cell>
          <table:table-cell table:formula="of:=[.D81]*(1+[.D$5])" office:value-type="float" office:value="9.4542934376766" calcext:value-type="float">
            <text:p>9.4542934376766</text:p>
          </table:table-cell>
          <table:table-cell table:formula="of:=[.E81]*(1+[.E$5])" office:value-type="float" office:value="19.7030648473208" calcext:value-type="float">
            <text:p>19.7030648473208</text:p>
          </table:table-cell>
          <table:table-cell table:formula="of:=[.F81]*(1+[.F$5])" office:value-type="float" office:value="40.7743202199434" calcext:value-type="float">
            <text:p>40.7743202199434</text:p>
          </table:table-cell>
          <table:table-cell table:formula="of:=[.G81]*(1+[.G$5])" office:value-type="float" office:value="83.8003360331534" calcext:value-type="float">
            <text:p>83.8003360331534</text:p>
          </table:table-cell>
          <table:table-cell table:formula="of:=[.H81]*(1+[.H$5])" office:value-type="float" office:value="171.067340659809" calcext:value-type="float">
            <text:p>171.067340659809</text:p>
          </table:table-cell>
          <table:table-cell table:formula="of:=[.I81]*(1+[.I$5])" office:value-type="float" office:value="346.900892356319" calcext:value-type="float">
            <text:p>346.900892356319</text:p>
          </table:table-cell>
          <table:table-cell table:formula="of:=[.J81]*(1+[.J$5])" office:value-type="float" office:value="698.898073720264" calcext:value-type="float">
            <text:p>698.898073720264</text:p>
          </table:table-cell>
          <table:table-cell table:formula="of:=[.K81]*(1+[.K$5])" office:value-type="float" office:value="1399.08490853458" calcext:value-type="float">
            <text:p>1399.08490853458</text:p>
          </table:table-cell>
          <table:table-cell table:formula="of:=[.L81]*(1+[.L$5])" office:value-type="float" office:value="2783.2126379964" calcext:value-type="float">
            <text:p>2783.2126379964</text:p>
          </table:table-cell>
          <table:table-cell table:formula="of:=[.M81]*(1+[.M$5])" office:value-type="float" office:value="5502.62254166329" calcext:value-type="float">
            <text:p>5502.62254166329</text:p>
          </table:table-cell>
          <table:table-cell table:formula="of:=[.N81]*(1+[.N$5])" office:value-type="float" office:value="10813.3859671635" calcext:value-type="float">
            <text:p>10813.3859671635</text:p>
          </table:table-cell>
          <table:table-cell table:formula="of:=[.O81]*(1+[.O$5])" office:value-type="float" office:value="21123.6372841753" calcext:value-type="float">
            <text:p>21123.6372841753</text:p>
          </table:table-cell>
          <table:table-cell table:formula="of:=[.P81]*(1+[.P$5])" office:value-type="float" office:value="41023.7981719222" calcext:value-type="float">
            <text:p>41023.7981719222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2]*(1+[.B$5])" office:value-type="float" office:value="2.15152195057004" calcext:value-type="float">
            <text:p>2.15152195057004</text:p>
          </table:table-cell>
          <table:table-cell table:formula="of:=[.C82]*(1+[.C$5])" office:value-type="float" office:value="4.59423520751484" calcext:value-type="float">
            <text:p>4.59423520751484</text:p>
          </table:table-cell>
          <table:table-cell table:formula="of:=[.D82]*(1+[.D$5])" office:value-type="float" office:value="9.7379222408069" calcext:value-type="float">
            <text:p>9.7379222408069</text:p>
          </table:table-cell>
          <table:table-cell table:formula="of:=[.E82]*(1+[.E$5])" office:value-type="float" office:value="20.4911874412136" calcext:value-type="float">
            <text:p>20.4911874412136</text:p>
          </table:table-cell>
          <table:table-cell table:formula="of:=[.F82]*(1+[.F$5])" office:value-type="float" office:value="42.8130362309406" calcext:value-type="float">
            <text:p>42.8130362309406</text:p>
          </table:table-cell>
          <table:table-cell table:formula="of:=[.G82]*(1+[.G$5])" office:value-type="float" office:value="88.8283561951426" calcext:value-type="float">
            <text:p>88.8283561951426</text:p>
          </table:table-cell>
          <table:table-cell table:formula="of:=[.H82]*(1+[.H$5])" office:value-type="float" office:value="183.042054505995" calcext:value-type="float">
            <text:p>183.042054505995</text:p>
          </table:table-cell>
          <table:table-cell table:formula="of:=[.I82]*(1+[.I$5])" office:value-type="float" office:value="374.652963744825" calcext:value-type="float">
            <text:p>374.652963744825</text:p>
          </table:table-cell>
          <table:table-cell table:formula="of:=[.J82]*(1+[.J$5])" office:value-type="float" office:value="761.798900355088" calcext:value-type="float">
            <text:p>761.798900355088</text:p>
          </table:table-cell>
          <table:table-cell table:formula="of:=[.K82]*(1+[.K$5])" office:value-type="float" office:value="1538.99339938804" calcext:value-type="float">
            <text:p>1538.99339938804</text:p>
          </table:table-cell>
          <table:table-cell table:formula="of:=[.L82]*(1+[.L$5])" office:value-type="float" office:value="3089.36602817601" calcext:value-type="float">
            <text:p>3089.36602817601</text:p>
          </table:table-cell>
          <table:table-cell table:formula="of:=[.M82]*(1+[.M$5])" office:value-type="float" office:value="6162.93724666289" calcext:value-type="float">
            <text:p>6162.93724666289</text:p>
          </table:table-cell>
          <table:table-cell table:formula="of:=[.N82]*(1+[.N$5])" office:value-type="float" office:value="12219.1261428947" calcext:value-type="float">
            <text:p>12219.1261428947</text:p>
          </table:table-cell>
          <table:table-cell table:formula="of:=[.O82]*(1+[.O$5])" office:value-type="float" office:value="24080.9465039599" calcext:value-type="float">
            <text:p>24080.9465039599</text:p>
          </table:table-cell>
          <table:table-cell table:formula="of:=[.P82]*(1+[.P$5])" office:value-type="float" office:value="47177.3678977106" calcext:value-type="float">
            <text:p>47177.3678977106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3]*(1+[.B$5])" office:value-type="float" office:value="2.17303717007574" calcext:value-type="float">
            <text:p>2.17303717007574</text:p>
          </table:table-cell>
          <table:table-cell table:formula="of:=[.C83]*(1+[.C$5])" office:value-type="float" office:value="4.68611991166513" calcext:value-type="float">
            <text:p>4.68611991166513</text:p>
          </table:table-cell>
          <table:table-cell table:formula="of:=[.D83]*(1+[.D$5])" office:value-type="float" office:value="10.0300599080311" calcext:value-type="float">
            <text:p>10.0300599080311</text:p>
          </table:table-cell>
          <table:table-cell table:formula="of:=[.E83]*(1+[.E$5])" office:value-type="float" office:value="21.3108349388621" calcext:value-type="float">
            <text:p>21.3108349388621</text:p>
          </table:table-cell>
          <table:table-cell table:formula="of:=[.F83]*(1+[.F$5])" office:value-type="float" office:value="44.9536880424876" calcext:value-type="float">
            <text:p>44.9536880424876</text:p>
          </table:table-cell>
          <table:table-cell table:formula="of:=[.G83]*(1+[.G$5])" office:value-type="float" office:value="94.1580575668512" calcext:value-type="float">
            <text:p>94.1580575668512</text:p>
          </table:table-cell>
          <table:table-cell table:formula="of:=[.H83]*(1+[.H$5])" office:value-type="float" office:value="195.854998321415" calcext:value-type="float">
            <text:p>195.854998321415</text:p>
          </table:table-cell>
          <table:table-cell table:formula="of:=[.I83]*(1+[.I$5])" office:value-type="float" office:value="404.625200844411" calcext:value-type="float">
            <text:p>404.625200844411</text:p>
          </table:table-cell>
          <table:table-cell table:formula="of:=[.J83]*(1+[.J$5])" office:value-type="float" office:value="830.360801387046" calcext:value-type="float">
            <text:p>830.360801387046</text:p>
          </table:table-cell>
          <table:table-cell table:formula="of:=[.K83]*(1+[.K$5])" office:value-type="float" office:value="1692.89273932684" calcext:value-type="float">
            <text:p>1692.89273932684</text:p>
          </table:table-cell>
          <table:table-cell table:formula="of:=[.L83]*(1+[.L$5])" office:value-type="float" office:value="3429.19629127537" calcext:value-type="float">
            <text:p>3429.19629127537</text:p>
          </table:table-cell>
          <table:table-cell table:formula="of:=[.M83]*(1+[.M$5])" office:value-type="float" office:value="6902.48971626243" calcext:value-type="float">
            <text:p>6902.48971626243</text:p>
          </table:table-cell>
          <table:table-cell table:formula="of:=[.N83]*(1+[.N$5])" office:value-type="float" office:value="13807.6125414711" calcext:value-type="float">
            <text:p>13807.6125414711</text:p>
          </table:table-cell>
          <table:table-cell table:formula="of:=[.O83]*(1+[.O$5])" office:value-type="float" office:value="27452.2790145143" calcext:value-type="float">
            <text:p>27452.2790145143</text:p>
          </table:table-cell>
          <table:table-cell table:formula="of:=[.P83]*(1+[.P$5])" office:value-type="float" office:value="54253.9730823672" calcext:value-type="float">
            <text:p>54253.9730823672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4]*(1+[.B$5])" office:value-type="float" office:value="2.1947675417765" calcext:value-type="float">
            <text:p>2.1947675417765</text:p>
          </table:table-cell>
          <table:table-cell table:formula="of:=[.C84]*(1+[.C$5])" office:value-type="float" office:value="4.77984230989843" calcext:value-type="float">
            <text:p>4.77984230989843</text:p>
          </table:table-cell>
          <table:table-cell table:formula="of:=[.D84]*(1+[.D$5])" office:value-type="float" office:value="10.330961705272" calcext:value-type="float">
            <text:p>10.330961705272</text:p>
          </table:table-cell>
          <table:table-cell table:formula="of:=[.E84]*(1+[.E$5])" office:value-type="float" office:value="22.1632683364166" calcext:value-type="float">
            <text:p>22.1632683364166</text:p>
          </table:table-cell>
          <table:table-cell table:formula="of:=[.F84]*(1+[.F$5])" office:value-type="float" office:value="47.201372444612" calcext:value-type="float">
            <text:p>47.201372444612</text:p>
          </table:table-cell>
          <table:table-cell table:formula="of:=[.G84]*(1+[.G$5])" office:value-type="float" office:value="99.8075410208623" calcext:value-type="float">
            <text:p>99.8075410208623</text:p>
          </table:table-cell>
          <table:table-cell table:formula="of:=[.H84]*(1+[.H$5])" office:value-type="float" office:value="209.564848203914" calcext:value-type="float">
            <text:p>209.564848203914</text:p>
          </table:table-cell>
          <table:table-cell table:formula="of:=[.I84]*(1+[.I$5])" office:value-type="float" office:value="436.995216911964" calcext:value-type="float">
            <text:p>436.995216911964</text:p>
          </table:table-cell>
          <table:table-cell table:formula="of:=[.J84]*(1+[.J$5])" office:value-type="float" office:value="905.09327351188" calcext:value-type="float">
            <text:p>905.09327351188</text:p>
          </table:table-cell>
          <table:table-cell table:formula="of:=[.K84]*(1+[.K$5])" office:value-type="float" office:value="1862.18201325953" calcext:value-type="float">
            <text:p>1862.18201325953</text:p>
          </table:table-cell>
          <table:table-cell table:formula="of:=[.L84]*(1+[.L$5])" office:value-type="float" office:value="3806.40788331566" calcext:value-type="float">
            <text:p>3806.40788331566</text:p>
          </table:table-cell>
          <table:table-cell table:formula="of:=[.M84]*(1+[.M$5])" office:value-type="float" office:value="7730.78848221393" calcext:value-type="float">
            <text:p>7730.78848221393</text:p>
          </table:table-cell>
          <table:table-cell table:formula="of:=[.N84]*(1+[.N$5])" office:value-type="float" office:value="15602.6021718623" calcext:value-type="float">
            <text:p>15602.6021718623</text:p>
          </table:table-cell>
          <table:table-cell table:formula="of:=[.O84]*(1+[.O$5])" office:value-type="float" office:value="31295.5980765463" calcext:value-type="float">
            <text:p>31295.5980765463</text:p>
          </table:table-cell>
          <table:table-cell table:formula="of:=[.P84]*(1+[.P$5])" office:value-type="float" office:value="62392.0690447222" calcext:value-type="float">
            <text:p>62392.0690447222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5]*(1+[.B$5])" office:value-type="float" office:value="2.21671521719426" calcext:value-type="float">
            <text:p>2.21671521719426</text:p>
          </table:table-cell>
          <table:table-cell table:formula="of:=[.C85]*(1+[.C$5])" office:value-type="float" office:value="4.8754391560964" calcext:value-type="float">
            <text:p>4.8754391560964</text:p>
          </table:table-cell>
          <table:table-cell table:formula="of:=[.D85]*(1+[.D$5])" office:value-type="float" office:value="10.6408905564302" calcext:value-type="float">
            <text:p>10.6408905564302</text:p>
          </table:table-cell>
          <table:table-cell table:formula="of:=[.E85]*(1+[.E$5])" office:value-type="float" office:value="23.0497990698733" calcext:value-type="float">
            <text:p>23.0497990698733</text:p>
          </table:table-cell>
          <table:table-cell table:formula="of:=[.F85]*(1+[.F$5])" office:value-type="float" office:value="49.5614410668426" calcext:value-type="float">
            <text:p>49.5614410668426</text:p>
          </table:table-cell>
          <table:table-cell table:formula="of:=[.G85]*(1+[.G$5])" office:value-type="float" office:value="105.795993482114" calcext:value-type="float">
            <text:p>105.795993482114</text:p>
          </table:table-cell>
          <table:table-cell table:formula="of:=[.H85]*(1+[.H$5])" office:value-type="float" office:value="224.234387578188" calcext:value-type="float">
            <text:p>224.234387578188</text:p>
          </table:table-cell>
          <table:table-cell table:formula="of:=[.I85]*(1+[.I$5])" office:value-type="float" office:value="471.954834264921" calcext:value-type="float">
            <text:p>471.954834264921</text:p>
          </table:table-cell>
          <table:table-cell table:formula="of:=[.J85]*(1+[.J$5])" office:value-type="float" office:value="986.55166812795" calcext:value-type="float">
            <text:p>986.55166812795</text:p>
          </table:table-cell>
          <table:table-cell table:formula="of:=[.K85]*(1+[.K$5])" office:value-type="float" office:value="2048.40021458548" calcext:value-type="float">
            <text:p>2048.40021458548</text:p>
          </table:table-cell>
          <table:table-cell table:formula="of:=[.L85]*(1+[.L$5])" office:value-type="float" office:value="4225.11275048039" calcext:value-type="float">
            <text:p>4225.11275048039</text:p>
          </table:table-cell>
          <table:table-cell table:formula="of:=[.M85]*(1+[.M$5])" office:value-type="float" office:value="8658.4831000796" calcext:value-type="float">
            <text:p>8658.4831000796</text:p>
          </table:table-cell>
          <table:table-cell table:formula="of:=[.N85]*(1+[.N$5])" office:value-type="float" office:value="17630.9404542044" calcext:value-type="float">
            <text:p>17630.9404542044</text:p>
          </table:table-cell>
          <table:table-cell table:formula="of:=[.O85]*(1+[.O$5])" office:value-type="float" office:value="35676.9818072627" calcext:value-type="float">
            <text:p>35676.9818072627</text:p>
          </table:table-cell>
          <table:table-cell table:formula="of:=[.P85]*(1+[.P$5])" office:value-type="float" office:value="71750.8794014305" calcext:value-type="float">
            <text:p>71750.8794014305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6]*(1+[.B$5])" office:value-type="float" office:value="2.23888236936621" calcext:value-type="float">
            <text:p>2.23888236936621</text:p>
          </table:table-cell>
          <table:table-cell table:formula="of:=[.C86]*(1+[.C$5])" office:value-type="float" office:value="4.97294793921833" calcext:value-type="float">
            <text:p>4.97294793921833</text:p>
          </table:table-cell>
          <table:table-cell table:formula="of:=[.D86]*(1+[.D$5])" office:value-type="float" office:value="10.9601172731231" calcext:value-type="float">
            <text:p>10.9601172731231</text:p>
          </table:table-cell>
          <table:table-cell table:formula="of:=[.E86]*(1+[.E$5])" office:value-type="float" office:value="23.9717910326682" calcext:value-type="float">
            <text:p>23.9717910326682</text:p>
          </table:table-cell>
          <table:table-cell table:formula="of:=[.F86]*(1+[.F$5])" office:value-type="float" office:value="52.0395131201847" calcext:value-type="float">
            <text:p>52.0395131201847</text:p>
          </table:table-cell>
          <table:table-cell table:formula="of:=[.G86]*(1+[.G$5])" office:value-type="float" office:value="112.143753091041" calcext:value-type="float">
            <text:p>112.143753091041</text:p>
          </table:table-cell>
          <table:table-cell table:formula="of:=[.H86]*(1+[.H$5])" office:value-type="float" office:value="239.930794708661" calcext:value-type="float">
            <text:p>239.930794708661</text:p>
          </table:table-cell>
          <table:table-cell table:formula="of:=[.I86]*(1+[.I$5])" office:value-type="float" office:value="509.711221006114" calcext:value-type="float">
            <text:p>509.711221006114</text:p>
          </table:table-cell>
          <table:table-cell table:formula="of:=[.J86]*(1+[.J$5])" office:value-type="float" office:value="1075.34131825947" calcext:value-type="float">
            <text:p>1075.34131825947</text:p>
          </table:table-cell>
          <table:table-cell table:formula="of:=[.K86]*(1+[.K$5])" office:value-type="float" office:value="2253.24023604403" calcext:value-type="float">
            <text:p>2253.24023604403</text:p>
          </table:table-cell>
          <table:table-cell table:formula="of:=[.L86]*(1+[.L$5])" office:value-type="float" office:value="4689.87515303323" calcext:value-type="float">
            <text:p>4689.87515303323</text:p>
          </table:table-cell>
          <table:table-cell table:formula="of:=[.M86]*(1+[.M$5])" office:value-type="float" office:value="9697.50107208915" calcext:value-type="float">
            <text:p>9697.50107208915</text:p>
          </table:table-cell>
          <table:table-cell table:formula="of:=[.N86]*(1+[.N$5])" office:value-type="float" office:value="19922.962713251" calcext:value-type="float">
            <text:p>19922.962713251</text:p>
          </table:table-cell>
          <table:table-cell table:formula="of:=[.O86]*(1+[.O$5])" office:value-type="float" office:value="40671.7592602795" calcext:value-type="float">
            <text:p>40671.7592602795</text:p>
          </table:table-cell>
          <table:table-cell table:formula="of:=[.P86]*(1+[.P$5])" office:value-type="float" office:value="82513.5113116451" calcext:value-type="float">
            <text:p>82513.5113116451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7]*(1+[.B$5])" office:value-type="float" office:value="2.26127119305987" calcext:value-type="float">
            <text:p>2.26127119305987</text:p>
          </table:table-cell>
          <table:table-cell table:formula="of:=[.C87]*(1+[.C$5])" office:value-type="float" office:value="5.0724068980027" calcext:value-type="float">
            <text:p>5.0724068980027</text:p>
          </table:table-cell>
          <table:table-cell table:formula="of:=[.D87]*(1+[.D$5])" office:value-type="float" office:value="11.2889207913168" calcext:value-type="float">
            <text:p>11.2889207913168</text:p>
          </table:table-cell>
          <table:table-cell table:formula="of:=[.E87]*(1+[.E$5])" office:value-type="float" office:value="24.930662673975" calcext:value-type="float">
            <text:p>24.930662673975</text:p>
          </table:table-cell>
          <table:table-cell table:formula="of:=[.F87]*(1+[.F$5])" office:value-type="float" office:value="54.6414887761939" calcext:value-type="float">
            <text:p>54.6414887761939</text:p>
          </table:table-cell>
          <table:table-cell table:formula="of:=[.G87]*(1+[.G$5])" office:value-type="float" office:value="118.872378276503" calcext:value-type="float">
            <text:p>118.872378276503</text:p>
          </table:table-cell>
          <table:table-cell table:formula="of:=[.H87]*(1+[.H$5])" office:value-type="float" office:value="256.725950338267" calcext:value-type="float">
            <text:p>256.725950338267</text:p>
          </table:table-cell>
          <table:table-cell table:formula="of:=[.I87]*(1+[.I$5])" office:value-type="float" office:value="550.488118686604" calcext:value-type="float">
            <text:p>550.488118686604</text:p>
          </table:table-cell>
          <table:table-cell table:formula="of:=[.J87]*(1+[.J$5])" office:value-type="float" office:value="1172.12203690282" calcext:value-type="float">
            <text:p>1172.12203690282</text:p>
          </table:table-cell>
          <table:table-cell table:formula="of:=[.K87]*(1+[.K$5])" office:value-type="float" office:value="2478.56425964843" calcext:value-type="float">
            <text:p>2478.56425964843</text:p>
          </table:table-cell>
          <table:table-cell table:formula="of:=[.L87]*(1+[.L$5])" office:value-type="float" office:value="5205.76141986688" calcext:value-type="float">
            <text:p>5205.76141986688</text:p>
          </table:table-cell>
          <table:table-cell table:formula="of:=[.M87]*(1+[.M$5])" office:value-type="float" office:value="10861.2012007399" calcext:value-type="float">
            <text:p>10861.2012007399</text:p>
          </table:table-cell>
          <table:table-cell table:formula="of:=[.N87]*(1+[.N$5])" office:value-type="float" office:value="22512.9478659736" calcext:value-type="float">
            <text:p>22512.9478659736</text:p>
          </table:table-cell>
          <table:table-cell table:formula="of:=[.O87]*(1+[.O$5])" office:value-type="float" office:value="46365.8055567187" calcext:value-type="float">
            <text:p>46365.8055567187</text:p>
          </table:table-cell>
          <table:table-cell table:formula="of:=[.P87]*(1+[.P$5])" office:value-type="float" office:value="94890.5380083919" calcext:value-type="float">
            <text:p>94890.5380083919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8]*(1+[.B$5])" office:value-type="float" office:value="2.28388390499047" calcext:value-type="float">
            <text:p>2.28388390499047</text:p>
          </table:table-cell>
          <table:table-cell table:formula="of:=[.C88]*(1+[.C$5])" office:value-type="float" office:value="5.17385503596275" calcext:value-type="float">
            <text:p>5.17385503596275</text:p>
          </table:table-cell>
          <table:table-cell table:formula="of:=[.D88]*(1+[.D$5])" office:value-type="float" office:value="11.6275884150563" calcext:value-type="float">
            <text:p>11.6275884150563</text:p>
          </table:table-cell>
          <table:table-cell table:formula="of:=[.E88]*(1+[.E$5])" office:value-type="float" office:value="25.927889180934" calcext:value-type="float">
            <text:p>25.927889180934</text:p>
          </table:table-cell>
          <table:table-cell table:formula="of:=[.F88]*(1+[.F$5])" office:value-type="float" office:value="57.3735632150036" calcext:value-type="float">
            <text:p>57.3735632150036</text:p>
          </table:table-cell>
          <table:table-cell table:formula="of:=[.G88]*(1+[.G$5])" office:value-type="float" office:value="126.004720973094" calcext:value-type="float">
            <text:p>126.004720973094</text:p>
          </table:table-cell>
          <table:table-cell table:formula="of:=[.H88]*(1+[.H$5])" office:value-type="float" office:value="274.696766861946" calcext:value-type="float">
            <text:p>274.696766861946</text:p>
          </table:table-cell>
          <table:table-cell table:formula="of:=[.I88]*(1+[.I$5])" office:value-type="float" office:value="594.527168181532" calcext:value-type="float">
            <text:p>594.527168181532</text:p>
          </table:table-cell>
          <table:table-cell table:formula="of:=[.J88]*(1+[.J$5])" office:value-type="float" office:value="1277.61302022407" calcext:value-type="float">
            <text:p>1277.61302022407</text:p>
          </table:table-cell>
          <table:table-cell table:formula="of:=[.K88]*(1+[.K$5])" office:value-type="float" office:value="2726.42068561327" calcext:value-type="float">
            <text:p>2726.42068561327</text:p>
          </table:table-cell>
          <table:table-cell table:formula="of:=[.L88]*(1+[.L$5])" office:value-type="float" office:value="5778.39517605224" calcext:value-type="float">
            <text:p>5778.39517605224</text:p>
          </table:table-cell>
          <table:table-cell table:formula="of:=[.M88]*(1+[.M$5])" office:value-type="float" office:value="12164.5453448286" calcext:value-type="float">
            <text:p>12164.5453448286</text:p>
          </table:table-cell>
          <table:table-cell table:formula="of:=[.N88]*(1+[.N$5])" office:value-type="float" office:value="25439.6310885501" calcext:value-type="float">
            <text:p>25439.6310885501</text:p>
          </table:table-cell>
          <table:table-cell table:formula="of:=[.O88]*(1+[.O$5])" office:value-type="float" office:value="52857.0183346593" calcext:value-type="float">
            <text:p>52857.0183346593</text:p>
          </table:table-cell>
          <table:table-cell table:formula="of:=[.P88]*(1+[.P$5])" office:value-type="float" office:value="109124.118709651" calcext:value-type="float">
            <text:p>109124.118709651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9]*(1+[.B$5])" office:value-type="float" office:value="2.30672274404037" calcext:value-type="float">
            <text:p>2.30672274404037</text:p>
          </table:table-cell>
          <table:table-cell table:formula="of:=[.C89]*(1+[.C$5])" office:value-type="float" office:value="5.27733213668201" calcext:value-type="float">
            <text:p>5.27733213668201</text:p>
          </table:table-cell>
          <table:table-cell table:formula="of:=[.D89]*(1+[.D$5])" office:value-type="float" office:value="11.976416067508" calcext:value-type="float">
            <text:p>11.976416067508</text:p>
          </table:table-cell>
          <table:table-cell table:formula="of:=[.E89]*(1+[.E$5])" office:value-type="float" office:value="26.9650047481713" calcext:value-type="float">
            <text:p>26.9650047481713</text:p>
          </table:table-cell>
          <table:table-cell table:formula="of:=[.F89]*(1+[.F$5])" office:value-type="float" office:value="60.2422413757538" calcext:value-type="float">
            <text:p>60.2422413757538</text:p>
          </table:table-cell>
          <table:table-cell table:formula="of:=[.G89]*(1+[.G$5])" office:value-type="float" office:value="133.565004231479" calcext:value-type="float">
            <text:p>133.565004231479</text:p>
          </table:table-cell>
          <table:table-cell table:formula="of:=[.H89]*(1+[.H$5])" office:value-type="float" office:value="293.925540542282" calcext:value-type="float">
            <text:p>293.925540542282</text:p>
          </table:table-cell>
          <table:table-cell table:formula="of:=[.I89]*(1+[.I$5])" office:value-type="float" office:value="642.089341636055" calcext:value-type="float">
            <text:p>642.089341636055</text:p>
          </table:table-cell>
          <table:table-cell table:formula="of:=[.J89]*(1+[.J$5])" office:value-type="float" office:value="1392.59819204424" calcext:value-type="float">
            <text:p>1392.59819204424</text:p>
          </table:table-cell>
          <table:table-cell table:formula="of:=[.K89]*(1+[.K$5])" office:value-type="float" office:value="2999.0627541746" calcext:value-type="float">
            <text:p>2999.0627541746</text:p>
          </table:table-cell>
          <table:table-cell table:formula="of:=[.L89]*(1+[.L$5])" office:value-type="float" office:value="6414.01864541799" calcext:value-type="float">
            <text:p>6414.01864541799</text:p>
          </table:table-cell>
          <table:table-cell table:formula="of:=[.M89]*(1+[.M$5])" office:value-type="float" office:value="13624.2907862081" calcext:value-type="float">
            <text:p>13624.2907862081</text:p>
          </table:table-cell>
          <table:table-cell table:formula="of:=[.N89]*(1+[.N$5])" office:value-type="float" office:value="28746.7831300616" calcext:value-type="float">
            <text:p>28746.7831300616</text:p>
          </table:table-cell>
          <table:table-cell table:formula="of:=[.O89]*(1+[.O$5])" office:value-type="float" office:value="60257.0009015116" calcext:value-type="float">
            <text:p>60257.0009015116</text:p>
          </table:table-cell>
          <table:table-cell table:formula="of:=[.P89]*(1+[.P$5])" office:value-type="float" office:value="125492.736516098" calcext:value-type="float">
            <text:p>125492.736516098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90]*(1+[.B$5])" office:value-type="float" office:value="2.32978997148078" calcext:value-type="float">
            <text:p>2.32978997148078</text:p>
          </table:table-cell>
          <table:table-cell table:formula="of:=[.C90]*(1+[.C$5])" office:value-type="float" office:value="5.38287877941565" calcext:value-type="float">
            <text:p>5.38287877941565</text:p>
          </table:table-cell>
          <table:table-cell table:formula="of:=[.D90]*(1+[.D$5])" office:value-type="float" office:value="12.3357085495332" calcext:value-type="float">
            <text:p>12.3357085495332</text:p>
          </table:table-cell>
          <table:table-cell table:formula="of:=[.E90]*(1+[.E$5])" office:value-type="float" office:value="28.0436049380982" calcext:value-type="float">
            <text:p>28.0436049380982</text:p>
          </table:table-cell>
          <table:table-cell table:formula="of:=[.F90]*(1+[.F$5])" office:value-type="float" office:value="63.2543534445415" calcext:value-type="float">
            <text:p>63.2543534445415</text:p>
          </table:table-cell>
          <table:table-cell table:formula="of:=[.G90]*(1+[.G$5])" office:value-type="float" office:value="141.578904485368" calcext:value-type="float">
            <text:p>141.578904485368</text:p>
          </table:table-cell>
          <table:table-cell table:formula="of:=[.H90]*(1+[.H$5])" office:value-type="float" office:value="314.500328380242" calcext:value-type="float">
            <text:p>314.500328380242</text:p>
          </table:table-cell>
          <table:table-cell table:formula="of:=[.I90]*(1+[.I$5])" office:value-type="float" office:value="693.456488966939" calcext:value-type="float">
            <text:p>693.456488966939</text:p>
          </table:table-cell>
          <table:table-cell table:formula="of:=[.J90]*(1+[.J$5])" office:value-type="float" office:value="1517.93202932822" calcext:value-type="float">
            <text:p>1517.93202932822</text:p>
          </table:table-cell>
          <table:table-cell table:formula="of:=[.K90]*(1+[.K$5])" office:value-type="float" office:value="3298.96902959206" calcext:value-type="float">
            <text:p>3298.96902959206</text:p>
          </table:table-cell>
          <table:table-cell table:formula="of:=[.L90]*(1+[.L$5])" office:value-type="float" office:value="7119.56069641397" calcext:value-type="float">
            <text:p>7119.56069641397</text:p>
          </table:table-cell>
          <table:table-cell table:formula="of:=[.M90]*(1+[.M$5])" office:value-type="float" office:value="15259.205680553" calcext:value-type="float">
            <text:p>15259.205680553</text:p>
          </table:table-cell>
          <table:table-cell table:formula="of:=[.N90]*(1+[.N$5])" office:value-type="float" office:value="32483.8649369697" calcext:value-type="float">
            <text:p>32483.8649369697</text:p>
          </table:table-cell>
          <table:table-cell table:formula="of:=[.O90]*(1+[.O$5])" office:value-type="float" office:value="68692.9810277232" calcext:value-type="float">
            <text:p>68692.9810277232</text:p>
          </table:table-cell>
          <table:table-cell table:formula="of:=[.P90]*(1+[.P$5])" office:value-type="float" office:value="144316.646993513" calcext:value-type="float">
            <text:p>144316.646993513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91]*(1+[.B$5])" office:value-type="float" office:value="2.35308787119558" calcext:value-type="float">
            <text:p>2.35308787119558</text:p>
          </table:table-cell>
          <table:table-cell table:formula="of:=[.C91]*(1+[.C$5])" office:value-type="float" office:value="5.49053635500396" calcext:value-type="float">
            <text:p>5.49053635500396</text:p>
          </table:table-cell>
          <table:table-cell table:formula="of:=[.D91]*(1+[.D$5])" office:value-type="float" office:value="12.7057798060192" calcext:value-type="float">
            <text:p>12.7057798060192</text:p>
          </table:table-cell>
          <table:table-cell table:formula="of:=[.E91]*(1+[.E$5])" office:value-type="float" office:value="29.1653491356221" calcext:value-type="float">
            <text:p>29.1653491356221</text:p>
          </table:table-cell>
          <table:table-cell table:formula="of:=[.F91]*(1+[.F$5])" office:value-type="float" office:value="66.4170711167686" calcext:value-type="float">
            <text:p>66.4170711167686</text:p>
          </table:table-cell>
          <table:table-cell table:formula="of:=[.G91]*(1+[.G$5])" office:value-type="float" office:value="150.07363875449" calcext:value-type="float">
            <text:p>150.07363875449</text:p>
          </table:table-cell>
          <table:table-cell table:formula="of:=[.H91]*(1+[.H$5])" office:value-type="float" office:value="336.515351366859" calcext:value-type="float">
            <text:p>336.515351366859</text:p>
          </table:table-cell>
          <table:table-cell table:formula="of:=[.I91]*(1+[.I$5])" office:value-type="float" office:value="748.933008084294" calcext:value-type="float">
            <text:p>748.933008084294</text:p>
          </table:table-cell>
          <table:table-cell table:formula="of:=[.J91]*(1+[.J$5])" office:value-type="float" office:value="1654.54591196776" calcext:value-type="float">
            <text:p>1654.54591196776</text:p>
          </table:table-cell>
          <table:table-cell table:formula="of:=[.K91]*(1+[.K$5])" office:value-type="float" office:value="3628.86593255127" calcext:value-type="float">
            <text:p>3628.86593255127</text:p>
          </table:table-cell>
          <table:table-cell table:formula="of:=[.L91]*(1+[.L$5])" office:value-type="float" office:value="7902.7123730195" calcext:value-type="float">
            <text:p>7902.7123730195</text:p>
          </table:table-cell>
          <table:table-cell table:formula="of:=[.M91]*(1+[.M$5])" office:value-type="float" office:value="17090.3103622194" calcext:value-type="float">
            <text:p>17090.3103622194</text:p>
          </table:table-cell>
          <table:table-cell table:formula="of:=[.N91]*(1+[.N$5])" office:value-type="float" office:value="36706.7673787757" calcext:value-type="float">
            <text:p>36706.7673787757</text:p>
          </table:table-cell>
          <table:table-cell table:formula="of:=[.O91]*(1+[.O$5])" office:value-type="float" office:value="78309.9983716045" calcext:value-type="float">
            <text:p>78309.9983716045</text:p>
          </table:table-cell>
          <table:table-cell table:formula="of:=[.P91]*(1+[.P$5])" office:value-type="float" office:value="165964.14404254" calcext:value-type="float">
            <text:p>165964.14404254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2]*(1+[.B$5])" office:value-type="float" office:value="2.37661874990754" calcext:value-type="float">
            <text:p>2.37661874990754</text:p>
          </table:table-cell>
          <table:table-cell table:formula="of:=[.C92]*(1+[.C$5])" office:value-type="float" office:value="5.60034708210404" calcext:value-type="float">
            <text:p>5.60034708210404</text:p>
          </table:table-cell>
          <table:table-cell table:formula="of:=[.D92]*(1+[.D$5])" office:value-type="float" office:value="13.0869532001998" calcext:value-type="float">
            <text:p>13.0869532001998</text:p>
          </table:table-cell>
          <table:table-cell table:formula="of:=[.E92]*(1+[.E$5])" office:value-type="float" office:value="30.331963101047" calcext:value-type="float">
            <text:p>30.331963101047</text:p>
          </table:table-cell>
          <table:table-cell table:formula="of:=[.F92]*(1+[.F$5])" office:value-type="float" office:value="69.737924672607" calcext:value-type="float">
            <text:p>69.737924672607</text:p>
          </table:table-cell>
          <table:table-cell table:formula="of:=[.G92]*(1+[.G$5])" office:value-type="float" office:value="159.078057079759" calcext:value-type="float">
            <text:p>159.078057079759</text:p>
          </table:table-cell>
          <table:table-cell table:formula="of:=[.H92]*(1+[.H$5])" office:value-type="float" office:value="360.071425962539" calcext:value-type="float">
            <text:p>360.071425962539</text:p>
          </table:table-cell>
          <table:table-cell table:formula="of:=[.I92]*(1+[.I$5])" office:value-type="float" office:value="808.847648731038" calcext:value-type="float">
            <text:p>808.847648731038</text:p>
          </table:table-cell>
          <table:table-cell table:formula="of:=[.J92]*(1+[.J$5])" office:value-type="float" office:value="1803.45504404486" calcext:value-type="float">
            <text:p>1803.45504404486</text:p>
          </table:table-cell>
          <table:table-cell table:formula="of:=[.K92]*(1+[.K$5])" office:value-type="float" office:value="3991.75252580639" calcext:value-type="float">
            <text:p>3991.75252580639</text:p>
          </table:table-cell>
          <table:table-cell table:formula="of:=[.L92]*(1+[.L$5])" office:value-type="float" office:value="8772.01073405165" calcext:value-type="float">
            <text:p>8772.01073405165</text:p>
          </table:table-cell>
          <table:table-cell table:formula="of:=[.M92]*(1+[.M$5])" office:value-type="float" office:value="19141.1476056857" calcext:value-type="float">
            <text:p>19141.1476056857</text:p>
          </table:table-cell>
          <table:table-cell table:formula="of:=[.N92]*(1+[.N$5])" office:value-type="float" office:value="41478.6471380166" calcext:value-type="float">
            <text:p>41478.6471380166</text:p>
          </table:table-cell>
          <table:table-cell table:formula="of:=[.O92]*(1+[.O$5])" office:value-type="float" office:value="89273.3981436291" calcext:value-type="float">
            <text:p>89273.3981436291</text:p>
          </table:table-cell>
          <table:table-cell table:formula="of:=[.P92]*(1+[.P$5])" office:value-type="float" office:value="190858.765648921" calcext:value-type="float">
            <text:p>190858.76564892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3]*(1+[.B$5])" office:value-type="float" office:value="2.40038493740661" calcext:value-type="float">
            <text:p>2.40038493740661</text:p>
          </table:table-cell>
          <table:table-cell table:formula="of:=[.C93]*(1+[.C$5])" office:value-type="float" office:value="5.71235402374612" calcext:value-type="float">
            <text:p>5.71235402374612</text:p>
          </table:table-cell>
          <table:table-cell table:formula="of:=[.D93]*(1+[.D$5])" office:value-type="float" office:value="13.4795617962058" calcext:value-type="float">
            <text:p>13.4795617962058</text:p>
          </table:table-cell>
          <table:table-cell table:formula="of:=[.E93]*(1+[.E$5])" office:value-type="float" office:value="31.5452416250889" calcext:value-type="float">
            <text:p>31.5452416250889</text:p>
          </table:table-cell>
          <table:table-cell table:formula="of:=[.F93]*(1+[.F$5])" office:value-type="float" office:value="73.2248209062374" calcext:value-type="float">
            <text:p>73.2248209062374</text:p>
          </table:table-cell>
          <table:table-cell table:formula="of:=[.G93]*(1+[.G$5])" office:value-type="float" office:value="168.622740504545" calcext:value-type="float">
            <text:p>168.622740504545</text:p>
          </table:table-cell>
          <table:table-cell table:formula="of:=[.H93]*(1+[.H$5])" office:value-type="float" office:value="385.276425779917" calcext:value-type="float">
            <text:p>385.276425779917</text:p>
          </table:table-cell>
          <table:table-cell table:formula="of:=[.I93]*(1+[.I$5])" office:value-type="float" office:value="873.555460629521" calcext:value-type="float">
            <text:p>873.555460629521</text:p>
          </table:table-cell>
          <table:table-cell table:formula="of:=[.J93]*(1+[.J$5])" office:value-type="float" office:value="1965.76599800889" calcext:value-type="float">
            <text:p>1965.76599800889</text:p>
          </table:table-cell>
          <table:table-cell table:formula="of:=[.K93]*(1+[.K$5])" office:value-type="float" office:value="4390.92777838703" calcext:value-type="float">
            <text:p>4390.92777838703</text:p>
          </table:table-cell>
          <table:table-cell table:formula="of:=[.L93]*(1+[.L$5])" office:value-type="float" office:value="9736.93191479734" calcext:value-type="float">
            <text:p>9736.93191479734</text:p>
          </table:table-cell>
          <table:table-cell table:formula="of:=[.M93]*(1+[.M$5])" office:value-type="float" office:value="21438.085318368" calcext:value-type="float">
            <text:p>21438.085318368</text:p>
          </table:table-cell>
          <table:table-cell table:formula="of:=[.N93]*(1+[.N$5])" office:value-type="float" office:value="46870.8712659587" calcext:value-type="float">
            <text:p>46870.8712659587</text:p>
          </table:table-cell>
          <table:table-cell table:formula="of:=[.O93]*(1+[.O$5])" office:value-type="float" office:value="101771.673883737" calcext:value-type="float">
            <text:p>101771.673883737</text:p>
          </table:table-cell>
          <table:table-cell table:formula="of:=[.P93]*(1+[.P$5])" office:value-type="float" office:value="219487.580496259" calcext:value-type="float">
            <text:p>219487.580496259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4]*(1+[.B$5])" office:value-type="float" office:value="2.42438878678068" calcext:value-type="float">
            <text:p>2.42438878678068</text:p>
          </table:table-cell>
          <table:table-cell table:formula="of:=[.C94]*(1+[.C$5])" office:value-type="float" office:value="5.82660110422104" calcext:value-type="float">
            <text:p>5.82660110422104</text:p>
          </table:table-cell>
          <table:table-cell table:formula="of:=[.D94]*(1+[.D$5])" office:value-type="float" office:value="13.883948650092" calcext:value-type="float">
            <text:p>13.883948650092</text:p>
          </table:table-cell>
          <table:table-cell table:formula="of:=[.E94]*(1+[.E$5])" office:value-type="float" office:value="32.8070512900924" calcext:value-type="float">
            <text:p>32.8070512900924</text:p>
          </table:table-cell>
          <table:table-cell table:formula="of:=[.F94]*(1+[.F$5])" office:value-type="float" office:value="76.8860619515492" calcext:value-type="float">
            <text:p>76.8860619515492</text:p>
          </table:table-cell>
          <table:table-cell table:formula="of:=[.G94]*(1+[.G$5])" office:value-type="float" office:value="178.740104934818" calcext:value-type="float">
            <text:p>178.740104934818</text:p>
          </table:table-cell>
          <table:table-cell table:formula="of:=[.H94]*(1+[.H$5])" office:value-type="float" office:value="412.245775584511" calcext:value-type="float">
            <text:p>412.245775584511</text:p>
          </table:table-cell>
          <table:table-cell table:formula="of:=[.I94]*(1+[.I$5])" office:value-type="float" office:value="943.439897479883" calcext:value-type="float">
            <text:p>943.439897479883</text:p>
          </table:table-cell>
          <table:table-cell table:formula="of:=[.J94]*(1+[.J$5])" office:value-type="float" office:value="2142.68493782969" calcext:value-type="float">
            <text:p>2142.68493782969</text:p>
          </table:table-cell>
          <table:table-cell table:formula="of:=[.K94]*(1+[.K$5])" office:value-type="float" office:value="4830.02055622574" calcext:value-type="float">
            <text:p>4830.02055622574</text:p>
          </table:table-cell>
          <table:table-cell table:formula="of:=[.L94]*(1+[.L$5])" office:value-type="float" office:value="10807.994425425" calcext:value-type="float">
            <text:p>10807.994425425</text:p>
          </table:table-cell>
          <table:table-cell table:formula="of:=[.M94]*(1+[.M$5])" office:value-type="float" office:value="24010.6555565722" calcext:value-type="float">
            <text:p>24010.6555565722</text:p>
          </table:table-cell>
          <table:table-cell table:formula="of:=[.N94]*(1+[.N$5])" office:value-type="float" office:value="52964.0845305333" calcext:value-type="float">
            <text:p>52964.0845305333</text:p>
          </table:table-cell>
          <table:table-cell table:formula="of:=[.O94]*(1+[.O$5])" office:value-type="float" office:value="116019.70822746" calcext:value-type="float">
            <text:p>116019.70822746</text:p>
          </table:table-cell>
          <table:table-cell table:formula="of:=[.P94]*(1+[.P$5])" office:value-type="float" office:value="252410.717570698" calcext:value-type="float">
            <text:p>252410.717570698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5]*(1+[.B$5])" office:value-type="float" office:value="2.44863267464849" calcext:value-type="float">
            <text:p>2.44863267464849</text:p>
          </table:table-cell>
          <table:table-cell table:formula="of:=[.C95]*(1+[.C$5])" office:value-type="float" office:value="5.94313312630546" calcext:value-type="float">
            <text:p>5.94313312630546</text:p>
          </table:table-cell>
          <table:table-cell table:formula="of:=[.D95]*(1+[.D$5])" office:value-type="float" office:value="14.3004671095947" calcext:value-type="float">
            <text:p>14.3004671095947</text:p>
          </table:table-cell>
          <table:table-cell table:formula="of:=[.E95]*(1+[.E$5])" office:value-type="float" office:value="34.1193333416961" calcext:value-type="float">
            <text:p>34.1193333416961</text:p>
          </table:table-cell>
          <table:table-cell table:formula="of:=[.F95]*(1+[.F$5])" office:value-type="float" office:value="80.7303650491267" calcext:value-type="float">
            <text:p>80.7303650491267</text:p>
          </table:table-cell>
          <table:table-cell table:formula="of:=[.G95]*(1+[.G$5])" office:value-type="float" office:value="189.464511230907" calcext:value-type="float">
            <text:p>189.464511230907</text:p>
          </table:table-cell>
          <table:table-cell table:formula="of:=[.H95]*(1+[.H$5])" office:value-type="float" office:value="441.102979875427" calcext:value-type="float">
            <text:p>441.102979875427</text:p>
          </table:table-cell>
          <table:table-cell table:formula="of:=[.I95]*(1+[.I$5])" office:value-type="float" office:value="1018.91508927827" calcext:value-type="float">
            <text:p>1018.91508927827</text:p>
          </table:table-cell>
          <table:table-cell table:formula="of:=[.J95]*(1+[.J$5])" office:value-type="float" office:value="2335.52658223437" calcext:value-type="float">
            <text:p>2335.52658223437</text:p>
          </table:table-cell>
          <table:table-cell table:formula="of:=[.K95]*(1+[.K$5])" office:value-type="float" office:value="5313.02261184831" calcext:value-type="float">
            <text:p>5313.02261184831</text:p>
          </table:table-cell>
          <table:table-cell table:formula="of:=[.L95]*(1+[.L$5])" office:value-type="float" office:value="11996.8738122218" calcext:value-type="float">
            <text:p>11996.8738122218</text:p>
          </table:table-cell>
          <table:table-cell table:formula="of:=[.M95]*(1+[.M$5])" office:value-type="float" office:value="26891.9342233609" calcext:value-type="float">
            <text:p>26891.9342233609</text:p>
          </table:table-cell>
          <table:table-cell table:formula="of:=[.N95]*(1+[.N$5])" office:value-type="float" office:value="59849.4155195027" calcext:value-type="float">
            <text:p>59849.4155195027</text:p>
          </table:table-cell>
          <table:table-cell table:formula="of:=[.O95]*(1+[.O$5])" office:value-type="float" office:value="132262.467379305" calcext:value-type="float">
            <text:p>132262.467379305</text:p>
          </table:table-cell>
          <table:table-cell table:formula="of:=[.P95]*(1+[.P$5])" office:value-type="float" office:value="290272.325206302" calcext:value-type="float">
            <text:p>290272.32520630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6]*(1+[.B$5])" office:value-type="float" office:value="2.47311900139497" calcext:value-type="float">
            <text:p>2.47311900139497</text:p>
          </table:table-cell>
          <table:table-cell table:formula="of:=[.C96]*(1+[.C$5])" office:value-type="float" office:value="6.06199578883157" calcext:value-type="float">
            <text:p>6.06199578883157</text:p>
          </table:table-cell>
          <table:table-cell table:formula="of:=[.D96]*(1+[.D$5])" office:value-type="float" office:value="14.7294811228826" calcext:value-type="float">
            <text:p>14.7294811228826</text:p>
          </table:table-cell>
          <table:table-cell table:formula="of:=[.E96]*(1+[.E$5])" office:value-type="float" office:value="35.484106675364" calcext:value-type="float">
            <text:p>35.484106675364</text:p>
          </table:table-cell>
          <table:table-cell table:formula="of:=[.F96]*(1+[.F$5])" office:value-type="float" office:value="84.766883301583" calcext:value-type="float">
            <text:p>84.766883301583</text:p>
          </table:table-cell>
          <table:table-cell table:formula="of:=[.G96]*(1+[.G$5])" office:value-type="float" office:value="200.832381904761" calcext:value-type="float">
            <text:p>200.832381904761</text:p>
          </table:table-cell>
          <table:table-cell table:formula="of:=[.H96]*(1+[.H$5])" office:value-type="float" office:value="471.980188466707" calcext:value-type="float">
            <text:p>471.980188466707</text:p>
          </table:table-cell>
          <table:table-cell table:formula="of:=[.I96]*(1+[.I$5])" office:value-type="float" office:value="1100.42829642054" calcext:value-type="float">
            <text:p>1100.42829642054</text:p>
          </table:table-cell>
          <table:table-cell table:formula="of:=[.J96]*(1+[.J$5])" office:value-type="float" office:value="2545.72397463546" calcext:value-type="float">
            <text:p>2545.72397463546</text:p>
          </table:table-cell>
          <table:table-cell table:formula="of:=[.K96]*(1+[.K$5])" office:value-type="float" office:value="5844.32487303314" calcext:value-type="float">
            <text:p>5844.32487303314</text:p>
          </table:table-cell>
          <table:table-cell table:formula="of:=[.L96]*(1+[.L$5])" office:value-type="float" office:value="13316.5299315662" calcext:value-type="float">
            <text:p>13316.5299315662</text:p>
          </table:table-cell>
          <table:table-cell table:formula="of:=[.M96]*(1+[.M$5])" office:value-type="float" office:value="30118.9663301642" calcext:value-type="float">
            <text:p>30118.9663301642</text:p>
          </table:table-cell>
          <table:table-cell table:formula="of:=[.N96]*(1+[.N$5])" office:value-type="float" office:value="67629.839537038" calcext:value-type="float">
            <text:p>67629.839537038</text:p>
          </table:table-cell>
          <table:table-cell table:formula="of:=[.O96]*(1+[.O$5])" office:value-type="float" office:value="150779.212812408" calcext:value-type="float">
            <text:p>150779.212812408</text:p>
          </table:table-cell>
          <table:table-cell table:formula="of:=[.P96]*(1+[.P$5])" office:value-type="float" office:value="333813.173987248" calcext:value-type="float">
            <text:p>333813.173987248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7]*(1+[.B$5])" office:value-type="float" office:value="2.49785019140892" calcext:value-type="float">
            <text:p>2.49785019140892</text:p>
          </table:table-cell>
          <table:table-cell table:formula="of:=[.C97]*(1+[.C$5])" office:value-type="float" office:value="6.18323570460821" calcext:value-type="float">
            <text:p>6.18323570460821</text:p>
          </table:table-cell>
          <table:table-cell table:formula="of:=[.D97]*(1+[.D$5])" office:value-type="float" office:value="15.1713655565691" calcext:value-type="float">
            <text:p>15.1713655565691</text:p>
          </table:table-cell>
          <table:table-cell table:formula="of:=[.E97]*(1+[.E$5])" office:value-type="float" office:value="36.9034709423785" calcext:value-type="float">
            <text:p>36.9034709423785</text:p>
          </table:table-cell>
          <table:table-cell table:formula="of:=[.F97]*(1+[.F$5])" office:value-type="float" office:value="89.0052274666622" calcext:value-type="float">
            <text:p>89.0052274666622</text:p>
          </table:table-cell>
          <table:table-cell table:formula="of:=[.G97]*(1+[.G$5])" office:value-type="float" office:value="212.882324819047" calcext:value-type="float">
            <text:p>212.882324819047</text:p>
          </table:table-cell>
          <table:table-cell table:formula="of:=[.H97]*(1+[.H$5])" office:value-type="float" office:value="505.018801659376" calcext:value-type="float">
            <text:p>505.018801659376</text:p>
          </table:table-cell>
          <table:table-cell table:formula="of:=[.I97]*(1+[.I$5])" office:value-type="float" office:value="1188.46256013418" calcext:value-type="float">
            <text:p>1188.46256013418</text:p>
          </table:table-cell>
          <table:table-cell table:formula="of:=[.J97]*(1+[.J$5])" office:value-type="float" office:value="2774.83913235265" calcext:value-type="float">
            <text:p>2774.83913235265</text:p>
          </table:table-cell>
          <table:table-cell table:formula="of:=[.K97]*(1+[.K$5])" office:value-type="float" office:value="6428.75736033646" calcext:value-type="float">
            <text:p>6428.75736033646</text:p>
          </table:table-cell>
          <table:table-cell table:formula="of:=[.L97]*(1+[.L$5])" office:value-type="float" office:value="14781.3482240385" calcext:value-type="float">
            <text:p>14781.3482240385</text:p>
          </table:table-cell>
          <table:table-cell table:formula="of:=[.M97]*(1+[.M$5])" office:value-type="float" office:value="33733.2422897839" calcext:value-type="float">
            <text:p>33733.2422897839</text:p>
          </table:table-cell>
          <table:table-cell table:formula="of:=[.N97]*(1+[.N$5])" office:value-type="float" office:value="76421.7186768529" calcext:value-type="float">
            <text:p>76421.7186768529</text:p>
          </table:table-cell>
          <table:table-cell table:formula="of:=[.O97]*(1+[.O$5])" office:value-type="float" office:value="171888.302606145" calcext:value-type="float">
            <text:p>171888.302606145</text:p>
          </table:table-cell>
          <table:table-cell table:formula="of:=[.P97]*(1+[.P$5])" office:value-type="float" office:value="383885.150085335" calcext:value-type="float">
            <text:p>383885.150085335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8]*(1+[.B$5])" office:value-type="float" office:value="2.52282869332301" calcext:value-type="float">
            <text:p>2.52282869332301</text:p>
          </table:table-cell>
          <table:table-cell table:formula="of:=[.C98]*(1+[.C$5])" office:value-type="float" office:value="6.30690041870037" calcext:value-type="float">
            <text:p>6.30690041870037</text:p>
          </table:table-cell>
          <table:table-cell table:formula="of:=[.D98]*(1+[.D$5])" office:value-type="float" office:value="15.6265065232661" calcext:value-type="float">
            <text:p>15.6265065232661</text:p>
          </table:table-cell>
          <table:table-cell table:formula="of:=[.E98]*(1+[.E$5])" office:value-type="float" office:value="38.3796097800737" calcext:value-type="float">
            <text:p>38.3796097800737</text:p>
          </table:table-cell>
          <table:table-cell table:formula="of:=[.F98]*(1+[.F$5])" office:value-type="float" office:value="93.4554888399953" calcext:value-type="float">
            <text:p>93.4554888399953</text:p>
          </table:table-cell>
          <table:table-cell table:formula="of:=[.G98]*(1+[.G$5])" office:value-type="float" office:value="225.65526430819" calcext:value-type="float">
            <text:p>225.65526430819</text:p>
          </table:table-cell>
          <table:table-cell table:formula="of:=[.H98]*(1+[.H$5])" office:value-type="float" office:value="540.370117775533" calcext:value-type="float">
            <text:p>540.370117775533</text:p>
          </table:table-cell>
          <table:table-cell table:formula="of:=[.I98]*(1+[.I$5])" office:value-type="float" office:value="1283.53956494491" calcext:value-type="float">
            <text:p>1283.53956494491</text:p>
          </table:table-cell>
          <table:table-cell table:formula="of:=[.J98]*(1+[.J$5])" office:value-type="float" office:value="3024.57465426439" calcext:value-type="float">
            <text:p>3024.57465426439</text:p>
          </table:table-cell>
          <table:table-cell table:formula="of:=[.K98]*(1+[.K$5])" office:value-type="float" office:value="7071.63309637011" calcext:value-type="float">
            <text:p>7071.63309637011</text:p>
          </table:table-cell>
          <table:table-cell table:formula="of:=[.L98]*(1+[.L$5])" office:value-type="float" office:value="16407.2965286827" calcext:value-type="float">
            <text:p>16407.2965286827</text:p>
          </table:table-cell>
          <table:table-cell table:formula="of:=[.M98]*(1+[.M$5])" office:value-type="float" office:value="37781.2313645579" calcext:value-type="float">
            <text:p>37781.2313645579</text:p>
          </table:table-cell>
          <table:table-cell table:formula="of:=[.N98]*(1+[.N$5])" office:value-type="float" office:value="86356.5421048438" calcext:value-type="float">
            <text:p>86356.5421048438</text:p>
          </table:table-cell>
          <table:table-cell table:formula="of:=[.O98]*(1+[.O$5])" office:value-type="float" office:value="195952.664971005" calcext:value-type="float">
            <text:p>195952.664971005</text:p>
          </table:table-cell>
          <table:table-cell table:formula="of:=[.P98]*(1+[.P$5])" office:value-type="float" office:value="441467.922598135" calcext:value-type="float">
            <text:p>441467.922598135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9]*(1+[.B$5])" office:value-type="float" office:value="2.54805698025624" calcext:value-type="float">
            <text:p>2.54805698025624</text:p>
          </table:table-cell>
          <table:table-cell table:formula="of:=[.C99]*(1+[.C$5])" office:value-type="float" office:value="6.43303842707438" calcext:value-type="float">
            <text:p>6.43303842707438</text:p>
          </table:table-cell>
          <table:table-cell table:formula="of:=[.D99]*(1+[.D$5])" office:value-type="float" office:value="16.0953017189641" calcext:value-type="float">
            <text:p>16.0953017189641</text:p>
          </table:table-cell>
          <table:table-cell table:formula="of:=[.E99]*(1+[.E$5])" office:value-type="float" office:value="39.9147941712766" calcext:value-type="float">
            <text:p>39.9147941712766</text:p>
          </table:table-cell>
          <table:table-cell table:formula="of:=[.F99]*(1+[.F$5])" office:value-type="float" office:value="98.128263281995" calcext:value-type="float">
            <text:p>98.128263281995</text:p>
          </table:table-cell>
          <table:table-cell table:formula="of:=[.G99]*(1+[.G$5])" office:value-type="float" office:value="239.194580166681" calcext:value-type="float">
            <text:p>239.194580166681</text:p>
          </table:table-cell>
          <table:table-cell table:formula="of:=[.H99]*(1+[.H$5])" office:value-type="float" office:value="578.19602601982" calcext:value-type="float">
            <text:p>578.19602601982</text:p>
          </table:table-cell>
          <table:table-cell table:formula="of:=[.I99]*(1+[.I$5])" office:value-type="float" office:value="1386.22273014051" calcext:value-type="float">
            <text:p>1386.22273014051</text:p>
          </table:table-cell>
          <table:table-cell table:formula="of:=[.J99]*(1+[.J$5])" office:value-type="float" office:value="3296.78637314819" calcext:value-type="float">
            <text:p>3296.78637314819</text:p>
          </table:table-cell>
          <table:table-cell table:formula="of:=[.K99]*(1+[.K$5])" office:value-type="float" office:value="7778.79640600712" calcext:value-type="float">
            <text:p>7778.79640600712</text:p>
          </table:table-cell>
          <table:table-cell table:formula="of:=[.L99]*(1+[.L$5])" office:value-type="float" office:value="18212.0991468378" calcext:value-type="float">
            <text:p>18212.0991468378</text:p>
          </table:table-cell>
          <table:table-cell table:formula="of:=[.M99]*(1+[.M$5])" office:value-type="float" office:value="42314.9791283049" calcext:value-type="float">
            <text:p>42314.9791283049</text:p>
          </table:table-cell>
          <table:table-cell table:formula="of:=[.N99]*(1+[.N$5])" office:value-type="float" office:value="97582.8925784735" calcext:value-type="float">
            <text:p>97582.8925784735</text:p>
          </table:table-cell>
          <table:table-cell table:formula="of:=[.O99]*(1+[.O$5])" office:value-type="float" office:value="223386.038066946" calcext:value-type="float">
            <text:p>223386.038066946</text:p>
          </table:table-cell>
          <table:table-cell table:formula="of:=[.P99]*(1+[.P$5])" office:value-type="float" office:value="507688.110987855" calcext:value-type="float">
            <text:p>507688.110987855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00]*(1+[.B$5])" office:value-type="float" office:value="2.5735375500588" calcext:value-type="float">
            <text:p>2.5735375500588</text:p>
          </table:table-cell>
          <table:table-cell table:formula="of:=[.C100]*(1+[.C$5])" office:value-type="float" office:value="6.56169919561586" calcext:value-type="float">
            <text:p>6.56169919561586</text:p>
          </table:table-cell>
          <table:table-cell table:formula="of:=[.D100]*(1+[.D$5])" office:value-type="float" office:value="16.578160770533" calcext:value-type="float">
            <text:p>16.578160770533</text:p>
          </table:table-cell>
          <table:table-cell table:formula="of:=[.E100]*(1+[.E$5])" office:value-type="float" office:value="41.5113859381277" calcext:value-type="float">
            <text:p>41.5113859381277</text:p>
          </table:table-cell>
          <table:table-cell table:formula="of:=[.F100]*(1+[.F$5])" office:value-type="float" office:value="103.034676446095" calcext:value-type="float">
            <text:p>103.034676446095</text:p>
          </table:table-cell>
          <table:table-cell table:formula="of:=[.G100]*(1+[.G$5])" office:value-type="float" office:value="253.546254976682" calcext:value-type="float">
            <text:p>253.546254976682</text:p>
          </table:table-cell>
          <table:table-cell table:formula="of:=[.H100]*(1+[.H$5])" office:value-type="float" office:value="618.669747841208" calcext:value-type="float">
            <text:p>618.669747841208</text:p>
          </table:table-cell>
          <table:table-cell table:formula="of:=[.I100]*(1+[.I$5])" office:value-type="float" office:value="1497.12054855175" calcext:value-type="float">
            <text:p>1497.12054855175</text:p>
          </table:table-cell>
          <table:table-cell table:formula="of:=[.J100]*(1+[.J$5])" office:value-type="float" office:value="3593.49714673152" calcext:value-type="float">
            <text:p>3593.49714673152</text:p>
          </table:table-cell>
          <table:table-cell table:formula="of:=[.K100]*(1+[.K$5])" office:value-type="float" office:value="8556.67604660783" calcext:value-type="float">
            <text:p>8556.67604660783</text:p>
          </table:table-cell>
          <table:table-cell table:formula="of:=[.L100]*(1+[.L$5])" office:value-type="float" office:value="20215.43005299" calcext:value-type="float">
            <text:p>20215.43005299</text:p>
          </table:table-cell>
          <table:table-cell table:formula="of:=[.M100]*(1+[.M$5])" office:value-type="float" office:value="47392.7766237015" calcext:value-type="float">
            <text:p>47392.7766237015</text:p>
          </table:table-cell>
          <table:table-cell table:formula="of:=[.N100]*(1+[.N$5])" office:value-type="float" office:value="110268.668613675" calcext:value-type="float">
            <text:p>110268.668613675</text:p>
          </table:table-cell>
          <table:table-cell table:formula="of:=[.O100]*(1+[.O$5])" office:value-type="float" office:value="254660.083396318" calcext:value-type="float">
            <text:p>254660.083396318</text:p>
          </table:table-cell>
          <table:table-cell table:formula="of:=[.P100]*(1+[.P$5])" office:value-type="float" office:value="583841.327636034" calcext:value-type="float">
            <text:p>583841.327636034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01]*(1+[.B$5])" office:value-type="float" office:value="2.59927292555939" calcext:value-type="float">
            <text:p>2.59927292555939</text:p>
          </table:table-cell>
          <table:table-cell table:formula="of:=[.C101]*(1+[.C$5])" office:value-type="float" office:value="6.69293317952818" calcext:value-type="float">
            <text:p>6.69293317952818</text:p>
          </table:table-cell>
          <table:table-cell table:formula="of:=[.D101]*(1+[.D$5])" office:value-type="float" office:value="17.075505593649" calcext:value-type="float">
            <text:p>17.075505593649</text:p>
          </table:table-cell>
          <table:table-cell table:formula="of:=[.E101]*(1+[.E$5])" office:value-type="float" office:value="43.1718413756528" calcext:value-type="float">
            <text:p>43.1718413756528</text:p>
          </table:table-cell>
          <table:table-cell table:formula="of:=[.F101]*(1+[.F$5])" office:value-type="float" office:value="108.1864102684" calcext:value-type="float">
            <text:p>108.1864102684</text:p>
          </table:table-cell>
          <table:table-cell table:formula="of:=[.G101]*(1+[.G$5])" office:value-type="float" office:value="268.759030275283" calcext:value-type="float">
            <text:p>268.759030275283</text:p>
          </table:table-cell>
          <table:table-cell table:formula="of:=[.H101]*(1+[.H$5])" office:value-type="float" office:value="661.976630190092" calcext:value-type="float">
            <text:p>661.976630190092</text:p>
          </table:table-cell>
          <table:table-cell table:formula="of:=[.I101]*(1+[.I$5])" office:value-type="float" office:value="1616.89019243589" calcext:value-type="float">
            <text:p>1616.89019243589</text:p>
          </table:table-cell>
          <table:table-cell table:formula="of:=[.J101]*(1+[.J$5])" office:value-type="float" office:value="3916.91188993736" calcext:value-type="float">
            <text:p>3916.91188993736</text:p>
          </table:table-cell>
          <table:table-cell table:formula="of:=[.K101]*(1+[.K$5])" office:value-type="float" office:value="9412.34365126861" calcext:value-type="float">
            <text:p>9412.34365126861</text:p>
          </table:table-cell>
          <table:table-cell table:formula="of:=[.L101]*(1+[.L$5])" office:value-type="float" office:value="22439.1273588189" calcext:value-type="float">
            <text:p>22439.1273588189</text:p>
          </table:table-cell>
          <table:table-cell table:formula="of:=[.M101]*(1+[.M$5])" office:value-type="float" office:value="53079.9098185457" calcext:value-type="float">
            <text:p>53079.9098185457</text:p>
          </table:table-cell>
          <table:table-cell table:formula="of:=[.N101]*(1+[.N$5])" office:value-type="float" office:value="124603.595533453" calcext:value-type="float">
            <text:p>124603.595533453</text:p>
          </table:table-cell>
          <table:table-cell table:formula="of:=[.O101]*(1+[.O$5])" office:value-type="float" office:value="290312.495071803" calcext:value-type="float">
            <text:p>290312.495071803</text:p>
          </table:table-cell>
          <table:table-cell table:formula="of:=[.P101]*(1+[.P$5])" office:value-type="float" office:value="671417.526781439" calcext:value-type="float">
            <text:p>671417.526781439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2]*(1+[.B$5])" office:value-type="float" office:value="2.62526565481499" calcext:value-type="float">
            <text:p>2.62526565481499</text:p>
          </table:table-cell>
          <table:table-cell table:formula="of:=[.C102]*(1+[.C$5])" office:value-type="float" office:value="6.82679184311875" calcext:value-type="float">
            <text:p>6.82679184311875</text:p>
          </table:table-cell>
          <table:table-cell table:formula="of:=[.D102]*(1+[.D$5])" office:value-type="float" office:value="17.5877707614585" calcext:value-type="float">
            <text:p>17.5877707614585</text:p>
          </table:table-cell>
          <table:table-cell table:formula="of:=[.E102]*(1+[.E$5])" office:value-type="float" office:value="44.8987150306789" calcext:value-type="float">
            <text:p>44.8987150306789</text:p>
          </table:table-cell>
          <table:table-cell table:formula="of:=[.F102]*(1+[.F$5])" office:value-type="float" office:value="113.59573078182" calcext:value-type="float">
            <text:p>113.59573078182</text:p>
          </table:table-cell>
          <table:table-cell table:formula="of:=[.G102]*(1+[.G$5])" office:value-type="float" office:value="284.8845720918" calcext:value-type="float">
            <text:p>284.8845720918</text:p>
          </table:table-cell>
          <table:table-cell table:formula="of:=[.H102]*(1+[.H$5])" office:value-type="float" office:value="708.314994303399" calcext:value-type="float">
            <text:p>708.314994303399</text:p>
          </table:table-cell>
          <table:table-cell table:formula="of:=[.I102]*(1+[.I$5])" office:value-type="float" office:value="1746.24140783076" calcext:value-type="float">
            <text:p>1746.24140783076</text:p>
          </table:table-cell>
          <table:table-cell table:formula="of:=[.J102]*(1+[.J$5])" office:value-type="float" office:value="4269.43396003172" calcext:value-type="float">
            <text:p>4269.43396003172</text:p>
          </table:table-cell>
          <table:table-cell table:formula="of:=[.K102]*(1+[.K$5])" office:value-type="float" office:value="10353.5780163955" calcext:value-type="float">
            <text:p>10353.5780163955</text:p>
          </table:table-cell>
          <table:table-cell table:formula="of:=[.L102]*(1+[.L$5])" office:value-type="float" office:value="24907.4313682889" calcext:value-type="float">
            <text:p>24907.4313682889</text:p>
          </table:table-cell>
          <table:table-cell table:formula="of:=[.M102]*(1+[.M$5])" office:value-type="float" office:value="59449.4989967712" calcext:value-type="float">
            <text:p>59449.4989967712</text:p>
          </table:table-cell>
          <table:table-cell table:formula="of:=[.N102]*(1+[.N$5])" office:value-type="float" office:value="140802.062952802" calcext:value-type="float">
            <text:p>140802.062952802</text:p>
          </table:table-cell>
          <table:table-cell table:formula="of:=[.O102]*(1+[.O$5])" office:value-type="float" office:value="330956.244381855" calcext:value-type="float">
            <text:p>330956.244381855</text:p>
          </table:table-cell>
          <table:table-cell table:formula="of:=[.P102]*(1+[.P$5])" office:value-type="float" office:value="772130.155798654" calcext:value-type="float">
            <text:p>772130.155798654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3]*(1+[.B$5])" office:value-type="float" office:value="2.65151831136314" calcext:value-type="float">
            <text:p>2.65151831136314</text:p>
          </table:table-cell>
          <table:table-cell table:formula="of:=[.C103]*(1+[.C$5])" office:value-type="float" office:value="6.96332767998112" calcext:value-type="float">
            <text:p>6.96332767998112</text:p>
          </table:table-cell>
          <table:table-cell table:formula="of:=[.D103]*(1+[.D$5])" office:value-type="float" office:value="18.1154038843023" calcext:value-type="float">
            <text:p>18.1154038843023</text:p>
          </table:table-cell>
          <table:table-cell table:formula="of:=[.E103]*(1+[.E$5])" office:value-type="float" office:value="46.694663631906" calcext:value-type="float">
            <text:p>46.694663631906</text:p>
          </table:table-cell>
          <table:table-cell table:formula="of:=[.F103]*(1+[.F$5])" office:value-type="float" office:value="119.275517320911" calcext:value-type="float">
            <text:p>119.275517320911</text:p>
          </table:table-cell>
          <table:table-cell table:formula="of:=[.G103]*(1+[.G$5])" office:value-type="float" office:value="301.977646417308" calcext:value-type="float">
            <text:p>301.977646417308</text:p>
          </table:table-cell>
          <table:table-cell table:formula="of:=[.H103]*(1+[.H$5])" office:value-type="float" office:value="757.897043904637" calcext:value-type="float">
            <text:p>757.897043904637</text:p>
          </table:table-cell>
          <table:table-cell table:formula="of:=[.I103]*(1+[.I$5])" office:value-type="float" office:value="1885.94072045722" calcext:value-type="float">
            <text:p>1885.94072045722</text:p>
          </table:table-cell>
          <table:table-cell table:formula="of:=[.J103]*(1+[.J$5])" office:value-type="float" office:value="4653.68301643458" calcext:value-type="float">
            <text:p>4653.68301643458</text:p>
          </table:table-cell>
          <table:table-cell table:formula="of:=[.K103]*(1+[.K$5])" office:value-type="float" office:value="11388.935818035" calcext:value-type="float">
            <text:p>11388.935818035</text:p>
          </table:table-cell>
          <table:table-cell table:formula="of:=[.L103]*(1+[.L$5])" office:value-type="float" office:value="27647.2488188007" calcext:value-type="float">
            <text:p>27647.2488188007</text:p>
          </table:table-cell>
          <table:table-cell table:formula="of:=[.M103]*(1+[.M$5])" office:value-type="float" office:value="66583.4388763837" calcext:value-type="float">
            <text:p>66583.4388763837</text:p>
          </table:table-cell>
          <table:table-cell table:formula="of:=[.N103]*(1+[.N$5])" office:value-type="float" office:value="159106.331136666" calcext:value-type="float">
            <text:p>159106.331136666</text:p>
          </table:table-cell>
          <table:table-cell table:formula="of:=[.O103]*(1+[.O$5])" office:value-type="float" office:value="377290.118595315" calcext:value-type="float">
            <text:p>377290.118595315</text:p>
          </table:table-cell>
          <table:table-cell table:formula="of:=[.P103]*(1+[.P$5])" office:value-type="float" office:value="887949.679168452" calcext:value-type="float">
            <text:p>887949.679168452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4]*(1+[.B$5])" office:value-type="float" office:value="2.67803349447677" calcext:value-type="float">
            <text:p>2.67803349447677</text:p>
          </table:table-cell>
          <table:table-cell table:formula="of:=[.C104]*(1+[.C$5])" office:value-type="float" office:value="7.10259423358074" calcext:value-type="float">
            <text:p>7.10259423358074</text:p>
          </table:table-cell>
          <table:table-cell table:formula="of:=[.D104]*(1+[.D$5])" office:value-type="float" office:value="18.6588660008313" calcext:value-type="float">
            <text:p>18.6588660008313</text:p>
          </table:table-cell>
          <table:table-cell table:formula="of:=[.E104]*(1+[.E$5])" office:value-type="float" office:value="48.5624501771823" calcext:value-type="float">
            <text:p>48.5624501771823</text:p>
          </table:table-cell>
          <table:table-cell table:formula="of:=[.F104]*(1+[.F$5])" office:value-type="float" office:value="125.239293186956" calcext:value-type="float">
            <text:p>125.239293186956</text:p>
          </table:table-cell>
          <table:table-cell table:formula="of:=[.G104]*(1+[.G$5])" office:value-type="float" office:value="320.096305202346" calcext:value-type="float">
            <text:p>320.096305202346</text:p>
          </table:table-cell>
          <table:table-cell table:formula="of:=[.H104]*(1+[.H$5])" office:value-type="float" office:value="810.949836977961" calcext:value-type="float">
            <text:p>810.949836977961</text:p>
          </table:table-cell>
          <table:table-cell table:formula="of:=[.I104]*(1+[.I$5])" office:value-type="float" office:value="2036.81597809379" calcext:value-type="float">
            <text:p>2036.81597809379</text:p>
          </table:table-cell>
          <table:table-cell table:formula="of:=[.J104]*(1+[.J$5])" office:value-type="float" office:value="5072.51448791369" calcext:value-type="float">
            <text:p>5072.51448791369</text:p>
          </table:table-cell>
          <table:table-cell table:formula="of:=[.K104]*(1+[.K$5])" office:value-type="float" office:value="12527.8293998385" calcext:value-type="float">
            <text:p>12527.8293998385</text:p>
          </table:table-cell>
          <table:table-cell table:formula="of:=[.L104]*(1+[.L$5])" office:value-type="float" office:value="30688.4461888688" calcext:value-type="float">
            <text:p>30688.4461888688</text:p>
          </table:table-cell>
          <table:table-cell table:formula="of:=[.M104]*(1+[.M$5])" office:value-type="float" office:value="74573.4515415498" calcext:value-type="float">
            <text:p>74573.4515415498</text:p>
          </table:table-cell>
          <table:table-cell table:formula="of:=[.N104]*(1+[.N$5])" office:value-type="float" office:value="179790.154184432" calcext:value-type="float">
            <text:p>179790.154184432</text:p>
          </table:table-cell>
          <table:table-cell table:formula="of:=[.O104]*(1+[.O$5])" office:value-type="float" office:value="430110.735198659" calcext:value-type="float">
            <text:p>430110.735198659</text:p>
          </table:table-cell>
          <table:table-cell table:formula="of:=[.P104]*(1+[.P$5])" office:value-type="float" office:value="1021142.13104372" calcext:value-type="float">
            <text:p>1021142.1310437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5]*(1+[.B$5])" office:value-type="float" office:value="2.70481382942154" calcext:value-type="float">
            <text:p>2.70481382942154</text:p>
          </table:table-cell>
          <table:table-cell table:formula="of:=[.C105]*(1+[.C$5])" office:value-type="float" office:value="7.24464611825236" calcext:value-type="float">
            <text:p>7.24464611825236</text:p>
          </table:table-cell>
          <table:table-cell table:formula="of:=[.D105]*(1+[.D$5])" office:value-type="float" office:value="19.2186319808563" calcext:value-type="float">
            <text:p>19.2186319808563</text:p>
          </table:table-cell>
          <table:table-cell table:formula="of:=[.E105]*(1+[.E$5])" office:value-type="float" office:value="50.5049481842696" calcext:value-type="float">
            <text:p>50.5049481842696</text:p>
          </table:table-cell>
          <table:table-cell table:formula="of:=[.F105]*(1+[.F$5])" office:value-type="float" office:value="131.501257846304" calcext:value-type="float">
            <text:p>131.501257846304</text:p>
          </table:table-cell>
          <table:table-cell table:formula="of:=[.G105]*(1+[.G$5])" office:value-type="float" office:value="339.302083514487" calcext:value-type="float">
            <text:p>339.302083514487</text:p>
          </table:table-cell>
          <table:table-cell table:formula="of:=[.H105]*(1+[.H$5])" office:value-type="float" office:value="867.716325566419" calcext:value-type="float">
            <text:p>867.716325566419</text:p>
          </table:table-cell>
          <table:table-cell table:formula="of:=[.I105]*(1+[.I$5])" office:value-type="float" office:value="2199.7612563413" calcext:value-type="float">
            <text:p>2199.7612563413</text:p>
          </table:table-cell>
          <table:table-cell table:formula="of:=[.J105]*(1+[.J$5])" office:value-type="float" office:value="5529.04079182593" calcext:value-type="float">
            <text:p>5529.04079182593</text:p>
          </table:table-cell>
          <table:table-cell table:formula="of:=[.K105]*(1+[.K$5])" office:value-type="float" office:value="13780.6123398224" calcext:value-type="float">
            <text:p>13780.6123398224</text:p>
          </table:table-cell>
          <table:table-cell table:formula="of:=[.L105]*(1+[.L$5])" office:value-type="float" office:value="34064.1752696444" calcext:value-type="float">
            <text:p>34064.1752696444</text:p>
          </table:table-cell>
          <table:table-cell table:formula="of:=[.M105]*(1+[.M$5])" office:value-type="float" office:value="83522.2657265358" calcext:value-type="float">
            <text:p>83522.2657265358</text:p>
          </table:table-cell>
          <table:table-cell table:formula="of:=[.N105]*(1+[.N$5])" office:value-type="float" office:value="203162.874228409" calcext:value-type="float">
            <text:p>203162.874228409</text:p>
          </table:table-cell>
          <table:table-cell table:formula="of:=[.O105]*(1+[.O$5])" office:value-type="float" office:value="490326.238126471" calcext:value-type="float">
            <text:p>490326.238126471</text:p>
          </table:table-cell>
          <table:table-cell table:formula="of:=[.P105]*(1+[.P$5])" office:value-type="float" office:value="1174313.45070028" calcext:value-type="float">
            <text:p>1174313.45070028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6]*(1+[.B$5])" office:value-type="float" office:value="2.73186196771575" calcext:value-type="float">
            <text:p>2.73186196771575</text:p>
          </table:table-cell>
          <table:table-cell table:formula="of:=[.C106]*(1+[.C$5])" office:value-type="float" office:value="7.3895390406174" calcext:value-type="float">
            <text:p>7.3895390406174</text:p>
          </table:table-cell>
          <table:table-cell table:formula="of:=[.D106]*(1+[.D$5])" office:value-type="float" office:value="19.795190940282" calcext:value-type="float">
            <text:p>19.795190940282</text:p>
          </table:table-cell>
          <table:table-cell table:formula="of:=[.E106]*(1+[.E$5])" office:value-type="float" office:value="52.5251461116404" calcext:value-type="float">
            <text:p>52.5251461116404</text:p>
          </table:table-cell>
          <table:table-cell table:formula="of:=[.F106]*(1+[.F$5])" office:value-type="float" office:value="138.076320738619" calcext:value-type="float">
            <text:p>138.076320738619</text:p>
          </table:table-cell>
          <table:table-cell table:formula="of:=[.G106]*(1+[.G$5])" office:value-type="float" office:value="359.660208525356" calcext:value-type="float">
            <text:p>359.660208525356</text:p>
          </table:table-cell>
          <table:table-cell table:formula="of:=[.H106]*(1+[.H$5])" office:value-type="float" office:value="928.456468356068" calcext:value-type="float">
            <text:p>928.456468356068</text:p>
          </table:table-cell>
          <table:table-cell table:formula="of:=[.I106]*(1+[.I$5])" office:value-type="float" office:value="2375.7421568486" calcext:value-type="float">
            <text:p>2375.7421568486</text:p>
          </table:table-cell>
          <table:table-cell table:formula="of:=[.J106]*(1+[.J$5])" office:value-type="float" office:value="6026.65446309026" calcext:value-type="float">
            <text:p>6026.65446309026</text:p>
          </table:table-cell>
          <table:table-cell table:formula="of:=[.K106]*(1+[.K$5])" office:value-type="float" office:value="15158.6735738046" calcext:value-type="float">
            <text:p>15158.6735738046</text:p>
          </table:table-cell>
          <table:table-cell table:formula="of:=[.L106]*(1+[.L$5])" office:value-type="float" office:value="37811.2345493053" calcext:value-type="float">
            <text:p>37811.2345493053</text:p>
          </table:table-cell>
          <table:table-cell table:formula="of:=[.M106]*(1+[.M$5])" office:value-type="float" office:value="93544.9376137201" calcext:value-type="float">
            <text:p>93544.9376137201</text:p>
          </table:table-cell>
          <table:table-cell table:formula="of:=[.N106]*(1+[.N$5])" office:value-type="float" office:value="229574.047878102" calcext:value-type="float">
            <text:p>229574.047878102</text:p>
          </table:table-cell>
          <table:table-cell table:formula="of:=[.O106]*(1+[.O$5])" office:value-type="float" office:value="558971.911464177" calcext:value-type="float">
            <text:p>558971.911464177</text:p>
          </table:table-cell>
          <table:table-cell table:formula="of:=[.P106]*(1+[.P$5])" office:value-type="float" office:value="1350460.46830532" calcext:value-type="float">
            <text:p>1350460.46830532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7]*(1+[.B$5])" office:value-type="float" office:value="2.75918058739291" calcext:value-type="float">
            <text:p>2.75918058739291</text:p>
          </table:table-cell>
          <table:table-cell table:formula="of:=[.C107]*(1+[.C$5])" office:value-type="float" office:value="7.53732982142975" calcext:value-type="float">
            <text:p>7.53732982142975</text:p>
          </table:table-cell>
          <table:table-cell table:formula="of:=[.D107]*(1+[.D$5])" office:value-type="float" office:value="20.3890466684904" calcext:value-type="float">
            <text:p>20.3890466684904</text:p>
          </table:table-cell>
          <table:table-cell table:formula="of:=[.E107]*(1+[.E$5])" office:value-type="float" office:value="54.626151956106" calcext:value-type="float">
            <text:p>54.626151956106</text:p>
          </table:table-cell>
          <table:table-cell table:formula="of:=[.F107]*(1+[.F$5])" office:value-type="float" office:value="144.98013677555" calcext:value-type="float">
            <text:p>144.98013677555</text:p>
          </table:table-cell>
          <table:table-cell table:formula="of:=[.G107]*(1+[.G$5])" office:value-type="float" office:value="381.239821036878" calcext:value-type="float">
            <text:p>381.239821036878</text:p>
          </table:table-cell>
          <table:table-cell table:formula="of:=[.H107]*(1+[.H$5])" office:value-type="float" office:value="993.448421140993" calcext:value-type="float">
            <text:p>993.448421140993</text:p>
          </table:table-cell>
          <table:table-cell table:formula="of:=[.I107]*(1+[.I$5])" office:value-type="float" office:value="2565.80152939649" calcext:value-type="float">
            <text:p>2565.80152939649</text:p>
          </table:table-cell>
          <table:table-cell table:formula="of:=[.J107]*(1+[.J$5])" office:value-type="float" office:value="6569.05336476838" calcext:value-type="float">
            <text:p>6569.05336476838</text:p>
          </table:table-cell>
          <table:table-cell table:formula="of:=[.K107]*(1+[.K$5])" office:value-type="float" office:value="16674.5409311851" calcext:value-type="float">
            <text:p>16674.5409311851</text:p>
          </table:table-cell>
          <table:table-cell table:formula="of:=[.L107]*(1+[.L$5])" office:value-type="float" office:value="41970.4703497289" calcext:value-type="float">
            <text:p>41970.4703497289</text:p>
          </table:table-cell>
          <table:table-cell table:formula="of:=[.M107]*(1+[.M$5])" office:value-type="float" office:value="104770.330127366" calcext:value-type="float">
            <text:p>104770.330127366</text:p>
          </table:table-cell>
          <table:table-cell table:formula="of:=[.N107]*(1+[.N$5])" office:value-type="float" office:value="259418.674102255" calcext:value-type="float">
            <text:p>259418.674102255</text:p>
          </table:table-cell>
          <table:table-cell table:formula="of:=[.O107]*(1+[.O$5])" office:value-type="float" office:value="637227.979069162" calcext:value-type="float">
            <text:p>637227.979069162</text:p>
          </table:table-cell>
          <table:table-cell table:formula="of:=[.P107]*(1+[.P$5])" office:value-type="float" office:value="1553029.53855112" calcext:value-type="float">
            <text:p>1553029.5385511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8]*(1+[.B$5])" office:value-type="float" office:value="2.78677239326684" calcext:value-type="float">
            <text:p>2.78677239326684</text:p>
          </table:table-cell>
          <table:table-cell table:formula="of:=[.C108]*(1+[.C$5])" office:value-type="float" office:value="7.68807641785835" calcext:value-type="float">
            <text:p>7.68807641785835</text:p>
          </table:table-cell>
          <table:table-cell table:formula="of:=[.D108]*(1+[.D$5])" office:value-type="float" office:value="21.0007180685451" calcext:value-type="float">
            <text:p>21.0007180685451</text:p>
          </table:table-cell>
          <table:table-cell table:formula="of:=[.E108]*(1+[.E$5])" office:value-type="float" office:value="56.8111980343502" calcext:value-type="float">
            <text:p>56.8111980343502</text:p>
          </table:table-cell>
          <table:table-cell table:formula="of:=[.F108]*(1+[.F$5])" office:value-type="float" office:value="152.229143614328" calcext:value-type="float">
            <text:p>152.229143614328</text:p>
          </table:table-cell>
          <table:table-cell table:formula="of:=[.G108]*(1+[.G$5])" office:value-type="float" office:value="404.11421029909" calcext:value-type="float">
            <text:p>404.11421029909</text:p>
          </table:table-cell>
          <table:table-cell table:formula="of:=[.H108]*(1+[.H$5])" office:value-type="float" office:value="1062.98981062086" calcext:value-type="float">
            <text:p>1062.98981062086</text:p>
          </table:table-cell>
          <table:table-cell table:formula="of:=[.I108]*(1+[.I$5])" office:value-type="float" office:value="2771.06565174821" calcext:value-type="float">
            <text:p>2771.06565174821</text:p>
          </table:table-cell>
          <table:table-cell table:formula="of:=[.J108]*(1+[.J$5])" office:value-type="float" office:value="7160.26816759754" calcext:value-type="float">
            <text:p>7160.26816759754</text:p>
          </table:table-cell>
          <table:table-cell table:formula="of:=[.K108]*(1+[.K$5])" office:value-type="float" office:value="18341.9950243036" calcext:value-type="float">
            <text:p>18341.9950243036</text:p>
          </table:table-cell>
          <table:table-cell table:formula="of:=[.L108]*(1+[.L$5])" office:value-type="float" office:value="46587.222088199" calcext:value-type="float">
            <text:p>46587.222088199</text:p>
          </table:table-cell>
          <table:table-cell table:formula="of:=[.M108]*(1+[.M$5])" office:value-type="float" office:value="117342.76974265" calcext:value-type="float">
            <text:p>117342.76974265</text:p>
          </table:table-cell>
          <table:table-cell table:formula="of:=[.N108]*(1+[.N$5])" office:value-type="float" office:value="293143.101735548" calcext:value-type="float">
            <text:p>293143.101735548</text:p>
          </table:table-cell>
          <table:table-cell table:formula="of:=[.O108]*(1+[.O$5])" office:value-type="float" office:value="726439.896138845" calcext:value-type="float">
            <text:p>726439.896138845</text:p>
          </table:table-cell>
          <table:table-cell table:formula="of:=[.P108]*(1+[.P$5])" office:value-type="float" office:value="1785983.96933378" calcext:value-type="float">
            <text:p>1785983.96933378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9]*(1+[.B$5])" office:value-type="float" office:value="2.81464011719951" calcext:value-type="float">
            <text:p>2.81464011719951</text:p>
          </table:table-cell>
          <table:table-cell table:formula="of:=[.C109]*(1+[.C$5])" office:value-type="float" office:value="7.84183794621552" calcext:value-type="float">
            <text:p>7.84183794621552</text:p>
          </table:table-cell>
          <table:table-cell table:formula="of:=[.D109]*(1+[.D$5])" office:value-type="float" office:value="21.6307396106015" calcext:value-type="float">
            <text:p>21.6307396106015</text:p>
          </table:table-cell>
          <table:table-cell table:formula="of:=[.E109]*(1+[.E$5])" office:value-type="float" office:value="59.0836459557242" calcext:value-type="float">
            <text:p>59.0836459557242</text:p>
          </table:table-cell>
          <table:table-cell table:formula="of:=[.F109]*(1+[.F$5])" office:value-type="float" office:value="159.840600795044" calcext:value-type="float">
            <text:p>159.840600795044</text:p>
          </table:table-cell>
          <table:table-cell table:formula="of:=[.G109]*(1+[.G$5])" office:value-type="float" office:value="428.361062917036" calcext:value-type="float">
            <text:p>428.361062917036</text:p>
          </table:table-cell>
          <table:table-cell table:formula="of:=[.H109]*(1+[.H$5])" office:value-type="float" office:value="1137.39909736432" calcext:value-type="float">
            <text:p>1137.39909736432</text:p>
          </table:table-cell>
          <table:table-cell table:formula="of:=[.I109]*(1+[.I$5])" office:value-type="float" office:value="2992.75090388807" calcext:value-type="float">
            <text:p>2992.75090388807</text:p>
          </table:table-cell>
          <table:table-cell table:formula="of:=[.J109]*(1+[.J$5])" office:value-type="float" office:value="7804.69230268132" calcext:value-type="float">
            <text:p>7804.69230268132</text:p>
          </table:table-cell>
          <table:table-cell table:formula="of:=[.K109]*(1+[.K$5])" office:value-type="float" office:value="20176.194526734" calcext:value-type="float">
            <text:p>20176.194526734</text:p>
          </table:table-cell>
          <table:table-cell table:formula="of:=[.L109]*(1+[.L$5])" office:value-type="float" office:value="51711.8165179009" calcext:value-type="float">
            <text:p>51711.8165179009</text:p>
          </table:table-cell>
          <table:table-cell table:formula="of:=[.M109]*(1+[.M$5])" office:value-type="float" office:value="131423.902111769" calcext:value-type="float">
            <text:p>131423.902111769</text:p>
          </table:table-cell>
          <table:table-cell table:formula="of:=[.N109]*(1+[.N$5])" office:value-type="float" office:value="331251.704961169" calcext:value-type="float">
            <text:p>331251.704961169</text:p>
          </table:table-cell>
          <table:table-cell table:formula="of:=[.O109]*(1+[.O$5])" office:value-type="float" office:value="828141.481598284" calcext:value-type="float">
            <text:p>828141.481598284</text:p>
          </table:table-cell>
          <table:table-cell table:formula="of:=[.P109]*(1+[.P$5])" office:value-type="float" office:value="2053881.56473385" calcext:value-type="float">
            <text:p>2053881.56473385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10]*(1+[.B$5])" office:value-type="float" office:value="2.8427865183715" calcext:value-type="float">
            <text:p>2.8427865183715</text:p>
          </table:table-cell>
          <table:table-cell table:formula="of:=[.C110]*(1+[.C$5])" office:value-type="float" office:value="7.99867470513983" calcext:value-type="float">
            <text:p>7.99867470513983</text:p>
          </table:table-cell>
          <table:table-cell table:formula="of:=[.D110]*(1+[.D$5])" office:value-type="float" office:value="22.2796617989195" calcext:value-type="float">
            <text:p>22.2796617989195</text:p>
          </table:table-cell>
          <table:table-cell table:formula="of:=[.E110]*(1+[.E$5])" office:value-type="float" office:value="61.4469917939532" calcext:value-type="float">
            <text:p>61.4469917939532</text:p>
          </table:table-cell>
          <table:table-cell table:formula="of:=[.F110]*(1+[.F$5])" office:value-type="float" office:value="167.832630834796" calcext:value-type="float">
            <text:p>167.832630834796</text:p>
          </table:table-cell>
          <table:table-cell table:formula="of:=[.G110]*(1+[.G$5])" office:value-type="float" office:value="454.062726692058" calcext:value-type="float">
            <text:p>454.062726692058</text:p>
          </table:table-cell>
          <table:table-cell table:formula="of:=[.H110]*(1+[.H$5])" office:value-type="float" office:value="1217.01703417983" calcext:value-type="float">
            <text:p>1217.01703417983</text:p>
          </table:table-cell>
          <table:table-cell table:formula="of:=[.I110]*(1+[.I$5])" office:value-type="float" office:value="3232.17097619911" calcext:value-type="float">
            <text:p>3232.17097619911</text:p>
          </table:table-cell>
          <table:table-cell table:formula="of:=[.J110]*(1+[.J$5])" office:value-type="float" office:value="8507.11460992264" calcext:value-type="float">
            <text:p>8507.11460992264</text:p>
          </table:table-cell>
          <table:table-cell table:formula="of:=[.K110]*(1+[.K$5])" office:value-type="float" office:value="22193.8139794073" calcext:value-type="float">
            <text:p>22193.8139794073</text:p>
          </table:table-cell>
          <table:table-cell table:formula="of:=[.L110]*(1+[.L$5])" office:value-type="float" office:value="57400.1163348701" calcext:value-type="float">
            <text:p>57400.1163348701</text:p>
          </table:table-cell>
          <table:table-cell table:formula="of:=[.M110]*(1+[.M$5])" office:value-type="float" office:value="147194.770365181" calcext:value-type="float">
            <text:p>147194.770365181</text:p>
          </table:table-cell>
          <table:table-cell table:formula="of:=[.N110]*(1+[.N$5])" office:value-type="float" office:value="374314.426606121" calcext:value-type="float">
            <text:p>374314.426606121</text:p>
          </table:table-cell>
          <table:table-cell table:formula="of:=[.O110]*(1+[.O$5])" office:value-type="float" office:value="944081.289022043" calcext:value-type="float">
            <text:p>944081.289022043</text:p>
          </table:table-cell>
          <table:table-cell table:formula="of:=[.P110]*(1+[.P$5])" office:value-type="float" office:value="2361963.79944393" calcext:value-type="float">
            <text:p>2361963.79944393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11]*(1+[.B$5])" office:value-type="float" office:value="2.87121438355522" calcext:value-type="float">
            <text:p>2.87121438355522</text:p>
          </table:table-cell>
          <table:table-cell table:formula="of:=[.C111]*(1+[.C$5])" office:value-type="float" office:value="8.15864819924262" calcext:value-type="float">
            <text:p>8.15864819924262</text:p>
          </table:table-cell>
          <table:table-cell table:formula="of:=[.D111]*(1+[.D$5])" office:value-type="float" office:value="22.9480516528871" calcext:value-type="float">
            <text:p>22.9480516528871</text:p>
          </table:table-cell>
          <table:table-cell table:formula="of:=[.E111]*(1+[.E$5])" office:value-type="float" office:value="63.9048714657113" calcext:value-type="float">
            <text:p>63.9048714657113</text:p>
          </table:table-cell>
          <table:table-cell table:formula="of:=[.F111]*(1+[.F$5])" office:value-type="float" office:value="176.224262376536" calcext:value-type="float">
            <text:p>176.224262376536</text:p>
          </table:table-cell>
          <table:table-cell table:formula="of:=[.G111]*(1+[.G$5])" office:value-type="float" office:value="481.306490293582" calcext:value-type="float">
            <text:p>481.306490293582</text:p>
          </table:table-cell>
          <table:table-cell table:formula="of:=[.H111]*(1+[.H$5])" office:value-type="float" office:value="1302.20822657241" calcext:value-type="float">
            <text:p>1302.20822657241</text:p>
          </table:table-cell>
          <table:table-cell table:formula="of:=[.I111]*(1+[.I$5])" office:value-type="float" office:value="3490.74465429504" calcext:value-type="float">
            <text:p>3490.74465429504</text:p>
          </table:table-cell>
          <table:table-cell table:formula="of:=[.J111]*(1+[.J$5])" office:value-type="float" office:value="9272.75492481567" calcext:value-type="float">
            <text:p>9272.75492481567</text:p>
          </table:table-cell>
          <table:table-cell table:formula="of:=[.K111]*(1+[.K$5])" office:value-type="float" office:value="24413.1953773481" calcext:value-type="float">
            <text:p>24413.1953773481</text:p>
          </table:table-cell>
          <table:table-cell table:formula="of:=[.L111]*(1+[.L$5])" office:value-type="float" office:value="63714.1291317058" calcext:value-type="float">
            <text:p>63714.1291317058</text:p>
          </table:table-cell>
          <table:table-cell table:formula="of:=[.M111]*(1+[.M$5])" office:value-type="float" office:value="164858.142809003" calcext:value-type="float">
            <text:p>164858.142809003</text:p>
          </table:table-cell>
          <table:table-cell table:formula="of:=[.N111]*(1+[.N$5])" office:value-type="float" office:value="422975.302064917" calcext:value-type="float">
            <text:p>422975.302064917</text:p>
          </table:table-cell>
          <table:table-cell table:formula="of:=[.O111]*(1+[.O$5])" office:value-type="float" office:value="1076252.66948513" calcext:value-type="float">
            <text:p>1076252.66948513</text:p>
          </table:table-cell>
          <table:table-cell table:formula="of:=[.P111]*(1+[.P$5])" office:value-type="float" office:value="2716258.36936052" calcext:value-type="float">
            <text:p>2716258.36936052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12]*(1+[.B$5])" office:value-type="float" office:value="2.89992652739077" calcext:value-type="float">
            <text:p>2.89992652739077</text:p>
          </table:table-cell>
          <table:table-cell table:formula="of:=[.C112]*(1+[.C$5])" office:value-type="float" office:value="8.32182116322747" calcext:value-type="float">
            <text:p>8.32182116322747</text:p>
          </table:table-cell>
          <table:table-cell table:formula="of:=[.D112]*(1+[.D$5])" office:value-type="float" office:value="23.6364932024737" calcext:value-type="float">
            <text:p>23.6364932024737</text:p>
          </table:table-cell>
          <table:table-cell table:formula="of:=[.E112]*(1+[.E$5])" office:value-type="float" office:value="66.4610663243398" calcext:value-type="float">
            <text:p>66.4610663243398</text:p>
          </table:table-cell>
          <table:table-cell table:formula="of:=[.F112]*(1+[.F$5])" office:value-type="float" office:value="185.035475495363" calcext:value-type="float">
            <text:p>185.035475495363</text:p>
          </table:table-cell>
          <table:table-cell table:formula="of:=[.G112]*(1+[.G$5])" office:value-type="float" office:value="510.184879711196" calcext:value-type="float">
            <text:p>510.184879711196</text:p>
          </table:table-cell>
          <table:table-cell table:formula="of:=[.H112]*(1+[.H$5])" office:value-type="float" office:value="1393.36280243248" calcext:value-type="float">
            <text:p>1393.36280243248</text:p>
          </table:table-cell>
          <table:table-cell table:formula="of:=[.I112]*(1+[.I$5])" office:value-type="float" office:value="3770.00422663865" calcext:value-type="float">
            <text:p>3770.00422663865</text:p>
          </table:table-cell>
          <table:table-cell table:formula="of:=[.J112]*(1+[.J$5])" office:value-type="float" office:value="10107.3028680491" calcext:value-type="float">
            <text:p>10107.3028680491</text:p>
          </table:table-cell>
          <table:table-cell table:formula="of:=[.K112]*(1+[.K$5])" office:value-type="float" office:value="26854.5149150829" calcext:value-type="float">
            <text:p>26854.5149150829</text:p>
          </table:table-cell>
          <table:table-cell table:formula="of:=[.L112]*(1+[.L$5])" office:value-type="float" office:value="70722.6833361934" calcext:value-type="float">
            <text:p>70722.6833361934</text:p>
          </table:table-cell>
          <table:table-cell table:formula="of:=[.M112]*(1+[.M$5])" office:value-type="float" office:value="184641.119946083" calcext:value-type="float">
            <text:p>184641.119946083</text:p>
          </table:table-cell>
          <table:table-cell table:formula="of:=[.N112]*(1+[.N$5])" office:value-type="float" office:value="477962.091333356" calcext:value-type="float">
            <text:p>477962.091333356</text:p>
          </table:table-cell>
          <table:table-cell table:formula="of:=[.O112]*(1+[.O$5])" office:value-type="float" office:value="1226928.04321305" calcext:value-type="float">
            <text:p>1226928.04321305</text:p>
          </table:table-cell>
          <table:table-cell table:formula="of:=[.P112]*(1+[.P$5])" office:value-type="float" office:value="3123697.1247646" calcext:value-type="float">
            <text:p>3123697.1247646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3]*(1+[.B$5])" office:value-type="float" office:value="2.92892579266468" calcext:value-type="float">
            <text:p>2.92892579266468</text:p>
          </table:table-cell>
          <table:table-cell table:formula="of:=[.C113]*(1+[.C$5])" office:value-type="float" office:value="8.48825758649202" calcext:value-type="float">
            <text:p>8.48825758649202</text:p>
          </table:table-cell>
          <table:table-cell table:formula="of:=[.D113]*(1+[.D$5])" office:value-type="float" office:value="24.3455879985479" calcext:value-type="float">
            <text:p>24.3455879985479</text:p>
          </table:table-cell>
          <table:table-cell table:formula="of:=[.E113]*(1+[.E$5])" office:value-type="float" office:value="69.1195089773134" calcext:value-type="float">
            <text:p>69.1195089773134</text:p>
          </table:table-cell>
          <table:table-cell table:formula="of:=[.F113]*(1+[.F$5])" office:value-type="float" office:value="194.287249270131" calcext:value-type="float">
            <text:p>194.287249270131</text:p>
          </table:table-cell>
          <table:table-cell table:formula="of:=[.G113]*(1+[.G$5])" office:value-type="float" office:value="540.795972493868" calcext:value-type="float">
            <text:p>540.795972493868</text:p>
          </table:table-cell>
          <table:table-cell table:formula="of:=[.H113]*(1+[.H$5])" office:value-type="float" office:value="1490.89819860276" calcext:value-type="float">
            <text:p>1490.89819860276</text:p>
          </table:table-cell>
          <table:table-cell table:formula="of:=[.I113]*(1+[.I$5])" office:value-type="float" office:value="4071.60456476974" calcext:value-type="float">
            <text:p>4071.60456476974</text:p>
          </table:table-cell>
          <table:table-cell table:formula="of:=[.J113]*(1+[.J$5])" office:value-type="float" office:value="11016.9601261735" calcext:value-type="float">
            <text:p>11016.9601261735</text:p>
          </table:table-cell>
          <table:table-cell table:formula="of:=[.K113]*(1+[.K$5])" office:value-type="float" office:value="29539.9664065912" calcext:value-type="float">
            <text:p>29539.9664065912</text:p>
          </table:table-cell>
          <table:table-cell table:formula="of:=[.L113]*(1+[.L$5])" office:value-type="float" office:value="78502.1785031747" calcext:value-type="float">
            <text:p>78502.1785031747</text:p>
          </table:table-cell>
          <table:table-cell table:formula="of:=[.M113]*(1+[.M$5])" office:value-type="float" office:value="206798.054339613" calcext:value-type="float">
            <text:p>206798.054339613</text:p>
          </table:table-cell>
          <table:table-cell table:formula="of:=[.N113]*(1+[.N$5])" office:value-type="float" office:value="540097.163206692" calcext:value-type="float">
            <text:p>540097.163206692</text:p>
          </table:table-cell>
          <table:table-cell table:formula="of:=[.O113]*(1+[.O$5])" office:value-type="float" office:value="1398697.96926288" calcext:value-type="float">
            <text:p>1398697.96926288</text:p>
          </table:table-cell>
          <table:table-cell table:formula="of:=[.P113]*(1+[.P$5])" office:value-type="float" office:value="3592251.69347929" calcext:value-type="float">
            <text:p>3592251.69347929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4]*(1+[.B$5])" office:value-type="float" office:value="2.95821505059132" calcext:value-type="float">
            <text:p>2.95821505059132</text:p>
          </table:table-cell>
          <table:table-cell table:formula="of:=[.C114]*(1+[.C$5])" office:value-type="float" office:value="8.65802273822187" calcext:value-type="float">
            <text:p>8.65802273822187</text:p>
          </table:table-cell>
          <table:table-cell table:formula="of:=[.D114]*(1+[.D$5])" office:value-type="float" office:value="25.0759556385044" calcext:value-type="float">
            <text:p>25.0759556385044</text:p>
          </table:table-cell>
          <table:table-cell table:formula="of:=[.E114]*(1+[.E$5])" office:value-type="float" office:value="71.8842893364059" calcext:value-type="float">
            <text:p>71.8842893364059</text:p>
          </table:table-cell>
          <table:table-cell table:formula="of:=[.F114]*(1+[.F$5])" office:value-type="float" office:value="204.001611733637" calcext:value-type="float">
            <text:p>204.001611733637</text:p>
          </table:table-cell>
          <table:table-cell table:formula="of:=[.G114]*(1+[.G$5])" office:value-type="float" office:value="573.2437308435" calcext:value-type="float">
            <text:p>573.2437308435</text:p>
          </table:table-cell>
          <table:table-cell table:formula="of:=[.H114]*(1+[.H$5])" office:value-type="float" office:value="1595.26107250495" calcext:value-type="float">
            <text:p>1595.26107250495</text:p>
          </table:table-cell>
          <table:table-cell table:formula="of:=[.I114]*(1+[.I$5])" office:value-type="float" office:value="4397.33292995132" calcext:value-type="float">
            <text:p>4397.33292995132</text:p>
          </table:table-cell>
          <table:table-cell table:formula="of:=[.J114]*(1+[.J$5])" office:value-type="float" office:value="12008.4865375291" calcext:value-type="float">
            <text:p>12008.4865375291</text:p>
          </table:table-cell>
          <table:table-cell table:formula="of:=[.K114]*(1+[.K$5])" office:value-type="float" office:value="32493.9630472503" calcext:value-type="float">
            <text:p>32493.9630472503</text:p>
          </table:table-cell>
          <table:table-cell table:formula="of:=[.L114]*(1+[.L$5])" office:value-type="float" office:value="87137.4181385239" calcext:value-type="float">
            <text:p>87137.4181385239</text:p>
          </table:table-cell>
          <table:table-cell table:formula="of:=[.M114]*(1+[.M$5])" office:value-type="float" office:value="231613.820860366" calcext:value-type="float">
            <text:p>231613.820860366</text:p>
          </table:table-cell>
          <table:table-cell table:formula="of:=[.N114]*(1+[.N$5])" office:value-type="float" office:value="610309.794423562" calcext:value-type="float">
            <text:p>610309.794423562</text:p>
          </table:table-cell>
          <table:table-cell table:formula="of:=[.O114]*(1+[.O$5])" office:value-type="float" office:value="1594515.68495968" calcext:value-type="float">
            <text:p>1594515.68495968</text:p>
          </table:table-cell>
          <table:table-cell table:formula="of:=[.P114]*(1+[.P$5])" office:value-type="float" office:value="4131089.44750118" calcext:value-type="float">
            <text:p>4131089.44750118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7" table:formula="of:=[.B115]*(1+[.B$5])" office:value-type="float" office:value="2.98779720109723" calcext:value-type="float">
            <text:p>2.98779720109723</text:p>
          </table:table-cell>
          <table:table-cell table:formula="of:=[.C115]*(1+[.C$5])" office:value-type="float" office:value="8.8311831929863" calcext:value-type="float">
            <text:p>8.8311831929863</text:p>
          </table:table-cell>
          <table:table-cell table:formula="of:=[.D115]*(1+[.D$5])" office:value-type="float" office:value="25.8282343076595" calcext:value-type="float">
            <text:p>25.8282343076595</text:p>
          </table:table-cell>
          <table:table-cell table:formula="of:=[.E115]*(1+[.E$5])" office:value-type="float" office:value="74.7596609098622" calcext:value-type="float">
            <text:p>74.7596609098622</text:p>
          </table:table-cell>
          <table:table-cell table:formula="of:=[.F115]*(1+[.F$5])" office:value-type="float" office:value="214.201692320319" calcext:value-type="float">
            <text:p>214.201692320319</text:p>
          </table:table-cell>
          <table:table-cell table:formula="of:=[.G115]*(1+[.G$5])" office:value-type="float" office:value="607.63835469411" calcext:value-type="float">
            <text:p>607.63835469411</text:p>
          </table:table-cell>
          <table:table-cell table:formula="of:=[.H115]*(1+[.H$5])" office:value-type="float" office:value="1706.9293475803" calcext:value-type="float">
            <text:p>1706.9293475803</text:p>
          </table:table-cell>
          <table:table-cell table:formula="of:=[.I115]*(1+[.I$5])" office:value-type="float" office:value="4749.11956434742" calcext:value-type="float">
            <text:p>4749.11956434742</text:p>
          </table:table-cell>
          <table:table-cell table:formula="of:=[.J115]*(1+[.J$5])" office:value-type="float" office:value="13089.2503259067" calcext:value-type="float">
            <text:p>13089.2503259067</text:p>
          </table:table-cell>
          <table:table-cell table:formula="of:=[.K115]*(1+[.K$5])" office:value-type="float" office:value="35743.3593519753" calcext:value-type="float">
            <text:p>35743.3593519753</text:p>
          </table:table-cell>
          <table:table-cell table:formula="of:=[.L115]*(1+[.L$5])" office:value-type="float" office:value="96722.5341337615" calcext:value-type="float">
            <text:p>96722.5341337615</text:p>
          </table:table-cell>
          <table:table-cell table:formula="of:=[.M115]*(1+[.M$5])" office:value-type="float" office:value="259407.47936361" calcext:value-type="float">
            <text:p>259407.47936361</text:p>
          </table:table-cell>
          <table:table-cell table:formula="of:=[.N115]*(1+[.N$5])" office:value-type="float" office:value="689650.067698625" calcext:value-type="float">
            <text:p>689650.067698625</text:p>
          </table:table-cell>
          <table:table-cell table:formula="of:=[.O115]*(1+[.O$5])" office:value-type="float" office:value="1817747.88085403" calcext:value-type="float">
            <text:p>1817747.88085403</text:p>
          </table:table-cell>
          <table:table-cell table:formula="of:=[.P115]*(1+[.P$5])" office:value-type="float" office:value="4750752.86462636" calcext:value-type="float">
            <text:p>4750752.86462636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7" table:formula="of:=[.B116]*(1+[.B$5])" office:value-type="float" office:value="3.0176751731082" calcext:value-type="float">
            <text:p>3.0176751731082</text:p>
          </table:table-cell>
          <table:table-cell table:formula="of:=[.C116]*(1+[.C$5])" office:value-type="float" office:value="9.00780685684603" calcext:value-type="float">
            <text:p>9.00780685684603</text:p>
          </table:table-cell>
          <table:table-cell table:formula="of:=[.D116]*(1+[.D$5])" office:value-type="float" office:value="26.6030813368893" calcext:value-type="float">
            <text:p>26.6030813368893</text:p>
          </table:table-cell>
          <table:table-cell table:formula="of:=[.E116]*(1+[.E$5])" office:value-type="float" office:value="77.7500473462567" calcext:value-type="float">
            <text:p>77.7500473462567</text:p>
          </table:table-cell>
          <table:table-cell table:formula="of:=[.F116]*(1+[.F$5])" office:value-type="float" office:value="224.911776936335" calcext:value-type="float">
            <text:p>224.911776936335</text:p>
          </table:table-cell>
          <table:table-cell table:formula="of:=[.G116]*(1+[.G$5])" office:value-type="float" office:value="644.096655975757" calcext:value-type="float">
            <text:p>644.096655975757</text:p>
          </table:table-cell>
          <table:table-cell table:formula="of:=[.H116]*(1+[.H$5])" office:value-type="float" office:value="1826.41440191092" calcext:value-type="float">
            <text:p>1826.41440191092</text:p>
          </table:table-cell>
          <table:table-cell table:formula="of:=[.I116]*(1+[.I$5])" office:value-type="float" office:value="5129.04912949522" calcext:value-type="float">
            <text:p>5129.04912949522</text:p>
          </table:table-cell>
          <table:table-cell table:formula="of:=[.J116]*(1+[.J$5])" office:value-type="float" office:value="14267.2828552383" calcext:value-type="float">
            <text:p>14267.2828552383</text:p>
          </table:table-cell>
          <table:table-cell table:formula="of:=[.K116]*(1+[.K$5])" office:value-type="float" office:value="39317.6952871729" calcext:value-type="float">
            <text:p>39317.6952871729</text:p>
          </table:table-cell>
          <table:table-cell table:formula="of:=[.L116]*(1+[.L$5])" office:value-type="float" office:value="107362.012888475" calcext:value-type="float">
            <text:p>107362.012888475</text:p>
          </table:table-cell>
          <table:table-cell table:formula="of:=[.M116]*(1+[.M$5])" office:value-type="float" office:value="290536.376887244" calcext:value-type="float">
            <text:p>290536.376887244</text:p>
          </table:table-cell>
          <table:table-cell table:formula="of:=[.N116]*(1+[.N$5])" office:value-type="float" office:value="779304.576499446" calcext:value-type="float">
            <text:p>779304.576499446</text:p>
          </table:table-cell>
          <table:table-cell table:formula="of:=[.O116]*(1+[.O$5])" office:value-type="float" office:value="2072232.5841736" calcext:value-type="float">
            <text:p>2072232.5841736</text:p>
          </table:table-cell>
          <table:table-cell table:formula="of:=[.P116]*(1+[.P$5])" office:value-type="float" office:value="5463365.79432031" calcext:value-type="float">
            <text:p>5463365.79432031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7]*(1+[.B$5])" office:value-type="float" office:value="3.04785192483928" calcext:value-type="float">
            <text:p>3.04785192483928</text:p>
          </table:table-cell>
          <table:table-cell table:formula="of:=[.C117]*(1+[.C$5])" office:value-type="float" office:value="9.18796299398295" calcext:value-type="float">
            <text:p>9.18796299398295</text:p>
          </table:table-cell>
          <table:table-cell table:formula="of:=[.D117]*(1+[.D$5])" office:value-type="float" office:value="27.401173776996" calcext:value-type="float">
            <text:p>27.401173776996</text:p>
          </table:table-cell>
          <table:table-cell table:formula="of:=[.E117]*(1+[.E$5])" office:value-type="float" office:value="80.8600492401069" calcext:value-type="float">
            <text:p>80.8600492401069</text:p>
          </table:table-cell>
          <table:table-cell table:formula="of:=[.F117]*(1+[.F$5])" office:value-type="float" office:value="236.157365783152" calcext:value-type="float">
            <text:p>236.157365783152</text:p>
          </table:table-cell>
          <table:table-cell table:formula="of:=[.G117]*(1+[.G$5])" office:value-type="float" office:value="682.742455334302" calcext:value-type="float">
            <text:p>682.742455334302</text:p>
          </table:table-cell>
          <table:table-cell table:formula="of:=[.H117]*(1+[.H$5])" office:value-type="float" office:value="1954.26341004468" calcext:value-type="float">
            <text:p>1954.26341004468</text:p>
          </table:table-cell>
          <table:table-cell table:formula="of:=[.I117]*(1+[.I$5])" office:value-type="float" office:value="5539.37305985484" calcext:value-type="float">
            <text:p>5539.37305985484</text:p>
          </table:table-cell>
          <table:table-cell table:formula="of:=[.J117]*(1+[.J$5])" office:value-type="float" office:value="15551.3383122098" calcext:value-type="float">
            <text:p>15551.3383122098</text:p>
          </table:table-cell>
          <table:table-cell table:formula="of:=[.K117]*(1+[.K$5])" office:value-type="float" office:value="43249.4648158902" calcext:value-type="float">
            <text:p>43249.4648158902</text:p>
          </table:table-cell>
          <table:table-cell table:formula="of:=[.L117]*(1+[.L$5])" office:value-type="float" office:value="119171.834306208" calcext:value-type="float">
            <text:p>119171.834306208</text:p>
          </table:table-cell>
          <table:table-cell table:formula="of:=[.M117]*(1+[.M$5])" office:value-type="float" office:value="325400.742113713" calcext:value-type="float">
            <text:p>325400.742113713</text:p>
          </table:table-cell>
          <table:table-cell table:formula="of:=[.N117]*(1+[.N$5])" office:value-type="float" office:value="880614.171444374" calcext:value-type="float">
            <text:p>880614.171444374</text:p>
          </table:table-cell>
          <table:table-cell table:formula="of:=[.O117]*(1+[.O$5])" office:value-type="float" office:value="2362345.1459579" calcext:value-type="float">
            <text:p>2362345.1459579</text:p>
          </table:table-cell>
          <table:table-cell table:formula="of:=[.P117]*(1+[.P$5])" office:value-type="float" office:value="6282870.66346835" calcext:value-type="float">
            <text:p>6282870.66346835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8]*(1+[.B$5])" office:value-type="float" office:value="3.07833044408767" calcext:value-type="float">
            <text:p>3.07833044408767</text:p>
          </table:table-cell>
          <table:table-cell table:formula="of:=[.C118]*(1+[.C$5])" office:value-type="float" office:value="9.37172225386261" calcext:value-type="float">
            <text:p>9.37172225386261</text:p>
          </table:table-cell>
          <table:table-cell table:formula="of:=[.D118]*(1+[.D$5])" office:value-type="float" office:value="28.2232089903059" calcext:value-type="float">
            <text:p>28.2232089903059</text:p>
          </table:table-cell>
          <table:table-cell table:formula="of:=[.E118]*(1+[.E$5])" office:value-type="float" office:value="84.0944512097112" calcext:value-type="float">
            <text:p>84.0944512097112</text:p>
          </table:table-cell>
          <table:table-cell table:formula="of:=[.F118]*(1+[.F$5])" office:value-type="float" office:value="247.96523407231" calcext:value-type="float">
            <text:p>247.96523407231</text:p>
          </table:table-cell>
          <table:table-cell table:formula="of:=[.G118]*(1+[.G$5])" office:value-type="float" office:value="723.707002654361" calcext:value-type="float">
            <text:p>723.707002654361</text:p>
          </table:table-cell>
          <table:table-cell table:formula="of:=[.H118]*(1+[.H$5])" office:value-type="float" office:value="2091.06184874781" calcext:value-type="float">
            <text:p>2091.06184874781</text:p>
          </table:table-cell>
          <table:table-cell table:formula="of:=[.I118]*(1+[.I$5])" office:value-type="float" office:value="5982.52290464322" calcext:value-type="float">
            <text:p>5982.52290464322</text:p>
          </table:table-cell>
          <table:table-cell table:formula="of:=[.J118]*(1+[.J$5])" office:value-type="float" office:value="16950.9587603087" calcext:value-type="float">
            <text:p>16950.9587603087</text:p>
          </table:table-cell>
          <table:table-cell table:formula="of:=[.K118]*(1+[.K$5])" office:value-type="float" office:value="47574.4112974792" calcext:value-type="float">
            <text:p>47574.4112974792</text:p>
          </table:table-cell>
          <table:table-cell table:formula="of:=[.L118]*(1+[.L$5])" office:value-type="float" office:value="132280.73607989" calcext:value-type="float">
            <text:p>132280.73607989</text:p>
          </table:table-cell>
          <table:table-cell table:formula="of:=[.M118]*(1+[.M$5])" office:value-type="float" office:value="364448.831167358" calcext:value-type="float">
            <text:p>364448.831167358</text:p>
          </table:table-cell>
          <table:table-cell table:formula="of:=[.N118]*(1+[.N$5])" office:value-type="float" office:value="995094.013732143" calcext:value-type="float">
            <text:p>995094.013732143</text:p>
          </table:table-cell>
          <table:table-cell table:formula="of:=[.O118]*(1+[.O$5])" office:value-type="float" office:value="2693073.46639201" calcext:value-type="float">
            <text:p>2693073.46639201</text:p>
          </table:table-cell>
          <table:table-cell table:formula="of:=[.P118]*(1+[.P$5])" office:value-type="float" office:value="7225301.26298861" calcext:value-type="float">
            <text:p>7225301.26298861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9]*(1+[.B$5])" office:value-type="float" office:value="3.10911374852855" calcext:value-type="float">
            <text:p>3.10911374852855</text:p>
          </table:table-cell>
          <table:table-cell table:formula="of:=[.C119]*(1+[.C$5])" office:value-type="float" office:value="9.55915669893986" calcext:value-type="float">
            <text:p>9.55915669893986</text:p>
          </table:table-cell>
          <table:table-cell table:formula="of:=[.D119]*(1+[.D$5])" office:value-type="float" office:value="29.069905260015" calcext:value-type="float">
            <text:p>29.069905260015</text:p>
          </table:table-cell>
          <table:table-cell table:formula="of:=[.E119]*(1+[.E$5])" office:value-type="float" office:value="87.4582292580996" calcext:value-type="float">
            <text:p>87.4582292580996</text:p>
          </table:table-cell>
          <table:table-cell table:formula="of:=[.F119]*(1+[.F$5])" office:value-type="float" office:value="260.363495775925" calcext:value-type="float">
            <text:p>260.363495775925</text:p>
          </table:table-cell>
          <table:table-cell table:formula="of:=[.G119]*(1+[.G$5])" office:value-type="float" office:value="767.129422813622" calcext:value-type="float">
            <text:p>767.129422813622</text:p>
          </table:table-cell>
          <table:table-cell table:formula="of:=[.H119]*(1+[.H$5])" office:value-type="float" office:value="2237.43617816016" calcext:value-type="float">
            <text:p>2237.43617816016</text:p>
          </table:table-cell>
          <table:table-cell table:formula="of:=[.I119]*(1+[.I$5])" office:value-type="float" office:value="6461.12473701468" calcext:value-type="float">
            <text:p>6461.12473701468</text:p>
          </table:table-cell>
          <table:table-cell table:formula="of:=[.J119]*(1+[.J$5])" office:value-type="float" office:value="18476.5450487365" calcext:value-type="float">
            <text:p>18476.5450487365</text:p>
          </table:table-cell>
          <table:table-cell table:formula="of:=[.K119]*(1+[.K$5])" office:value-type="float" office:value="52331.8524272271" calcext:value-type="float">
            <text:p>52331.8524272271</text:p>
          </table:table-cell>
          <table:table-cell table:formula="of:=[.L119]*(1+[.L$5])" office:value-type="float" office:value="146831.617048678" calcext:value-type="float">
            <text:p>146831.617048678</text:p>
          </table:table-cell>
          <table:table-cell table:formula="of:=[.M119]*(1+[.M$5])" office:value-type="float" office:value="408182.690907441" calcext:value-type="float">
            <text:p>408182.690907441</text:p>
          </table:table-cell>
          <table:table-cell table:formula="of:=[.N119]*(1+[.N$5])" office:value-type="float" office:value="1124456.23551732" calcext:value-type="float">
            <text:p>1124456.23551732</text:p>
          </table:table-cell>
          <table:table-cell table:formula="of:=[.O119]*(1+[.O$5])" office:value-type="float" office:value="3070103.75168689" calcext:value-type="float">
            <text:p>3070103.75168689</text:p>
          </table:table-cell>
          <table:table-cell table:formula="of:=[.P119]*(1+[.P$5])" office:value-type="float" office:value="8309096.4524369" calcext:value-type="float">
            <text:p>8309096.4524369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20]*(1+[.B$5])" office:value-type="float" office:value="3.14020488601384" calcext:value-type="float">
            <text:p>3.14020488601384</text:p>
          </table:table-cell>
          <table:table-cell table:formula="of:=[.C120]*(1+[.C$5])" office:value-type="float" office:value="9.75033983291866" calcext:value-type="float">
            <text:p>9.75033983291866</text:p>
          </table:table-cell>
          <table:table-cell table:formula="of:=[.D120]*(1+[.D$5])" office:value-type="float" office:value="29.9420024178155" calcext:value-type="float">
            <text:p>29.9420024178155</text:p>
          </table:table-cell>
          <table:table-cell table:formula="of:=[.E120]*(1+[.E$5])" office:value-type="float" office:value="90.9565584284236" calcext:value-type="float">
            <text:p>90.9565584284236</text:p>
          </table:table-cell>
          <table:table-cell table:formula="of:=[.F120]*(1+[.F$5])" office:value-type="float" office:value="273.381670564721" calcext:value-type="float">
            <text:p>273.381670564721</text:p>
          </table:table-cell>
          <table:table-cell table:formula="of:=[.G120]*(1+[.G$5])" office:value-type="float" office:value="813.15718818244" calcext:value-type="float">
            <text:p>813.15718818244</text:p>
          </table:table-cell>
          <table:table-cell table:formula="of:=[.H120]*(1+[.H$5])" office:value-type="float" office:value="2394.05671063137" calcext:value-type="float">
            <text:p>2394.05671063137</text:p>
          </table:table-cell>
          <table:table-cell table:formula="of:=[.I120]*(1+[.I$5])" office:value-type="float" office:value="6978.01471597586" calcext:value-type="float">
            <text:p>6978.01471597586</text:p>
          </table:table-cell>
          <table:table-cell table:formula="of:=[.J120]*(1+[.J$5])" office:value-type="float" office:value="20139.4341031227" calcext:value-type="float">
            <text:p>20139.4341031227</text:p>
          </table:table-cell>
          <table:table-cell table:formula="of:=[.K120]*(1+[.K$5])" office:value-type="float" office:value="57565.0376699498" calcext:value-type="float">
            <text:p>57565.0376699498</text:p>
          </table:table-cell>
          <table:table-cell table:formula="of:=[.L120]*(1+[.L$5])" office:value-type="float" office:value="162983.094924033" calcext:value-type="float">
            <text:p>162983.094924033</text:p>
          </table:table-cell>
          <table:table-cell table:formula="of:=[.M120]*(1+[.M$5])" office:value-type="float" office:value="457164.613816334" calcext:value-type="float">
            <text:p>457164.613816334</text:p>
          </table:table-cell>
          <table:table-cell table:formula="of:=[.N120]*(1+[.N$5])" office:value-type="float" office:value="1270635.54613457" calcext:value-type="float">
            <text:p>1270635.54613457</text:p>
          </table:table-cell>
          <table:table-cell table:formula="of:=[.O120]*(1+[.O$5])" office:value-type="float" office:value="3499918.27692305" calcext:value-type="float">
            <text:p>3499918.27692305</text:p>
          </table:table-cell>
          <table:table-cell table:formula="of:=[.P120]*(1+[.P$5])" office:value-type="float" office:value="9555460.92030243" calcext:value-type="float">
            <text:p>9555460.92030243</text:p>
          </table:table-cell>
          <table:table-cell table:number-columns-repeated="1007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3:49:14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winston</meta:initial-creator>
    <meta:creation-date>2018-07-27T14:08:26Z</meta:creation-date>
    <dc:date>2018-08-01T13:52:49.625000000</dc:date>
    <meta:editing-duration>PT58M59S</meta:editing-duration>
    <meta:editing-cycles>26</meta:editing-cycles>
    <meta:document-statistic meta:table-count="1" meta:cell-count="2014" meta:object-count="0"/>
  </office:meta>
</office:document-meta>
</file>